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216cm"/>
    </style:style>
    <style:style style:name="co12" style:family="table-column">
      <style:table-column-properties fo:break-before="auto" style:column-width="0.3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 style:data-style-name="N11"/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51" style:family="table-cell" style:parent-style-name="Default" style:data-style-name="N0"/>
    <style:style style:name="ce52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>
      <style:text-properties fo:font-style="normal" style:font-style-asian="normal" style:font-style-complex="normal"/>
    </style:style>
    <style:style style:name="ce54" style:family="table-cell" style:parent-style-name="Default" style:data-style-name="N11">
      <style:text-properties fo:font-style="normal" style:font-style-asian="normal" style:font-style-complex="normal"/>
    </style:style>
    <style:style style:name="ce55" style:family="table-cell" style:parent-style-name="Default" style:data-style-name="N11"/>
    <style:style style:name="ce5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1">
      <style:text-properties fo:font-size="11pt" style:font-size-asian="11pt" style:font-size-complex="11pt"/>
    </style:style>
    <style:style style:name="ce6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number-columns-repeated="3" table:default-cell-style-name="ce47"/>
        <table:table-column table:style-name="co4" table:default-cell-style-name="ce47"/>
        <table:table-column table:style-name="co5" table:default-cell-style-name="ce47"/>
        <table:table-column table:style-name="co2" table:default-cell-style-name="ce47"/>
        <table:table-column table:style-name="co3" table:number-columns-repeated="16372" table:default-cell-style-name="ce47"/>
        <table:table-column table:style-name="co3" table:number-columns-repeated="4" table:default-cell-style-name="Default"/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2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52" calcext:value-type="percentage">
            <text:p>15,20%</text:p>
          </table:table-cell>
          <table:table-cell table:style-name="ce48" table:formula="of:=AVERAGE([.I2:.I11])" office:value-type="percentage" office:value="0.17767" calcext:value-type="percentage">
            <text:p>17,77%</text:p>
          </table:table-cell>
          <table:table-cell table:style-name="ce48" table:formula="of:=AVERAGE([.J2:.J11])" office:value-type="percentage" office:value="0.233" calcext:value-type="percentage">
            <text:p>23,30%</text:p>
          </table:table-cell>
          <table:table-cell table:style-name="ce48" table:formula="of:=AVERAGE([.K2:.K11])" office:value-type="percentage" office:value="0.23566" calcext:value-type="percentage">
            <text:p>23,5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15:.B24])" office:value-type="percentage" office:value="0.43429" calcext:value-type="percentage">
            <text:p>43,43%</text:p>
          </table:table-cell>
          <table:table-cell table:style-name="ce48" table:formula="of:=AVERAGE([.C15:.C24])" office:value-type="percentage" office:value="0.37425" calcext:value-type="percentage">
            <text:p>37,43%</text:p>
          </table:table-cell>
          <table:table-cell table:style-name="ce48" table:formula="of:=AVERAGE([.D15:.D24])" office:value-type="percentage" office:value="0.26092" calcext:value-type="percentage">
            <text:p>26,09%</text:p>
          </table:table-cell>
          <table:table-cell table:style-name="ce48" table:formula="of:=AVERAGE([.E15:.E24])" office:value-type="percentage" office:value="0.30556" calcext:value-type="percentage">
            <text:p>30,56%</text:p>
          </table:table-cell>
          <table:table-cell table:style-name="ce48" table:number-columns-repeated="2"/>
          <table:table-cell table:style-name="ce48" table:formula="of:=AVERAGE([.H15:.H24])" office:value-type="percentage" office:value="0.29295" calcext:value-type="percentage">
            <text:p>29,29%</text:p>
          </table:table-cell>
          <table:table-cell table:style-name="ce48" table:formula="of:=AVERAGE([.I15:.I24])" office:value-type="percentage" office:value="0.08537" calcext:value-type="percentage">
            <text:p>8,54%</text:p>
          </table:table-cell>
          <table:table-cell table:style-name="ce48" table:formula="of:=AVERAGE([.J15:.J24])" office:value-type="percentage" office:value="0.07742" calcext:value-type="percentage">
            <text:p>7,74%</text:p>
          </table:table-cell>
          <table:table-cell table:style-name="ce48" table:formula="of:=AVERAGE([.K15:.K24])" office:value-type="percentage" office:value="0.07785" calcext:value-type="percentage">
            <text:p>7,7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8:.B37])" office:value-type="percentage" office:value="0.63123" calcext:value-type="percentage">
            <text:p>63,12%</text:p>
          </table:table-cell>
          <table:table-cell table:style-name="ce48" table:formula="of:=AVERAGE([.C28:.C37])" office:value-type="percentage" office:value="0.45639" calcext:value-type="percentage">
            <text:p>45,64%</text:p>
          </table:table-cell>
          <table:table-cell table:style-name="ce48" table:formula="of:=AVERAGE([.D28:.D37])" office:value-type="percentage" office:value="0.08592" calcext:value-type="percentage">
            <text:p>8,59%</text:p>
          </table:table-cell>
          <table:table-cell table:style-name="ce48" table:formula="of:=AVERAGE([.E28:.E37])" office:value-type="percentage" office:value="0.09582" calcext:value-type="percentage">
            <text:p>9,58%</text:p>
          </table:table-cell>
          <table:table-cell table:style-name="ce48" table:number-columns-repeated="2"/>
          <table:table-cell table:style-name="ce48" table:formula="of:=AVERAGE([.H28:.H37])" office:value-type="percentage" office:value="0.82777" calcext:value-type="percentage">
            <text:p>82,78%</text:p>
          </table:table-cell>
          <table:table-cell table:style-name="ce48" table:formula="of:=AVERAGE([.I28:.I37])" office:value-type="percentage" office:value="0.82062" calcext:value-type="percentage">
            <text:p>82,06%</text:p>
          </table:table-cell>
          <table:table-cell table:style-name="ce48" table:formula="of:=AVERAGE([.J28:.J37])" office:value-type="percentage" office:value="0.61953" calcext:value-type="percentage">
            <text:p>61,95%</text:p>
          </table:table-cell>
          <table:table-cell table:style-name="ce48" table:formula="of:=AVERAGE([.K28:.K37])" office:value-type="percentage" office:value="0.58873" calcext:value-type="percentage">
            <text:p>58,8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41:.B50])" office:value-type="percentage" office:value="0.6095" calcext:value-type="percentage">
            <text:p>60,95%</text:p>
          </table:table-cell>
          <table:table-cell table:style-name="ce48" table:formula="of:=AVERAGE([.C41:.C50])" office:value-type="percentage" office:value="0.53949" calcext:value-type="percentage">
            <text:p>53,95%</text:p>
          </table:table-cell>
          <table:table-cell table:style-name="ce48" table:formula="of:=AVERAGE([.D41:.D50])" office:value-type="percentage" office:value="0.31717" calcext:value-type="percentage">
            <text:p>31,72%</text:p>
          </table:table-cell>
          <table:table-cell table:style-name="ce48" table:formula="of:=AVERAGE([.E41:.E50])" office:value-type="percentage" office:value="0.3277" calcext:value-type="percentage">
            <text:p>32,77%</text:p>
          </table:table-cell>
          <table:table-cell table:style-name="ce48" table:number-columns-repeated="2"/>
          <table:table-cell table:style-name="ce48" table:formula="of:=AVERAGE([.H41:.H50])" office:value-type="percentage" office:value="0.43085" calcext:value-type="percentage">
            <text:p>43,09%</text:p>
          </table:table-cell>
          <table:table-cell table:style-name="ce48" table:formula="of:=AVERAGE([.I41:.I50])" office:value-type="percentage" office:value="0.3921" calcext:value-type="percentage">
            <text:p>39,21%</text:p>
          </table:table-cell>
          <table:table-cell table:style-name="ce48" table:formula="of:=AVERAGE([.J41:.J50])" office:value-type="percentage" office:value="0.19321" calcext:value-type="percentage">
            <text:p>19,32%</text:p>
          </table:table-cell>
          <table:table-cell table:style-name="ce48" table:formula="of:=AVERAGE([.K41:.K50])" office:value-type="percentage" office:value="0.23631" calcext:value-type="percentage">
            <text:p>23,63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54:.B63])" office:value-type="percentage" office:value="0.14623" calcext:value-type="percentage">
            <text:p>14,62%</text:p>
          </table:table-cell>
          <table:table-cell table:style-name="ce48" table:formula="of:=AVERAGE([.C54:.C63])" office:value-type="percentage" office:value="0.07696" calcext:value-type="percentage">
            <text:p>7,70%</text:p>
          </table:table-cell>
          <table:table-cell table:style-name="ce48" table:formula="of:=AVERAGE([.D54:.D63])" office:value-type="percentage" office:value="0.07536" calcext:value-type="percentage">
            <text:p>7,54%</text:p>
          </table:table-cell>
          <table:table-cell table:style-name="ce48" table:formula="of:=AVERAGE([.E54:.E63])" office:value-type="percentage" office:value="0.07754" calcext:value-type="percentage">
            <text:p>7,75%</text:p>
          </table:table-cell>
          <table:table-cell table:style-name="ce48" table:number-columns-repeated="2"/>
          <table:table-cell table:style-name="ce48" table:formula="of:=AVERAGE([.H54:.H63])" office:value-type="percentage" office:value="0.19648" calcext:value-type="percentage">
            <text:p>19,65%</text:p>
          </table:table-cell>
          <table:table-cell table:style-name="ce48" table:formula="of:=AVERAGE([.I54:.I63])" office:value-type="percentage" office:value="0.12496" calcext:value-type="percentage">
            <text:p>12,50%</text:p>
          </table:table-cell>
          <table:table-cell table:style-name="ce48" table:formula="of:=AVERAGE([.J54:.J63])" office:value-type="percentage" office:value="0.16084" calcext:value-type="percentage">
            <text:p>16,08%</text:p>
          </table:table-cell>
          <table:table-cell table:style-name="ce48" table:formula="of:=AVERAGE([.K54:.K63])" office:value-type="percentage" office:value="0.15742" calcext:value-type="percentage">
            <text:p>15,74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67:.B76])" office:value-type="percentage" office:value="0.42785" calcext:value-type="percentage">
            <text:p>42,79%</text:p>
          </table:table-cell>
          <table:table-cell table:style-name="ce48" table:formula="of:=AVERAGE([.C67:.C76])" office:value-type="percentage" office:value="0.4149" calcext:value-type="percentage">
            <text:p>41,49%</text:p>
          </table:table-cell>
          <table:table-cell table:style-name="ce48" table:formula="of:=AVERAGE([.D67:.D76])" office:value-type="percentage" office:value="0.34824" calcext:value-type="percentage">
            <text:p>34,82%</text:p>
          </table:table-cell>
          <table:table-cell table:style-name="ce48" table:formula="of:=AVERAGE([.E67:.E76])" office:value-type="percentage" office:value="0.37167" calcext:value-type="percentage">
            <text:p>37,17%</text:p>
          </table:table-cell>
          <table:table-cell table:style-name="ce48" table:number-columns-repeated="2"/>
          <table:table-cell table:style-name="ce48" table:formula="of:=AVERAGE([.H67:.H76])" office:value-type="percentage" office:value="0.4796" calcext:value-type="percentage">
            <text:p>47,96%</text:p>
          </table:table-cell>
          <table:table-cell table:style-name="ce48" table:formula="of:=AVERAGE([.I67:.I76])" office:value-type="percentage" office:value="0.33484" calcext:value-type="percentage">
            <text:p>33,48%</text:p>
          </table:table-cell>
          <table:table-cell table:style-name="ce48" table:formula="of:=AVERAGE([.J67:.J76])" office:value-type="percentage" office:value="0.16779" calcext:value-type="percentage">
            <text:p>16,78%</text:p>
          </table:table-cell>
          <table:table-cell table:style-name="ce48" table:formula="of:=AVERAGE([.K67:.K76])" office:value-type="percentage" office:value="0.1825" calcext:value-type="percentage">
            <text:p>18,25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80:.B89])" office:value-type="percentage" office:value="0.26403" calcext:value-type="percentage">
            <text:p>26,40%</text:p>
          </table:table-cell>
          <table:table-cell table:style-name="ce48" table:formula="of:=AVERAGE([.C80:.C89])" office:value-type="percentage" office:value="0.27701" calcext:value-type="percentage">
            <text:p>27,70%</text:p>
          </table:table-cell>
          <table:table-cell table:style-name="ce48" table:formula="of:=AVERAGE([.D80:.D89])" office:value-type="percentage" office:value="0.15544" calcext:value-type="percentage">
            <text:p>15,54%</text:p>
          </table:table-cell>
          <table:table-cell table:style-name="ce48" table:formula="of:=AVERAGE([.E80:.E89])" office:value-type="percentage" office:value="0.18684" calcext:value-type="percentage">
            <text:p>18,68%</text:p>
          </table:table-cell>
          <table:table-cell table:style-name="ce48" table:number-columns-repeated="2"/>
          <table:table-cell table:style-name="ce48" table:formula="of:=AVERAGE([.H80:.H89])" office:value-type="percentage" office:value="0.44113" calcext:value-type="percentage">
            <text:p>44,11%</text:p>
          </table:table-cell>
          <table:table-cell table:style-name="ce48" table:formula="of:=AVERAGE([.I80:.I89])" office:value-type="percentage" office:value="0.36092" calcext:value-type="percentage">
            <text:p>36,09%</text:p>
          </table:table-cell>
          <table:table-cell table:style-name="ce48" table:formula="of:=AVERAGE([.J80:.J89])" office:value-type="percentage" office:value="0.25965" calcext:value-type="percentage">
            <text:p>25,97%</text:p>
          </table:table-cell>
          <table:table-cell table:style-name="ce48" table:formula="of:=AVERAGE([.K80:.K89])" office:value-type="percentage" office:value="0.32688" calcext:value-type="percentage">
            <text:p>32,6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5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5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5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5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5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5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5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5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5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5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93:.B102])" office:value-type="percentage" office:value="0.07309" calcext:value-type="percentage">
            <text:p>7,31%</text:p>
          </table:table-cell>
          <table:table-cell table:style-name="ce48" table:formula="of:=AVERAGE([.C93:.C102])" office:value-type="percentage" office:value="0.05345" calcext:value-type="percentage">
            <text:p>5,35%</text:p>
          </table:table-cell>
          <table:table-cell table:style-name="ce48" table:formula="of:=AVERAGE([.D93:.D102])" office:value-type="percentage" office:value="0.07432" calcext:value-type="percentage">
            <text:p>7,43%</text:p>
          </table:table-cell>
          <table:table-cell table:style-name="ce48" table:formula="of:=AVERAGE([.E93:.E102])" office:value-type="percentage" office:value="0.07464" calcext:value-type="percentage">
            <text:p>7,46%</text:p>
          </table:table-cell>
          <table:table-cell table:style-name="ce48" table:number-columns-repeated="2"/>
          <table:table-cell table:style-name="ce48" table:formula="of:=AVERAGE([.H93:.H102])" office:value-type="percentage" office:value="0.36812" calcext:value-type="percentage">
            <text:p>36,81%</text:p>
          </table:table-cell>
          <table:table-cell table:style-name="ce48" table:formula="of:=AVERAGE([.I93:.I102])" office:value-type="percentage" office:value="0.37737" calcext:value-type="percentage">
            <text:p>37,74%</text:p>
          </table:table-cell>
          <table:table-cell table:style-name="ce48" table:formula="of:=AVERAGE([.J93:.J102])" office:value-type="percentage" office:value="0.31631" calcext:value-type="percentage">
            <text:p>31,63%</text:p>
          </table:table-cell>
          <table:table-cell table:style-name="ce48" table:formula="of:=AVERAGE([.K93:.K102])" office:value-type="percentage" office:value="0.34283" calcext:value-type="percentage">
            <text:p>34,28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54"/>
          <table:table-cell table:style-name="ce54" table:formula="of:=STDEV([.H93:.H102])" office:value-type="percentage" office:value="0.040892808387023" calcext:value-type="percentage">
            <text:p>4,09%</text:p>
          </table:table-cell>
          <table:table-cell table:style-name="ce54" table:formula="of:=STDEV([.I93:.I102])" office:value-type="percentage" office:value="0.0344673130177951" calcext:value-type="percentage">
            <text:p>3,45%</text:p>
          </table:table-cell>
          <table:table-cell table:style-name="ce54" table:formula="of:=STDEV([.J93:.J102])" office:value-type="percentage" office:value="0.045329324577658" calcext:value-type="percentage">
            <text:p>4,53%</text:p>
          </table:table-cell>
          <table:table-cell table:style-name="ce54" table:formula="of:=STDEV([.K93:.K102])" office:value-type="percentage" office:value="0.046163286278167" calcext:value-type="percentage">
            <text:p>4,62%</text:p>
          </table:table-cell>
          <table:table-cell table:style-name="ce54"/>
          <table:table-cell table:number-columns-repeated="16372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53"/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06:.B115])" office:value-type="percentage" office:value="0.289" calcext:value-type="percentage">
            <text:p>28,90%</text:p>
          </table:table-cell>
          <table:table-cell table:style-name="ce46" table:formula="of:=AVERAGE([.C106:.C115])" office:value-type="percentage" office:value="0.21251" calcext:value-type="percentage">
            <text:p>21,25%</text:p>
          </table:table-cell>
          <table:table-cell table:style-name="ce46" table:formula="of:=AVERAGE([.D106:.D115])" office:value-type="percentage" office:value="0.260942857142857" calcext:value-type="percentage">
            <text:p>26,09%</text:p>
          </table:table-cell>
          <table:table-cell table:style-name="ce46" table:formula="of:=AVERAGE([.E106:.E115])" office:value-type="percentage" office:value="0.24151" calcext:value-type="percentage">
            <text:p>24,15%</text:p>
          </table:table-cell>
          <table:table-cell table:style-name="ce46" table:number-columns-repeated="2"/>
          <table:table-cell table:style-name="ce46" table:formula="of:=AVERAGE([.H106:.H115])" office:value-type="percentage" office:value="0.500428571428571" calcext:value-type="percentage">
            <text:p>50,04%</text:p>
          </table:table-cell>
          <table:table-cell table:style-name="ce46" table:formula="of:=AVERAGE([.I106:.I115])" office:value-type="percentage" office:value="0.47689" calcext:value-type="percentage">
            <text:p>47,69%</text:p>
          </table:table-cell>
          <table:table-cell table:style-name="ce46" table:formula="of:=AVERAGE([.J106:.J115])" office:value-type="percentage" office:value="0.42644" calcext:value-type="percentage">
            <text:p>42,64%</text:p>
          </table:table-cell>
          <table:table-cell table:style-name="ce46" table:formula="of:=AVERAGE([.K106:.K115])" office:value-type="percentage" office:value="0.4463" calcext:value-type="percentage">
            <text:p>44,63%</text:p>
          </table:table-cell>
          <table:table-cell table:style-name="ce56"/>
          <table:table-cell table:style-name="ce46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19:.B128])" office:value-type="percentage" office:value="0.58134" calcext:value-type="percentage">
            <text:p>58,13%</text:p>
          </table:table-cell>
          <table:table-cell table:style-name="ce46" table:formula="of:=AVERAGE([.C119:.C128])" office:value-type="percentage" office:value="0.57134" calcext:value-type="percentage">
            <text:p>57,13%</text:p>
          </table:table-cell>
          <table:table-cell table:style-name="ce46" table:formula="of:=AVERAGE([.D119:.D128])" office:value-type="percentage" office:value="0.47066" calcext:value-type="percentage">
            <text:p>47,07%</text:p>
          </table:table-cell>
          <table:table-cell table:style-name="ce46" table:formula="of:=AVERAGE([.E119:.E128])" office:value-type="percentage" office:value="0.48044" calcext:value-type="percentage">
            <text:p>48,04%</text:p>
          </table:table-cell>
          <table:table-cell table:style-name="ce46" table:number-columns-repeated="2"/>
          <table:table-cell table:style-name="ce46" table:formula="of:=AVERAGE([.H119:.H128])" office:value-type="percentage" office:value="0.3647" calcext:value-type="percentage">
            <text:p>36,47%</text:p>
          </table:table-cell>
          <table:table-cell table:style-name="ce46" table:formula="of:=AVERAGE([.I119:.I128])" office:value-type="percentage" office:value="0.3309" calcext:value-type="percentage">
            <text:p>33,09%</text:p>
          </table:table-cell>
          <table:table-cell table:style-name="ce46" table:formula="of:=AVERAGE([.J119:.J128])" office:value-type="percentage" office:value="0.06041" calcext:value-type="percentage">
            <text:p>6,04%</text:p>
          </table:table-cell>
          <table:table-cell table:style-name="ce46" table:formula="of:=AVERAGE([.K119:.K128])" office:value-type="percentage" office:value="0.07035" calcext:value-type="percentage">
            <text:p>7,03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32:.B141])" office:value-type="percentage" office:value="0.58214" calcext:value-type="percentage">
            <text:p>58,21%</text:p>
          </table:table-cell>
          <table:table-cell table:style-name="ce46" table:formula="of:=AVERAGE([.C132:.C141])" office:value-type="percentage" office:value="0.58471" calcext:value-type="percentage">
            <text:p>58,47%</text:p>
          </table:table-cell>
          <table:table-cell table:style-name="ce46" table:formula="of:=AVERAGE([.D132:.D141])" office:value-type="percentage" office:value="0.26881" calcext:value-type="percentage">
            <text:p>26,88%</text:p>
          </table:table-cell>
          <table:table-cell table:style-name="ce46" table:formula="of:=AVERAGE([.E132:.E141])" office:value-type="percentage" office:value="0.24333" calcext:value-type="percentage">
            <text:p>24,33%</text:p>
          </table:table-cell>
          <table:table-cell table:style-name="ce46" table:number-columns-repeated="2"/>
          <table:table-cell table:style-name="ce46" table:formula="of:=AVERAGE([.H132:.H141])" office:value-type="percentage" office:value="0.54167" calcext:value-type="percentage">
            <text:p>54,17%</text:p>
          </table:table-cell>
          <table:table-cell table:style-name="ce46" table:formula="of:=AVERAGE([.I132:.I141])" office:value-type="percentage" office:value="0.41533" calcext:value-type="percentage">
            <text:p>41,53%</text:p>
          </table:table-cell>
          <table:table-cell table:style-name="ce46" table:formula="of:=AVERAGE([.J132:.J141])" office:value-type="percentage" office:value="0.06934" calcext:value-type="percentage">
            <text:p>6,93%</text:p>
          </table:table-cell>
          <table:table-cell table:style-name="ce46" table:formula="of:=AVERAGE([.K132:.K141])" office:value-type="percentage" office:value="0.11813" calcext:value-type="percentage">
            <text:p>11,81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45:.B154])" office:value-type="percentage" office:value="0.18268" calcext:value-type="percentage">
            <text:p>18,27%</text:p>
          </table:table-cell>
          <table:table-cell table:style-name="ce46" table:formula="of:=AVERAGE([.C145:.C154])" office:value-type="percentage" office:value="0.10432" calcext:value-type="percentage">
            <text:p>10,43%</text:p>
          </table:table-cell>
          <table:table-cell table:style-name="ce46" table:formula="of:=AVERAGE([.D145:.D154])" office:value-type="percentage" office:value="0.09434" calcext:value-type="percentage">
            <text:p>9,43%</text:p>
          </table:table-cell>
          <table:table-cell table:style-name="ce46" table:formula="of:=AVERAGE([.E145:.E154])" office:value-type="percentage" office:value="0.07834" calcext:value-type="percentage">
            <text:p>7,83%</text:p>
          </table:table-cell>
          <table:table-cell table:style-name="ce46" table:number-columns-repeated="2"/>
          <table:table-cell table:style-name="ce46" table:formula="of:=AVERAGE([.H145:.H154])" office:value-type="percentage" office:value="0.594955555555556" calcext:value-type="percentage">
            <text:p>59,50%</text:p>
          </table:table-cell>
          <table:table-cell table:style-name="ce46" table:formula="of:=AVERAGE([.I145:.I154])" office:value-type="percentage" office:value="0.45746" calcext:value-type="percentage">
            <text:p>45,75%</text:p>
          </table:table-cell>
          <table:table-cell table:style-name="ce46" table:formula="of:=AVERAGE([.J145:.J154])" office:value-type="percentage" office:value="0.05206" calcext:value-type="percentage">
            <text:p>5,21%</text:p>
          </table:table-cell>
          <table:table-cell table:style-name="ce46" table:formula="of:=AVERAGE([.K145:.K154])" office:value-type="percentage" office:value="0.06967" calcext:value-type="percentage">
            <text:p>6,97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table:formula="of:=COM.MICROSOFT.STDEV.S([.B145:.B154])" office:value-type="percentage" office:value="0.106970035264295" calcext:value-type="percentage">
            <text:p>10,70%</text:p>
          </table:table-cell>
          <table:table-cell table:style-name="ce46" table:formula="of:=COM.MICROSOFT.STDEV.S([.C145:.C154])" office:value-type="percentage" office:value="0.090696242725068" calcext:value-type="percentage">
            <text:p>9,07%</text:p>
          </table:table-cell>
          <table:table-cell table:style-name="ce46" table:formula="of:=COM.MICROSOFT.STDEV.S([.D145:.D154])" office:value-type="percentage" office:value="0.0898710211605746" calcext:value-type="percentage">
            <text:p>8,99%</text:p>
          </table:table-cell>
          <table:table-cell table:style-name="ce46" table:formula="of:=COM.MICROSOFT.STDEV.S([.E145:.E154])" office:value-type="percentage" office:value="0.0957274975008633" calcext:value-type="percentage">
            <text:p>9,57%</text:p>
          </table:table-cell>
          <table:table-cell table:style-name="ce46" table:number-columns-repeated="2"/>
          <table:table-cell table:style-name="ce46" table:formula="of:=STDEV([.H145:.H154])" office:value-type="percentage" office:value="0.0117766836493887" calcext:value-type="percentage">
            <text:p>1,18%</text:p>
          </table:table-cell>
          <table:table-cell table:style-name="ce46" table:formula="of:=STDEV([.I145:.I154])" office:value-type="percentage" office:value="0.028078865124265" calcext:value-type="percentage">
            <text:p>2,81%</text:p>
          </table:table-cell>
          <table:table-cell table:style-name="ce46" table:formula="of:=STDEV([.J145:.J154])" office:value-type="percentage" office:value="0.0217922106369327" calcext:value-type="percentage">
            <text:p>2,18%</text:p>
          </table:table-cell>
          <table:table-cell table:style-name="ce46" table:formula="of:=STDEV([.K145:.K154])" office:value-type="percentage" office:value="0.0193877424048174" calcext:value-type="percentage">
            <text:p>1,94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58:.B167])" office:value-type="percentage" office:value="0.43251" calcext:value-type="percentage">
            <text:p>43,25%</text:p>
          </table:table-cell>
          <table:table-cell table:style-name="ce46" table:formula="of:=AVERAGE([.C158:.C167])" office:value-type="percentage" office:value="0.37149" calcext:value-type="percentage">
            <text:p>37,15%</text:p>
          </table:table-cell>
          <table:table-cell table:style-name="ce46" table:formula="of:=AVERAGE([.D158:.D167])" office:value-type="percentage" office:value="0.35453" calcext:value-type="percentage">
            <text:p>35,45%</text:p>
          </table:table-cell>
          <table:table-cell table:style-name="ce46" table:formula="of:=AVERAGE([.E158:.E167])" office:value-type="percentage" office:value="0.35916" calcext:value-type="percentage">
            <text:p>35,92%</text:p>
          </table:table-cell>
          <table:table-cell table:style-name="ce46" table:number-columns-repeated="2"/>
          <table:table-cell table:style-name="ce46" table:formula="of:=AVERAGE([.H158:.H167])" office:value-type="percentage" office:value="0.78713" calcext:value-type="percentage">
            <text:p>78,71%</text:p>
          </table:table-cell>
          <table:table-cell table:style-name="ce46" table:formula="of:=AVERAGE([.I158:.I167])" office:value-type="percentage" office:value="0.7522" calcext:value-type="percentage">
            <text:p>75,22%</text:p>
          </table:table-cell>
          <table:table-cell table:style-name="ce46" table:formula="of:=AVERAGE([.J158:.J167])" office:value-type="percentage" office:value="0.46573" calcext:value-type="percentage">
            <text:p>46,57%</text:p>
          </table:table-cell>
          <table:table-cell table:style-name="ce46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58:.B167])" office:value-type="percentage" office:value="0.0410621872557006" calcext:value-type="percentage">
            <text:p>4,11%</text:p>
          </table:table-cell>
          <table:table-cell table:style-name="ce46" table:formula="of:=STDEV([.C158:.C167])" office:value-type="percentage" office:value="0.0737906565901131" calcext:value-type="percentage">
            <text:p>7,38%</text:p>
          </table:table-cell>
          <table:table-cell table:style-name="ce46" table:formula="of:=STDEV([.D158:.D167])" office:value-type="percentage" office:value="0.0708948054828028" calcext:value-type="percentage">
            <text:p>7,09%</text:p>
          </table:table-cell>
          <table:table-cell table:style-name="ce46" table:formula="of:=STDEV([.E158:.E167])" office:value-type="percentage" office:value="0.0673442268415704" calcext:value-type="percentage">
            <text:p>6,73%</text:p>
          </table:table-cell>
          <table:table-cell table:style-name="ce46" table:number-columns-repeated="2"/>
          <table:table-cell table:style-name="ce46" table:formula="of:=STDEV([.H158:.H167])" office:value-type="percentage" office:value="0.052739233761762" calcext:value-type="percentage">
            <text:p>5,27%</text:p>
          </table:table-cell>
          <table:table-cell table:style-name="ce46" table:formula="of:=STDEV([.I158:.I167])" office:value-type="percentage" office:value="0.0601752625438579" calcext:value-type="percentage">
            <text:p>6,02%</text:p>
          </table:table-cell>
          <table:table-cell table:style-name="ce46" table:formula="of:=STDEV([.J158:.J167])" office:value-type="percentage" office:value="0.0822060155949673" calcext:value-type="percentage">
            <text:p>8,22%</text:p>
          </table:table-cell>
          <table:table-cell table:style-name="ce46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71:.B180])" office:value-type="percentage" office:value="0.32788" calcext:value-type="percentage">
            <text:p>32,79%</text:p>
          </table:table-cell>
          <table:table-cell table:style-name="ce46" table:formula="of:=AVERAGE([.C171:.C180])" office:value-type="percentage" office:value="0.24524" calcext:value-type="percentage">
            <text:p>24,52%</text:p>
          </table:table-cell>
          <table:table-cell table:style-name="ce46" table:formula="of:=AVERAGE([.D171:.D180])" office:value-type="percentage" office:value="0.27784" calcext:value-type="percentage">
            <text:p>27,78%</text:p>
          </table:table-cell>
          <table:table-cell table:style-name="ce46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56344" calcext:value-type="percentage">
            <text:p>56,34%</text:p>
          </table:table-cell>
          <table:table-cell table:style-name="ce46" table:formula="of:=AVERAGE([.I171:.I180])" office:value-type="percentage" office:value="0.34205" calcext:value-type="percentage">
            <text:p>34,21%</text:p>
          </table:table-cell>
          <table:table-cell table:style-name="ce46" table:formula="of:=AVERAGE([.J171:.J180])" office:value-type="percentage" office:value="0.29386" calcext:value-type="percentage">
            <text:p>29,39%</text:p>
          </table:table-cell>
          <table:table-cell table:style-name="ce46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71:.B180])" office:value-type="percentage" office:value="0.0586516988481815" calcext:value-type="percentage">
            <text:p>5,87%</text:p>
          </table:table-cell>
          <table:table-cell table:style-name="ce46" table:formula="of:=STDEV([.C171:.C180])" office:value-type="percentage" office:value="0.065563136661457" calcext:value-type="percentage">
            <text:p>6,56%</text:p>
          </table:table-cell>
          <table:table-cell table:style-name="ce46" table:formula="of:=STDEV([.D171:.D180])" office:value-type="percentage" office:value="0.0702861484694293" calcext:value-type="percentage">
            <text:p>7,03%</text:p>
          </table:table-cell>
          <table:table-cell table:style-name="ce46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46" table:number-columns-repeated="2"/>
          <table:table-cell table:style-name="ce46" table:formula="of:=AVERAGE([.H183:.H192])" office:value-type="percentage" office:value="0.83585" calcext:value-type="percentage">
            <text:p>83,59%</text:p>
          </table:table-cell>
          <table:table-cell table:style-name="ce46" table:formula="of:=AVERAGE([.I183:.I192])" office:value-type="percentage" office:value="0.6844" calcext:value-type="percentage">
            <text:p>68,44%</text:p>
          </table:table-cell>
          <table:table-cell table:style-name="ce46" table:formula="of:=AVERAGE([.J183:.J192])" office:value-type="percentage" office:value="0.2065625" calcext:value-type="percentage">
            <text:p>20,66%</text:p>
          </table:table-cell>
          <table:table-cell table:style-name="ce46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84:.B193])" office:value-type="percentage" office:value="0.33299" calcext:value-type="percentage">
            <text:p>33,30%</text:p>
          </table:table-cell>
          <table:table-cell table:style-name="ce46" table:formula="of:=AVERAGE([.C184:.C193])" office:value-type="percentage" office:value="0.15966" calcext:value-type="percentage">
            <text:p>15,97%</text:p>
          </table:table-cell>
          <table:table-cell table:style-name="ce46" table:formula="of:=AVERAGE([.D184:.D193])" office:value-type="percentage" office:value="0.03427" calcext:value-type="percentage">
            <text:p>3,43%</text:p>
          </table:table-cell>
          <table:table-cell table:style-name="ce46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84:.B193])" office:value-type="percentage" office:value="0.0223324601819365" calcext:value-type="percentage">
            <text:p>2,23%</text:p>
          </table:table-cell>
          <table:table-cell table:style-name="ce46" table:formula="of:=STDEV([.C184:.C193])" office:value-type="percentage" office:value="0.0197579351147836" calcext:value-type="percentage">
            <text:p>1,98%</text:p>
          </table:table-cell>
          <table:table-cell table:style-name="ce46" table:formula="of:=STDEV([.D184:.D193])" office:value-type="percentage" office:value="0.0222798887888707" calcext:value-type="percentage">
            <text:p>2,23%</text:p>
          </table:table-cell>
          <table:table-cell table:style-name="ce46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50" office:value-type="string" calcext:value-type="string">
            <text:p>GEN</text:p>
          </table:table-cell>
          <table:table-cell table:style-name="ce50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29422.76" calcext:value-type="float">
            <text:p>29422,76</text:p>
          </table:table-cell>
          <table:table-cell table:style-name="ce49" office:value-type="float" office:value="1462.32" calcext:value-type="float">
            <text:p>1462,32</text:p>
          </table:table-cell>
          <table:table-cell table:style-name="ce49" office:value-type="float" office:value="1426.95" calcext:value-type="float">
            <text:p>1426,95</text:p>
          </table:table-cell>
          <table:table-cell table:style-name="ce49" office:value-type="float" office:value="1430.81" calcext:value-type="float">
            <text:p>1430,81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5813.73" calcext:value-type="float">
            <text:p>5813,73</text:p>
          </table:table-cell>
          <table:table-cell table:style-name="ce50" office:value-type="float" office:value="0.542" calcext:value-type="float">
            <text:p>0,542</text:p>
          </table:table-cell>
          <table:table-cell table:style-name="ce50" office:value-type="float" office:value="0.164" calcext:value-type="float">
            <text:p>0,164</text:p>
          </table:table-cell>
          <table:table-cell table:style-name="ce50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/>
          <table:table-cell table:style-name="ce50" office:value-type="float" office:value="1736.35" calcext:value-type="float">
            <text:p>1736,35</text:p>
          </table:table-cell>
          <table:table-cell table:style-name="ce50" office:value-type="float" office:value="1755.84" calcext:value-type="float">
            <text:p>1755,84</text:p>
          </table:table-cell>
          <table:table-cell table:style-name="ce50" office:value-type="float" office:value="1754.56" calcext:value-type="float">
            <text:p>1754,56</text:p>
          </table:table-cell>
          <table:table-cell table:style-name="ce50"/>
          <table:table-cell table:style-name="ce50" office:value-type="string" calcext:value-type="string">
            <text:p>Airfoil_2</text:p>
          </table:table-cell>
          <table:table-cell table:style-name="ce50" office:value-type="float" office:value="5832.207" calcext:value-type="float">
            <text:p>5832,207</text:p>
          </table:table-cell>
          <table:table-cell table:style-name="ce50" office:value-type="float" office:value="0.449" calcext:value-type="float">
            <text:p>0,449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0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/>
          <table:table-cell table:style-name="ce50" office:value-type="float" office:value="2149.24" calcext:value-type="float">
            <text:p>2149,24</text:p>
          </table:table-cell>
          <table:table-cell table:style-name="ce50" office:value-type="float" office:value="2204.52" calcext:value-type="float">
            <text:p>2204,52</text:p>
          </table:table-cell>
          <table:table-cell table:style-name="ce50" office:value-type="float" office:value="2226.36" calcext:value-type="float">
            <text:p>2226,36</text:p>
          </table:table-cell>
          <table:table-cell table:style-name="ce50"/>
          <table:table-cell table:style-name="ce50" office:value-type="string" calcext:value-type="string">
            <text:p>Airfoil_3</text:p>
          </table:table-cell>
          <table:table-cell table:style-name="ce50" office:value-type="float" office:value="5778.01" calcext:value-type="float">
            <text:p>5778,01</text:p>
          </table:table-cell>
          <table:table-cell table:style-name="ce50" office:value-type="float" office:value="0.498" calcext:value-type="float">
            <text:p>0,498</text:p>
          </table:table-cell>
          <table:table-cell table:number-columns-repeated="2" table:style-name="ce50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/>
          <table:table-cell table:style-name="ce50" office:value-type="float" office:value="1813.75" calcext:value-type="float">
            <text:p>1813,75</text:p>
          </table:table-cell>
          <table:table-cell table:style-name="ce50" office:value-type="float" office:value="1819.74" calcext:value-type="float">
            <text:p>1819,74</text:p>
          </table:table-cell>
          <table:table-cell table:style-name="ce50" office:value-type="float" office:value="1816.9" calcext:value-type="float">
            <text:p>1816,9</text:p>
          </table:table-cell>
          <table:table-cell table:style-name="ce50"/>
          <table:table-cell table:style-name="ce50" office:value-type="string" calcext:value-type="string">
            <text:p>Airfoil_4</text:p>
          </table:table-cell>
          <table:table-cell table:style-name="ce50" office:value-type="float" office:value="5813.38" calcext:value-type="float">
            <text:p>5813,38</text:p>
          </table:table-cell>
          <table:table-cell table:style-name="ce50" office:value-type="float" office:value="0.398" calcext:value-type="float">
            <text:p>0,39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/>
          <table:table-cell table:style-name="ce50" office:value-type="float" office:value="1864.51" calcext:value-type="float">
            <text:p>1864,51</text:p>
          </table:table-cell>
          <table:table-cell table:style-name="ce50" office:value-type="float" office:value="1919.22" calcext:value-type="float">
            <text:p>1919,22</text:p>
          </table:table-cell>
          <table:table-cell table:style-name="ce50" office:value-type="float" office:value="1892.79" calcext:value-type="float">
            <text:p>1892,79</text:p>
          </table:table-cell>
          <table:table-cell table:style-name="ce50"/>
          <table:table-cell table:style-name="ce50" office:value-type="string" calcext:value-type="string">
            <text:p>Airfoil_5</text:p>
          </table:table-cell>
          <table:table-cell table:style-name="ce50"/>
          <table:table-cell table:style-name="ce50" office:value-type="float" office:value="0.455" calcext:value-type="float">
            <text:p>0,455</text:p>
          </table:table-cell>
          <table:table-cell table:number-columns-repeated="2" table:style-name="ce50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/>
          <table:table-cell table:style-name="ce50" office:value-type="float" office:value="1897.49" calcext:value-type="float">
            <text:p>1897,49</text:p>
          </table:table-cell>
          <table:table-cell table:style-name="ce50" office:value-type="float" office:value="1893.58" calcext:value-type="float">
            <text:p>1893,58</text:p>
          </table:table-cell>
          <table:table-cell table:style-name="ce50" office:value-type="float" office:value="1892.85" calcext:value-type="float">
            <text:p>1892,85</text:p>
          </table:table-cell>
          <table:table-cell table:style-name="ce50"/>
          <table:table-cell table:style-name="ce50" office:value-type="string" calcext:value-type="string">
            <text:p>Airfoil_6</text:p>
          </table:table-cell>
          <table:table-cell table:style-name="ce50"/>
          <table:table-cell table:style-name="ce50" office:value-type="float" office:value="0.433" calcext:value-type="float">
            <text:p>0,433</text:p>
          </table:table-cell>
          <table:table-cell table:number-columns-repeated="2"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/>
          <table:table-cell table:style-name="ce50" office:value-type="float" office:value="1547.42" calcext:value-type="float">
            <text:p>1547,42</text:p>
          </table:table-cell>
          <table:table-cell table:style-name="ce50"/>
          <table:table-cell table:style-name="ce50" office:value-type="float" office:value="1519.11" calcext:value-type="float">
            <text:p>1519,11</text:p>
          </table:table-cell>
          <table:table-cell table:style-name="ce50"/>
          <table:table-cell table:style-name="ce50" office:value-type="string" calcext:value-type="string">
            <text:p>Airfoil_7</text:p>
          </table:table-cell>
          <table:table-cell table:style-name="ce50"/>
          <table:table-cell table:style-name="ce50" office:value-type="float" office:value="0.469" calcext:value-type="float">
            <text:p>0,469</text:p>
          </table:table-cell>
          <table:table-cell table:style-name="ce50" office:value-type="float" office:value="0.174" calcext:value-type="float">
            <text:p>0,174</text:p>
          </table:table-cell>
          <table:table-cell table:style-name="ce50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/>
          <table:table-cell table:style-name="ce50" office:value-type="float" office:value="1994.57" calcext:value-type="float">
            <text:p>1994,57</text:p>
          </table:table-cell>
          <table:table-cell table:style-name="ce50" office:value-type="float" office:value="1848.84" calcext:value-type="float">
            <text:p>1848,84</text:p>
          </table:table-cell>
          <table:table-cell table:style-name="ce50" office:value-type="float" office:value="1998.25" calcext:value-type="float">
            <text:p>1998,25</text:p>
          </table:table-cell>
          <table:table-cell table:style-name="ce50"/>
          <table:table-cell table:style-name="ce50" office:value-type="string" calcext:value-type="string">
            <text:p>Airfoil_8</text:p>
          </table:table-cell>
          <table:table-cell table:style-name="ce50"/>
          <table:table-cell table:style-name="ce50" office:value-type="float" office:value="0.504" calcext:value-type="float">
            <text:p>0,504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0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/>
          <table:table-cell table:style-name="ce50" office:value-type="float" office:value="1828.23" calcext:value-type="float">
            <text:p>1828,23</text:p>
          </table:table-cell>
          <table:table-cell table:style-name="ce50" office:value-type="float" office:value="1981.38" calcext:value-type="float">
            <text:p>1981,38</text:p>
          </table:table-cell>
          <table:table-cell table:style-name="ce50" office:value-type="float" office:value="1849.76" calcext:value-type="float">
            <text:p>1849,76</text:p>
          </table:table-cell>
          <table:table-cell table:style-name="ce50"/>
          <table:table-cell table:style-name="ce50" office:value-type="string" calcext:value-type="string">
            <text:p>Airfoil_9</text:p>
          </table:table-cell>
          <table:table-cell table:style-name="ce50"/>
          <table:table-cell table:style-name="ce50" office:value-type="float" office:value="0.586" calcext:value-type="float">
            <text:p>0,586</text:p>
          </table:table-cell>
          <table:table-cell table:number-columns-repeated="2" table:style-name="ce50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/>
          <table:table-cell table:style-name="ce50" office:value-type="float" office:value="1872.74" calcext:value-type="float">
            <text:p>1872,74</text:p>
          </table:table-cell>
          <table:table-cell table:style-name="ce50" office:value-type="float" office:value="1911.9" calcext:value-type="float">
            <text:p>1911,9</text:p>
          </table:table-cell>
          <table:table-cell table:style-name="ce50" office:value-type="float" office:value="1910.68" calcext:value-type="float">
            <text:p>1910,68</text:p>
          </table:table-cell>
          <table:table-cell table:style-name="ce50"/>
          <table:table-cell table:style-name="ce50" office:value-type="string" calcext:value-type="string">
            <text:p>Airfoil_10</text:p>
          </table:table-cell>
          <table:table-cell table:style-name="ce50"/>
          <table:table-cell table:style-name="ce50" office:value-type="float" office:value="0.485" calcext:value-type="float">
            <text:p>0,485</text:p>
          </table:table-cell>
          <table:table-cell table:style-name="ce50" office:value-type="float" office:value="0.152" calcext:value-type="float">
            <text:p>0,152</text:p>
          </table:table-cell>
          <table:table-cell table:style-name="ce50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197:.B206])" office:value-type="float" office:value="29422.76" calcext:value-type="float">
            <text:p>29422,76</text:p>
          </table:table-cell>
          <table:table-cell table:style-name="ce49" table:formula="of:=AVERAGE([.C197:.C206])" office:value-type="float" office:value="1816.662" calcext:value-type="float">
            <text:p>1816,662</text:p>
          </table:table-cell>
          <table:table-cell table:style-name="ce49" table:formula="of:=AVERAGE([.D197:.D206])" office:value-type="float" office:value="1862.44111111111" calcext:value-type="float">
            <text:p>1862,44111111111</text:p>
          </table:table-cell>
          <table:table-cell table:style-name="ce49" table:formula="of:=AVERAGE([.E197:.E206])" office:value-type="float" office:value="1829.207" calcext:value-type="float">
            <text:p>1829,207</text:p>
          </table:table-cell>
          <table:table-cell table:style-name="ce49" table:number-columns-repeated="2"/>
          <table:table-cell table:style-name="ce49" table:formula="of:=AVERAGE([.H197:.H206])" office:value-type="float" office:value="5809.33175" calcext:value-type="float">
            <text:p>5809,33175</text:p>
          </table:table-cell>
          <table:table-cell table:style-name="ce49" table:formula="of:=AVERAGE([.I198:.I206])" office:value-type="float" office:value="0.475222222222222" calcext:value-type="float">
            <text:p>0,475222222222222</text:p>
          </table:table-cell>
          <table:table-cell table:style-name="ce49" table:formula="of:=AVERAGE([.J198:.J206])" office:value-type="float" office:value="0.162111111111111" calcext:value-type="float">
            <text:p>0,162111111111111</text:p>
          </table:table-cell>
          <table:table-cell table:style-name="ce49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197:.B206])" office:value-type="string" office:string-value="" calcext:value-type="error">
            <text:p>#DIV/0!</text:p>
          </table:table-cell>
          <table:table-cell table:style-name="ce50" table:formula="of:=STDEV([.C197:.C206])" office:value-type="float" office:value="199.68545948288" calcext:value-type="float">
            <text:p>199,68545948288</text:p>
          </table:table-cell>
          <table:table-cell table:style-name="ce50" table:formula="of:=STDEV([.D197:.D206])" office:value-type="float" office:value="206.406383043527" calcext:value-type="float">
            <text:p>206,406383043527</text:p>
          </table:table-cell>
          <table:table-cell table:style-name="ce50" table:formula="of:=STDEV([.E197:.E206])" office:value-type="float" office:value="226.584176658968" calcext:value-type="float">
            <text:p>226,584176658968</text:p>
          </table:table-cell>
          <table:table-cell table:style-name="ce50" table:number-columns-repeated="2"/>
          <table:table-cell table:style-name="ce50" table:formula="of:=STDEV([.H197:.H206])" office:value-type="float" office:value="22.6573168222394" calcext:value-type="float">
            <text:p>22,6573168222394</text:p>
          </table:table-cell>
          <table:table-cell table:style-name="ce50" table:formula="of:=STDEV([.I197:.I206])" office:value-type="float" office:value="0.0543741155739056" calcext:value-type="float">
            <text:p>0,0543741155739056</text:p>
          </table:table-cell>
          <table:table-cell table:style-name="ce50" table:formula="of:=STDEV([.J197:.J206])" office:value-type="float" office:value="0.0173784668803411" calcext:value-type="float">
            <text:p>0,0173784668803411</text:p>
          </table:table-cell>
          <table:table-cell table:style-name="ce50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5109.71" calcext:value-type="float">
            <text:p>5109,71</text:p>
          </table:table-cell>
          <table:table-cell table:style-name="ce50" office:value-type="float" office:value="4304.92" calcext:value-type="float">
            <text:p>4304,92</text:p>
          </table:table-cell>
          <table:table-cell table:style-name="ce50" office:value-type="float" office:value="1972.22" calcext:value-type="float">
            <text:p>1972,22</text:p>
          </table:table-cell>
          <table:table-cell table:style-name="ce50" office:value-type="float" office:value="1950.62" calcext:value-type="float">
            <text:p>1950,62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0.184" calcext:value-type="float">
            <text:p>0,184</text:p>
          </table:table-cell>
          <table:table-cell table:style-name="ce50" office:value-type="float" office:value="10.19" calcext:value-type="float">
            <text:p>10,19</text:p>
          </table:table-cell>
          <table:table-cell table:style-name="ce50" office:value-type="float" office:value="0.546" calcext:value-type="float">
            <text:p>0,546</text:p>
          </table:table-cell>
          <table:table-cell table:style-name="ce50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3673.111" calcext:value-type="float">
            <text:p>3673,111</text:p>
          </table:table-cell>
          <table:table-cell table:style-name="ce50" office:value-type="float" office:value="2782.92" calcext:value-type="float">
            <text:p>2782,92</text:p>
          </table:table-cell>
          <table:table-cell table:style-name="ce50" office:value-type="float" office:value="1378.49" calcext:value-type="float">
            <text:p>1378,49</text:p>
          </table:table-cell>
          <table:table-cell table:style-name="ce50" office:value-type="float" office:value="1523.07" calcext:value-type="float">
            <text:p>1523,07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213" calcext:value-type="float">
            <text:p>0,213</text:p>
          </table:table-cell>
          <table:table-cell table:style-name="ce50" office:value-type="float" office:value="11.04" calcext:value-type="float">
            <text:p>11,04</text:p>
          </table:table-cell>
          <table:table-cell table:style-name="ce50" office:value-type="float" office:value="0.179" calcext:value-type="float">
            <text:p>0,179</text:p>
          </table:table-cell>
          <table:table-cell table:style-name="ce50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4658.8" calcext:value-type="float">
            <text:p>4658,8</text:p>
          </table:table-cell>
          <table:table-cell table:style-name="ce50" office:value-type="float" office:value="3797.33" calcext:value-type="float">
            <text:p>3797,33</text:p>
          </table:table-cell>
          <table:table-cell table:style-name="ce50" office:value-type="float" office:value="2448.411" calcext:value-type="float">
            <text:p>2448,411</text:p>
          </table:table-cell>
          <table:table-cell table:style-name="ce50" office:value-type="float" office:value="2405.6" calcext:value-type="float">
            <text:p>2405,6</text:p>
          </table:table-cell>
          <table:table-cell table:style-name="ce50"/>
          <table:table-cell table:style-name="ce50" office:value-type="string" calcext:value-type="string">
            <text:p>BK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 office:value-type="float" office:value="25.91" calcext:value-type="float">
            <text:p>25,91</text:p>
          </table:table-cell>
          <table:table-cell table:style-name="ce50" office:value-type="float" office:value="0.146" calcext:value-type="float">
            <text:p>0,146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6809.494" calcext:value-type="float">
            <text:p>6809,494</text:p>
          </table:table-cell>
          <table:table-cell table:style-name="ce50" office:value-type="float" office:value="5529.14" calcext:value-type="float">
            <text:p>5529,14</text:p>
          </table:table-cell>
          <table:table-cell table:style-name="ce50" office:value-type="float" office:value="2111.25" calcext:value-type="float">
            <text:p>2111,25</text:p>
          </table:table-cell>
          <table:table-cell table:style-name="ce50" office:value-type="float" office:value="2321.24" calcext:value-type="float">
            <text:p>2321,24</text:p>
          </table:table-cell>
          <table:table-cell table:style-name="ce50"/>
          <table:table-cell table:style-name="ce50" office:value-type="string" calcext:value-type="string">
            <text:p>BK_4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1.663" calcext:value-type="float">
            <text:p>1,663</text:p>
          </table:table-cell>
          <table:table-cell table:style-name="ce50" office:value-type="float" office:value="2.544" calcext:value-type="float">
            <text:p>2,544</text:p>
          </table:table-cell>
          <table:table-cell table:style-name="ce50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4789.89" calcext:value-type="float">
            <text:p>4789,89</text:p>
          </table:table-cell>
          <table:table-cell table:style-name="ce50" office:value-type="float" office:value="3563.66" calcext:value-type="float">
            <text:p>3563,66</text:p>
          </table:table-cell>
          <table:table-cell table:style-name="ce50" office:value-type="float" office:value="1838.72" calcext:value-type="float">
            <text:p>1838,72</text:p>
          </table:table-cell>
          <table:table-cell table:style-name="ce50" office:value-type="float" office:value="1723.51" calcext:value-type="float">
            <text:p>1723,51</text:p>
          </table:table-cell>
          <table:table-cell table:style-name="ce50"/>
          <table:table-cell table:style-name="ce50" office:value-type="string" calcext:value-type="string">
            <text:p>BK_5</text:p>
          </table:table-cell>
          <table:table-cell table:style-name="ce50" office:value-type="float" office:value="0.522" calcext:value-type="float">
            <text:p>0,522</text:p>
          </table:table-cell>
          <table:table-cell table:style-name="ce50" office:value-type="float" office:value="10.23" calcext:value-type="float">
            <text:p>10,23</text:p>
          </table:table-cell>
          <table:table-cell table:style-name="ce50" office:value-type="float" office:value="0.451" calcext:value-type="float">
            <text:p>0,451</text:p>
          </table:table-cell>
          <table:table-cell table:style-name="ce50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3538.83" calcext:value-type="float">
            <text:p>3538,83</text:p>
          </table:table-cell>
          <table:table-cell table:style-name="ce50" office:value-type="float" office:value="2774.82" calcext:value-type="float">
            <text:p>2774,82</text:p>
          </table:table-cell>
          <table:table-cell table:style-name="ce50" office:value-type="float" office:value="1273.31" calcext:value-type="float">
            <text:p>1273,31</text:p>
          </table:table-cell>
          <table:table-cell table:style-name="ce50" office:value-type="float" office:value="1231.63" calcext:value-type="float">
            <text:p>1231,63</text:p>
          </table:table-cell>
          <table:table-cell table:style-name="ce50"/>
          <table:table-cell table:style-name="ce50" office:value-type="string" calcext:value-type="string">
            <text:p>BK_6</text:p>
          </table:table-cell>
          <table:table-cell table:style-name="ce50" office:value-type="float" office:value="10.432" calcext:value-type="float">
            <text:p>10,432</text:p>
          </table:table-cell>
          <table:table-cell table:style-name="ce50" office:value-type="float" office:value="11.06" calcext:value-type="float">
            <text:p>11,06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4169.341" calcext:value-type="float">
            <text:p>4169,341</text:p>
          </table:table-cell>
          <table:table-cell table:style-name="ce50" office:value-type="float" office:value="3856.9" calcext:value-type="float">
            <text:p>3856,9</text:p>
          </table:table-cell>
          <table:table-cell table:style-name="ce50" office:value-type="float" office:value="1824.29" calcext:value-type="float">
            <text:p>1824,29</text:p>
          </table:table-cell>
          <table:table-cell table:style-name="ce50" office:value-type="float" office:value="2372.1" calcext:value-type="float">
            <text:p>2372,1</text:p>
          </table:table-cell>
          <table:table-cell table:style-name="ce50"/>
          <table:table-cell table:style-name="ce50" office:value-type="string" calcext:value-type="string">
            <text:p>BK_7</text:p>
          </table:table-cell>
          <table:table-cell table:style-name="ce50" office:value-type="float" office:value="0.0408" calcext:value-type="float">
            <text:p>0,0408</text:p>
          </table:table-cell>
          <table:table-cell table:style-name="ce50" office:value-type="float" office:value="10.595" calcext:value-type="float">
            <text:p>10,595</text:p>
          </table:table-cell>
          <table:table-cell table:style-name="ce50" office:value-type="float" office:value="0.0599" calcext:value-type="float">
            <text:p>0,0599</text:p>
          </table:table-cell>
          <table:table-cell table:style-name="ce50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6519.874" calcext:value-type="float">
            <text:p>6519,874</text:p>
          </table:table-cell>
          <table:table-cell table:style-name="ce50" office:value-type="float" office:value="4834.38" calcext:value-type="float">
            <text:p>4834,38</text:p>
          </table:table-cell>
          <table:table-cell table:style-name="ce50" office:value-type="float" office:value="3032.25" calcext:value-type="float">
            <text:p>3032,25</text:p>
          </table:table-cell>
          <table:table-cell table:style-name="ce50" office:value-type="float" office:value="3026.86" calcext:value-type="float">
            <text:p>3026,86</text:p>
          </table:table-cell>
          <table:table-cell table:style-name="ce50"/>
          <table:table-cell table:style-name="ce50" office:value-type="string" calcext:value-type="string">
            <text:p>BK_8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0" office:value-type="float" office:value="11.056" calcext:value-type="float">
            <text:p>11,056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4775.401" calcext:value-type="float">
            <text:p>4775,401</text:p>
          </table:table-cell>
          <table:table-cell table:style-name="ce50" office:value-type="float" office:value="4036.03" calcext:value-type="float">
            <text:p>4036,03</text:p>
          </table:table-cell>
          <table:table-cell table:style-name="ce50" office:value-type="float" office:value="2250.12" calcext:value-type="float">
            <text:p>2250,12</text:p>
          </table:table-cell>
          <table:table-cell table:style-name="ce50" office:value-type="float" office:value="2265.92" calcext:value-type="float">
            <text:p>2265,92</text:p>
          </table:table-cell>
          <table:table-cell table:style-name="ce50"/>
          <table:table-cell table:style-name="ce50" office:value-type="string" calcext:value-type="string">
            <text:p>BK_9</text:p>
          </table:table-cell>
          <table:table-cell table:style-name="ce50" office:value-type="float" office:value="0.295" calcext:value-type="float">
            <text:p>0,295</text:p>
          </table:table-cell>
          <table:table-cell table:style-name="ce50" office:value-type="float" office:value="26.23" calcext:value-type="float">
            <text:p>26,23</text:p>
          </table:table-cell>
          <table:table-cell table:style-name="ce50" office:value-type="float" office:value="1.261" calcext:value-type="float">
            <text:p>1,261</text:p>
          </table:table-cell>
          <table:table-cell table:style-name="ce50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5200.431" calcext:value-type="float">
            <text:p>5200,431</text:p>
          </table:table-cell>
          <table:table-cell table:style-name="ce50" office:value-type="float" office:value="3958.52" calcext:value-type="float">
            <text:p>3958,52</text:p>
          </table:table-cell>
          <table:table-cell table:style-name="ce50" office:value-type="float" office:value="2639.99" calcext:value-type="float">
            <text:p>2639,99</text:p>
          </table:table-cell>
          <table:table-cell table:style-name="ce50" office:value-type="float" office:value="2727.39" calcext:value-type="float">
            <text:p>2727,39</text:p>
          </table:table-cell>
          <table:table-cell table:style-name="ce50"/>
          <table:table-cell table:style-name="ce50" office:value-type="string" calcext:value-type="string">
            <text:p>BK_10</text:p>
          </table:table-cell>
          <table:table-cell table:style-name="ce50" office:value-type="float" office:value="0.147" calcext:value-type="float">
            <text:p>0,147</text:p>
          </table:table-cell>
          <table:table-cell table:style-name="ce50" office:value-type="float" office:value="11.77" calcext:value-type="float">
            <text:p>11,7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10:.B219])" office:value-type="float" office:value="4924.4882" calcext:value-type="float">
            <text:p>4924,4882</text:p>
          </table:table-cell>
          <table:table-cell table:style-name="ce49" table:formula="of:=AVERAGE([.C210:.C219])" office:value-type="float" office:value="3943.862" calcext:value-type="float">
            <text:p>3943,862</text:p>
          </table:table-cell>
          <table:table-cell table:style-name="ce49" table:formula="of:=AVERAGE([.D210:.D219])" office:value-type="float" office:value="2076.9051" calcext:value-type="float">
            <text:p>2076,9051</text:p>
          </table:table-cell>
          <table:table-cell table:style-name="ce49" table:formula="of:=AVERAGE([.E210:.E219])" office:value-type="float" office:value="2154.794" calcext:value-type="float">
            <text:p>2154,794</text:p>
          </table:table-cell>
          <table:table-cell table:style-name="ce49" table:number-columns-repeated="2"/>
          <table:table-cell table:style-name="ce49" table:formula="of:=AVERAGE([.H210:.H219])" office:value-type="float" office:value="1.27348" calcext:value-type="float">
            <text:p>1,27348</text:p>
          </table:table-cell>
          <table:table-cell table:style-name="ce49" table:formula="of:=AVERAGE([.I210:.I219])" office:value-type="float" office:value="12.9744" calcext:value-type="float">
            <text:p>12,9744</text:p>
          </table:table-cell>
          <table:table-cell table:style-name="ce49" table:formula="of:=AVERAGE([.J210:.J219])" office:value-type="float" office:value="0.77609" calcext:value-type="float">
            <text:p>0,77609</text:p>
          </table:table-cell>
          <table:table-cell table:style-name="ce49" table:formula="of:=AVERAGE([.K210:.K219])" office:value-type="float" office:value="2.21137" calcext:value-type="float">
            <text:p>2,21137</text:p>
          </table:table-cell>
          <table:table-cell table:style-name="ce49"/>
          <table:table-cell table:number-columns-repeated="16372"/>
        </table:table-row>
        <table:table-row table:style-name="ro1">
          <table:table-cell/>
          <table:table-cell table:style-name="ce50" table:formula="of:=STDEV([.B210:.B219])" office:value-type="float" office:value="1073.73330988367" calcext:value-type="float">
            <text:p>1073,73330988367</text:p>
          </table:table-cell>
          <table:table-cell table:style-name="ce50" table:formula="of:=STDEV([.C210:.C219])" office:value-type="float" office:value="838.863942388752" calcext:value-type="float">
            <text:p>838,863942388752</text:p>
          </table:table-cell>
          <table:table-cell table:style-name="ce50" table:formula="of:=STDEV([.D210:.D219])" office:value-type="float" office:value="544.059058013711" calcext:value-type="float">
            <text:p>544,059058013711</text:p>
          </table:table-cell>
          <table:table-cell table:style-name="ce50" table:formula="of:=STDEV([.E210:.E219])" office:value-type="float" office:value="549.499164658146" calcext:value-type="float">
            <text:p>549,499164658146</text:p>
          </table:table-cell>
          <table:table-cell table:style-name="ce50" table:number-columns-repeated="2"/>
          <table:table-cell table:style-name="ce50" table:formula="of:=STDEV([.H210:.H219])" office:value-type="float" office:value="3.2217025094747" calcext:value-type="float">
            <text:p>3,2217025094747</text:p>
          </table:table-cell>
          <table:table-cell table:style-name="ce50" table:formula="of:=STDEV([.I210:.I219])" office:value-type="float" office:value="7.48682009637974" calcext:value-type="float">
            <text:p>7,48682009637974</text:p>
          </table:table-cell>
          <table:table-cell table:style-name="ce50" table:formula="of:=STDEV([.J210:.J219])" office:value-type="float" office:value="0.949238298672502" calcext:value-type="float">
            <text:p>0,949238298672502</text:p>
          </table:table-cell>
          <table:table-cell table:style-name="ce50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2.639" calcext:value-type="float">
            <text:p>2,639</text:p>
          </table:table-cell>
          <table:table-cell table:style-name="ce50" office:value-type="float" office:value="0.978" calcext:value-type="float">
            <text:p>0,978</text:p>
          </table:table-cell>
          <table:table-cell table:style-name="ce50" office:value-type="float" office:value="1.242" calcext:value-type="float">
            <text:p>1,242</text:p>
          </table:table-cell>
          <table:table-cell table:style-name="ce50" office:value-type="float" office:value="6.533" calcext:value-type="float">
            <text:p>6,533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269.182" calcext:value-type="float">
            <text:p>1269,182</text:p>
          </table:table-cell>
          <table:table-cell table:style-name="ce50" office:value-type="float" office:value="1.221" calcext:value-type="float">
            <text:p>1,221</text:p>
          </table:table-cell>
          <table:table-cell table:style-name="ce50" office:value-type="float" office:value="0.308" calcext:value-type="float">
            <text:p>0,308</text:p>
          </table:table-cell>
          <table:table-cell table:style-name="ce50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50" office:value-type="float" office:value="3.785" calcext:value-type="float">
            <text:p>3,785</text:p>
          </table:table-cell>
          <table:table-cell table:style-name="ce50" office:value-type="float" office:value="1.816" calcext:value-type="float">
            <text:p>1,816</text:p>
          </table:table-cell>
          <table:table-cell table:style-name="ce52" office:value-type="float" office:value="2.112" calcext:value-type="float">
            <text:p>2,11E+00</text:p>
          </table:table-cell>
          <table:table-cell table:style-name="ce52" office:value-type="float" office:value="5.947" calcext:value-type="float">
            <text:p>5,95E+00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1203.208" calcext:value-type="float">
            <text:p>1203,20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429" calcext:value-type="float">
            <text:p>0,429</text:p>
          </table:table-cell>
          <table:table-cell table:style-name="ce50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2.721" calcext:value-type="float">
            <text:p>2,721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 office:value-type="float" office:value="7.315" calcext:value-type="float">
            <text:p>7,315</text:p>
          </table:table-cell>
          <table:table-cell table:style-name="ce50" office:value-type="float" office:value="9.948" calcext:value-type="float">
            <text:p>9,948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1252.702" calcext:value-type="float">
            <text:p>1252,702</text:p>
          </table:table-cell>
          <table:table-cell table:style-name="ce50" office:value-type="float" office:value="0.868" calcext:value-type="float">
            <text:p>0,868</text:p>
          </table:table-cell>
          <table:table-cell table:style-name="ce50" office:value-type="float" office:value="0.33" calcext:value-type="float">
            <text:p>0,33</text:p>
          </table:table-cell>
          <table:table-cell table:style-name="ce50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3.742" calcext:value-type="float">
            <text:p>3,742</text:p>
          </table:table-cell>
          <table:table-cell table:style-name="ce50" office:value-type="float" office:value="8.835" calcext:value-type="float">
            <text:p>8,835</text:p>
          </table:table-cell>
          <table:table-cell table:style-name="ce50" office:value-type="float" office:value="12.57" calcext:value-type="float">
            <text:p>12,57</text:p>
          </table:table-cell>
          <table:table-cell table:style-name="ce50" office:value-type="float" office:value="11.125" calcext:value-type="float">
            <text:p>11,125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1212.483" calcext:value-type="float">
            <text:p>1212,483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0.224" calcext:value-type="float">
            <text:p>0,224</text:p>
          </table:table-cell>
          <table:table-cell table:style-name="ce50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937" calcext:value-type="float">
            <text:p>0,937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5.817" calcext:value-type="float">
            <text:p>5,817</text:p>
          </table:table-cell>
          <table:table-cell table:style-name="ce50" office:value-type="float" office:value="4.189" calcext:value-type="float">
            <text:p>4,189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1212.262" calcext:value-type="float">
            <text:p>1212,262</text:p>
          </table:table-cell>
          <table:table-cell table:style-name="ce50" office:value-type="float" office:value="0.957" calcext:value-type="float">
            <text:p>0,957</text:p>
          </table:table-cell>
          <table:table-cell table:number-columns-repeated="2" table:style-name="ce50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6.746" calcext:value-type="float">
            <text:p>6,746</text:p>
          </table:table-cell>
          <table:table-cell table:style-name="ce50" office:value-type="float" office:value="5.703" calcext:value-type="float">
            <text:p>5,703</text:p>
          </table:table-cell>
          <table:table-cell table:style-name="ce50" office:value-type="float" office:value="2.141" calcext:value-type="float">
            <text:p>2,141</text:p>
          </table:table-cell>
          <table:table-cell table:style-name="ce50" office:value-type="float" office:value="7.284" calcext:value-type="float">
            <text:p>7,284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/>
          <table:table-cell table:style-name="ce50" office:value-type="float" office:value="0.943" calcext:value-type="float">
            <text:p>0,943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1.806" calcext:value-type="float">
            <text:p>1,806</text:p>
          </table:table-cell>
          <table:table-cell table:style-name="ce50" office:value-type="float" office:value="0.137" calcext:value-type="float">
            <text:p>0,137</text:p>
          </table:table-cell>
          <table:table-cell table:style-name="ce50" office:value-type="float" office:value="6.797" calcext:value-type="float">
            <text:p>6,797</text:p>
          </table:table-cell>
          <table:table-cell table:style-name="ce50" office:value-type="float" office:value="3.691" calcext:value-type="float">
            <text:p>3,691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/>
          <table:table-cell table:style-name="ce50" office:value-type="float" office:value="1.479" calcext:value-type="float">
            <text:p>1,479</text:p>
          </table:table-cell>
          <table:table-cell table:style-name="ce50" office:value-type="float" office:value="0.628" calcext:value-type="float">
            <text:p>0,628</text:p>
          </table:table-cell>
          <table:table-cell table:style-name="ce50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1.762" calcext:value-type="float">
            <text:p>1,762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1.059" calcext:value-type="float">
            <text:p>1,059</text:p>
          </table:table-cell>
          <table:table-cell table:style-name="ce50" office:value-type="float" office:value="4.195" calcext:value-type="float">
            <text:p>4,195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/>
          <table:table-cell table:style-name="ce50" office:value-type="float" office:value="0.889" calcext:value-type="float">
            <text:p>0,889</text:p>
          </table:table-cell>
          <table:table-cell table:style-name="ce50" office:value-type="float" office:value="0.242" calcext:value-type="float">
            <text:p>0,242</text:p>
          </table:table-cell>
          <table:table-cell table:style-name="ce50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6.691" calcext:value-type="float">
            <text:p>6,691</text:p>
          </table:table-cell>
          <table:table-cell table:style-name="ce50" office:value-type="float" office:value="5.783" calcext:value-type="float">
            <text:p>5,783</text:p>
          </table:table-cell>
          <table:table-cell table:style-name="ce50" office:value-type="float" office:value="8.469" calcext:value-type="float">
            <text:p>8,469</text:p>
          </table:table-cell>
          <table:table-cell table:style-name="ce50" office:value-type="float" office:value="19.945" calcext:value-type="float">
            <text:p>19,945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/>
          <table:table-cell table:style-name="ce50" office:value-type="float" office:value="0.836" calcext:value-type="float">
            <text:p>0,836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50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50" office:value-type="float" office:value="2.034" calcext:value-type="float">
            <text:p>2,034</text:p>
          </table:table-cell>
          <table:table-cell table:style-name="ce50" office:value-type="float" office:value="0.383" calcext:value-type="float">
            <text:p>0,383</text:p>
          </table:table-cell>
          <table:table-cell table:style-name="ce52" office:value-type="float" office:value="2.614" calcext:value-type="float">
            <text:p>2,61E+00</text:p>
          </table:table-cell>
          <table:table-cell table:style-name="ce52" office:value-type="float" office:value="7.922" calcext:value-type="float">
            <text:p>7,92E+00</text:p>
          </table:table-cell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/>
          <table:table-cell table:style-name="ce50" office:value-type="float" office:value="1.051" calcext:value-type="float">
            <text:p>1,051</text:p>
          </table:table-cell>
          <table:table-cell table:style-name="ce50" office:value-type="float" office:value="0.236" calcext:value-type="float">
            <text:p>0,236</text:p>
          </table:table-cell>
          <table:table-cell table:style-name="ce50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23:.B232])" office:value-type="float" office:value="3.2863" calcext:value-type="float">
            <text:p>3,2863</text:p>
          </table:table-cell>
          <table:table-cell table:style-name="ce49" table:formula="of:=AVERAGE([.C223:.C232])" office:value-type="float" office:value="2.6603" calcext:value-type="float">
            <text:p>2,6603</text:p>
          </table:table-cell>
          <table:table-cell table:style-name="ce49" table:formula="of:=AVERAGE([.D223:.D232])" office:value-type="float" office:value="5.0136" calcext:value-type="float">
            <text:p>5,0136</text:p>
          </table:table-cell>
          <table:table-cell table:style-name="ce49" table:formula="of:=AVERAGE([.E223:.E232])" office:value-type="float" office:value="8.0779" calcext:value-type="float">
            <text:p>8,0779</text:p>
          </table:table-cell>
          <table:table-cell table:style-name="ce49" table:number-columns-repeated="2"/>
          <table:table-cell table:style-name="ce49" table:formula="of:=AVERAGE([.H223:.H232])" office:value-type="float" office:value="1229.9674" calcext:value-type="float">
            <text:p>1229,9674</text:p>
          </table:table-cell>
          <table:table-cell table:style-name="ce49" table:formula="of:=AVERAGE([.I223:.I232])" office:value-type="float" office:value="0.9974" calcext:value-type="float">
            <text:p>0,9974</text:p>
          </table:table-cell>
          <table:table-cell table:style-name="ce49" table:formula="of:=AVERAGE([.J223:.J232])" office:value-type="float" office:value="0.3411" calcext:value-type="float">
            <text:p>0,3411</text:p>
          </table:table-cell>
          <table:table-cell table:style-name="ce49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23:.B232])" office:value-type="float" office:value="2.00993853139841" calcext:value-type="float">
            <text:p>2,00993853139841</text:p>
          </table:table-cell>
          <table:table-cell table:style-name="ce50" table:formula="of:=STDEV([.C223:.C232])" office:value-type="float" office:value="3.04514769026981" calcext:value-type="float">
            <text:p>3,04514769026981</text:p>
          </table:table-cell>
          <table:table-cell table:style-name="ce50" table:formula="of:=STDEV([.D223:.D232])" office:value-type="float" office:value="3.80722121471524" calcext:value-type="float">
            <text:p>3,80722121471524</text:p>
          </table:table-cell>
          <table:table-cell table:style-name="ce50" table:formula="of:=STDEV([.E223:.E232])" office:value-type="float" office:value="4.83778570675102" calcext:value-type="float">
            <text:p>4,83778570675102</text:p>
          </table:table-cell>
          <table:table-cell table:style-name="ce50" table:number-columns-repeated="2"/>
          <table:table-cell table:style-name="ce50" table:formula="of:=STDEV([.H223:.H232])" office:value-type="float" office:value="29.1114144761123" calcext:value-type="float">
            <text:p>29,1114144761123</text:p>
          </table:table-cell>
          <table:table-cell table:style-name="ce50" table:formula="of:=STDEV([.I223:.I232])" office:value-type="float" office:value="0.205224646559704" calcext:value-type="float">
            <text:p>0,205224646559704</text:p>
          </table:table-cell>
          <table:table-cell table:style-name="ce50" table:formula="of:=STDEV([.J223:.J232])" office:value-type="float" office:value="0.12411504519777" calcext:value-type="float">
            <text:p>0,12411504519777</text:p>
          </table:table-cell>
          <table:table-cell table:style-name="ce50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55.36" calcext:value-type="float">
            <text:p>55,36</text:p>
          </table:table-cell>
          <table:table-cell table:style-name="ce50" office:value-type="float" office:value="192.83" calcext:value-type="float">
            <text:p>192,83</text:p>
          </table:table-cell>
          <table:table-cell table:style-name="ce50" office:value-type="float" office:value="11.23" calcext:value-type="float">
            <text:p>11,23</text:p>
          </table:table-cell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2.601" calcext:value-type="float">
            <text:p>2,601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6.886" calcext:value-type="float">
            <text:p>6,886</text:p>
          </table:table-cell>
          <table:table-cell table:style-name="ce50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55.28" calcext:value-type="float">
            <text:p>55,28</text:p>
          </table:table-cell>
          <table:table-cell table:style-name="ce50" office:value-type="float" office:value="50.85" calcext:value-type="float">
            <text:p>50,85</text:p>
          </table:table-cell>
          <table:table-cell table:style-name="ce50" office:value-type="float" office:value="12.26" calcext:value-type="float">
            <text:p>12,26</text:p>
          </table:table-cell>
          <table:table-cell table:style-name="ce50" office:value-type="float" office:value="11.87" calcext:value-type="float">
            <text:p>11,87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2.795" calcext:value-type="float">
            <text:p>2,795</text:p>
          </table:table-cell>
          <table:table-cell table:style-name="ce50" office:value-type="float" office:value="1.771" calcext:value-type="float">
            <text:p>1,771</text:p>
          </table:table-cell>
          <table:table-cell table:style-name="ce50" office:value-type="float" office:value="17.82" calcext:value-type="float">
            <text:p>17,82</text:p>
          </table:table-cell>
          <table:table-cell table:style-name="ce50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49.78" calcext:value-type="float">
            <text:p>49,78</text:p>
          </table:table-cell>
          <table:table-cell table:style-name="ce50" office:value-type="float" office:value="195.91" calcext:value-type="float">
            <text:p>195,91</text:p>
          </table:table-cell>
          <table:table-cell table:style-name="ce50" office:value-type="float" office:value="11.29" calcext:value-type="float">
            <text:p>11,29</text:p>
          </table:table-cell>
          <table:table-cell table:style-name="ce50" office:value-type="float" office:value="11.22" calcext:value-type="float">
            <text:p>11,22</text:p>
          </table:table-cell>
          <table:table-cell table:style-name="ce50"/>
          <table:table-cell table:style-name="ce50" office:value-type="string" calcext:value-type="string">
            <text:p>Diabetes_3</text:p>
          </table:table-cell>
          <table:table-cell table:style-name="ce50" office:value-type="float" office:value="9.3" calcext:value-type="float">
            <text:p>9,3</text:p>
          </table:table-cell>
          <table:table-cell table:style-name="ce50" office:value-type="float" office:value="8.58" calcext:value-type="float">
            <text:p>8,58</text:p>
          </table:table-cell>
          <table:table-cell table:style-name="ce50" office:value-type="float" office:value="26.603" calcext:value-type="float">
            <text:p>26,603</text:p>
          </table:table-cell>
          <table:table-cell table:style-name="ce50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61.41" calcext:value-type="float">
            <text:p>61,41</text:p>
          </table:table-cell>
          <table:table-cell table:style-name="ce50" office:value-type="float" office:value="58.64" calcext:value-type="float">
            <text:p>58,64</text:p>
          </table:table-cell>
          <table:table-cell table:style-name="ce50" office:value-type="float" office:value="12.01" calcext:value-type="float">
            <text:p>12,01</text:p>
          </table:table-cell>
          <table:table-cell table:style-name="ce50" office:value-type="float" office:value="12.71" calcext:value-type="float">
            <text:p>12,71</text:p>
          </table:table-cell>
          <table:table-cell table:style-name="ce50"/>
          <table:table-cell table:style-name="ce50" office:value-type="string" calcext:value-type="string">
            <text:p>Diabetes_4</text:p>
          </table:table-cell>
          <table:table-cell table:style-name="ce50" office:value-type="float" office:value="4.943" calcext:value-type="float">
            <text:p>4,943</text:p>
          </table:table-cell>
          <table:table-cell table:style-name="ce50" office:value-type="float" office:value="4.817" calcext:value-type="float">
            <text:p>4,817</text:p>
          </table:table-cell>
          <table:table-cell table:style-name="ce50" office:value-type="float" office:value="7.436" calcext:value-type="float">
            <text:p>7,436</text:p>
          </table:table-cell>
          <table:table-cell table:style-name="ce50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44.29" calcext:value-type="float">
            <text:p>44,29</text:p>
          </table:table-cell>
          <table:table-cell table:style-name="ce50" office:value-type="float" office:value="187.34" calcext:value-type="float">
            <text:p>187,34</text:p>
          </table:table-cell>
          <table:table-cell table:style-name="ce50" office:value-type="float" office:value="11.27" calcext:value-type="float">
            <text:p>11,27</text:p>
          </table:table-cell>
          <table:table-cell table:style-name="ce50" office:value-type="float" office:value="12.03" calcext:value-type="float">
            <text:p>12,03</text:p>
          </table:table-cell>
          <table:table-cell table:style-name="ce50"/>
          <table:table-cell table:style-name="ce50" office:value-type="string" calcext:value-type="string">
            <text:p>Diabetes_5</text:p>
          </table:table-cell>
          <table:table-cell table:style-name="ce50" office:value-type="float" office:value="2.484" calcext:value-type="float">
            <text:p>2,484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3.845" calcext:value-type="float">
            <text:p>3,845</text:p>
          </table:table-cell>
          <table:table-cell table:style-name="ce50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59.3" calcext:value-type="float">
            <text:p>59,3</text:p>
          </table:table-cell>
          <table:table-cell table:style-name="ce50" office:value-type="float" office:value="38.3" calcext:value-type="float">
            <text:p>38,3</text:p>
          </table:table-cell>
          <table:table-cell table:style-name="ce50" office:value-type="float" office:value="16.51" calcext:value-type="float">
            <text:p>16,51</text:p>
          </table:table-cell>
          <table:table-cell table:style-name="ce50" office:value-type="float" office:value="17.92" calcext:value-type="float">
            <text:p>17,92</text:p>
          </table:table-cell>
          <table:table-cell table:style-name="ce50"/>
          <table:table-cell table:style-name="ce50" office:value-type="string" calcext:value-type="string">
            <text:p>Diabetes_6</text:p>
          </table:table-cell>
          <table:table-cell table:style-name="ce50" office:value-type="float" office:value="1.606" calcext:value-type="float">
            <text:p>1,606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3.368" calcext:value-type="float">
            <text:p>3,368</text:p>
          </table:table-cell>
          <table:table-cell table:style-name="ce50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49.32" calcext:value-type="float">
            <text:p>49,32</text:p>
          </table:table-cell>
          <table:table-cell table:style-name="ce50" office:value-type="float" office:value="196.28" calcext:value-type="float">
            <text:p>196,28</text:p>
          </table:table-cell>
          <table:table-cell table:style-name="ce50" office:value-type="float" office:value="11.4" calcext:value-type="float">
            <text:p>11,4</text:p>
          </table:table-cell>
          <table:table-cell table:style-name="ce50" office:value-type="float" office:value="12.31" calcext:value-type="float">
            <text:p>12,31</text:p>
          </table:table-cell>
          <table:table-cell table:style-name="ce50"/>
          <table:table-cell table:style-name="ce50" office:value-type="string" calcext:value-type="string">
            <text:p>Diabetes_7</text:p>
          </table:table-cell>
          <table:table-cell table:style-name="ce50" office:value-type="float" office:value="3.987" calcext:value-type="float">
            <text:p>3,987</text:p>
          </table:table-cell>
          <table:table-cell table:style-name="ce50" office:value-type="float" office:value="7.423" calcext:value-type="float">
            <text:p>7,423</text:p>
          </table:table-cell>
          <table:table-cell table:style-name="ce50" office:value-type="float" office:value="7.82" calcext:value-type="float">
            <text:p>7,82</text:p>
          </table:table-cell>
          <table:table-cell table:style-name="ce50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58.92" calcext:value-type="float">
            <text:p>58,92</text:p>
          </table:table-cell>
          <table:table-cell table:style-name="ce50" office:value-type="float" office:value="51.3" calcext:value-type="float">
            <text:p>51,3</text:p>
          </table:table-cell>
          <table:table-cell table:style-name="ce50" office:value-type="float" office:value="12.27" calcext:value-type="float">
            <text:p>12,27</text:p>
          </table:table-cell>
          <table:table-cell table:style-name="ce50" office:value-type="float" office:value="13.16" calcext:value-type="float">
            <text:p>13,16</text:p>
          </table:table-cell>
          <table:table-cell table:style-name="ce50"/>
          <table:table-cell table:style-name="ce50" office:value-type="string" calcext:value-type="string">
            <text:p>Diabetes_8</text:p>
          </table:table-cell>
          <table:table-cell table:style-name="ce50" office:value-type="float" office:value="8.296" calcext:value-type="float">
            <text:p>8,296</text:p>
          </table:table-cell>
          <table:table-cell table:style-name="ce50" office:value-type="float" office:value="5.592" calcext:value-type="float">
            <text:p>5,592</text:p>
          </table:table-cell>
          <table:table-cell table:style-name="ce50" office:value-type="float" office:value="29.91" calcext:value-type="float">
            <text:p>29,91</text:p>
          </table:table-cell>
          <table:table-cell table:style-name="ce50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47.2" calcext:value-type="float">
            <text:p>47,2</text:p>
          </table:table-cell>
          <table:table-cell table:style-name="ce50" office:value-type="float" office:value="192.8" calcext:value-type="float">
            <text:p>192,8</text:p>
          </table:table-cell>
          <table:table-cell table:style-name="ce50" office:value-type="float" office:value="9.22" calcext:value-type="float">
            <text:p>9,22</text:p>
          </table:table-cell>
          <table:table-cell table:style-name="ce50" office:value-type="float" office:value="10.09" calcext:value-type="float">
            <text:p>10,09</text:p>
          </table:table-cell>
          <table:table-cell table:style-name="ce50"/>
          <table:table-cell table:style-name="ce50" office:value-type="string" calcext:value-type="string">
            <text:p>Diabetes_9</text:p>
          </table:table-cell>
          <table:table-cell table:style-name="ce50" office:value-type="float" office:value="3.832" calcext:value-type="float">
            <text:p>3,83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0" office:value-type="float" office:value="10.477" calcext:value-type="float">
            <text:p>10,477</text:p>
          </table:table-cell>
          <table:table-cell table:style-name="ce50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47.59" calcext:value-type="float">
            <text:p>47,59</text:p>
          </table:table-cell>
          <table:table-cell table:style-name="ce50" office:value-type="float" office:value="43.17" calcext:value-type="float">
            <text:p>43,17</text:p>
          </table:table-cell>
          <table:table-cell table:style-name="ce50" office:value-type="float" office:value="10.74" calcext:value-type="float">
            <text:p>10,74</text:p>
          </table:table-cell>
          <table:table-cell table:style-name="ce50" office:value-type="float" office:value="11.92" calcext:value-type="float">
            <text:p>11,92</text:p>
          </table:table-cell>
          <table:table-cell table:style-name="ce50"/>
          <table:table-cell table:style-name="ce50" office:value-type="string" calcext:value-type="string">
            <text:p>Diabetes_10</text:p>
          </table:table-cell>
          <table:table-cell table:style-name="ce50" office:value-type="float" office:value="3.556" calcext:value-type="float">
            <text:p>3,556</text:p>
          </table:table-cell>
          <table:table-cell table:style-name="ce50" office:value-type="float" office:value="2.938" calcext:value-type="float">
            <text:p>2,938</text:p>
          </table:table-cell>
          <table:table-cell table:style-name="ce50" office:value-type="float" office:value="7.842" calcext:value-type="float">
            <text:p>7,842</text:p>
          </table:table-cell>
          <table:table-cell table:style-name="ce50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36:.B245])" office:value-type="float" office:value="52.845" calcext:value-type="float">
            <text:p>52,845</text:p>
          </table:table-cell>
          <table:table-cell table:style-name="ce49" table:formula="of:=AVERAGE([.C236:.C245])" office:value-type="float" office:value="120.742" calcext:value-type="float">
            <text:p>120,742</text:p>
          </table:table-cell>
          <table:table-cell table:style-name="ce49" table:formula="of:=AVERAGE([.D236:.D245])" office:value-type="float" office:value="11.82" calcext:value-type="float">
            <text:p>11,82</text:p>
          </table:table-cell>
          <table:table-cell table:style-name="ce49" table:formula="of:=AVERAGE([.E236:.E245])" office:value-type="float" office:value="12.523" calcext:value-type="float">
            <text:p>12,523</text:p>
          </table:table-cell>
          <table:table-cell table:style-name="ce49" table:number-columns-repeated="2"/>
          <table:table-cell table:style-name="ce49" table:formula="of:=AVERAGE([.H236:.H245])" office:value-type="float" office:value="4.34" calcext:value-type="float">
            <text:p>4,34</text:p>
          </table:table-cell>
          <table:table-cell table:style-name="ce49" table:formula="of:=AVERAGE([.I236:.I245])" office:value-type="float" office:value="4.0441" calcext:value-type="float">
            <text:p>4,0441</text:p>
          </table:table-cell>
          <table:table-cell table:style-name="ce49" table:formula="of:=AVERAGE([.J236:.J245])" office:value-type="float" office:value="12.2007" calcext:value-type="float">
            <text:p>12,2007</text:p>
          </table:table-cell>
          <table:table-cell table:style-name="ce49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36:.B245])" office:value-type="float" office:value="5.95049250996177" calcext:value-type="float">
            <text:p>5,95049250996177</text:p>
          </table:table-cell>
          <table:table-cell table:style-name="ce50" table:formula="of:=STDEV([.C236:.C245])" office:value-type="float" office:value="76.4187196089196" calcext:value-type="float">
            <text:p>76,4187196089196</text:p>
          </table:table-cell>
          <table:table-cell table:style-name="ce50" table:formula="of:=STDEV([.D236:.D245])" office:value-type="float" office:value="1.8697177445926" calcext:value-type="float">
            <text:p>1,8697177445926</text:p>
          </table:table-cell>
          <table:table-cell table:style-name="ce50" table:formula="of:=STDEV([.E236:.E245])" office:value-type="float" office:value="2.06928892778816" calcext:value-type="float">
            <text:p>2,06928892778816</text:p>
          </table:table-cell>
          <table:table-cell table:style-name="ce50" table:number-columns-repeated="2"/>
          <table:table-cell table:style-name="ce50" table:formula="of:=STDEV([.H236:.H245])" office:value-type="float" office:value="2.53734576980662" calcext:value-type="float">
            <text:p>2,53734576980662</text:p>
          </table:table-cell>
          <table:table-cell table:style-name="ce50" table:formula="of:=STDEV([.I236:.I245])" office:value-type="float" office:value="2.46000607271157" calcext:value-type="float">
            <text:p>2,46000607271157</text:p>
          </table:table-cell>
          <table:table-cell table:style-name="ce50" table:formula="of:=STDEV([.J236:.J245])" office:value-type="float" office:value="9.38417543941809" calcext:value-type="float">
            <text:p>9,38417543941809</text:p>
          </table:table-cell>
          <table:table-cell table:style-name="ce50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2423.66" calcext:value-type="float">
            <text:p>12423,66</text:p>
          </table:table-cell>
          <table:table-cell table:style-name="ce50" office:value-type="float" office:value="5035.21" calcext:value-type="float">
            <text:p>5035,21</text:p>
          </table:table-cell>
          <table:table-cell table:style-name="ce50" office:value-type="float" office:value="837.158" calcext:value-type="float">
            <text:p>837,158</text:p>
          </table:table-cell>
          <table:table-cell table:style-name="ce50" office:value-type="float" office:value="1213.38" calcext:value-type="float">
            <text:p>1213,38</text:p>
          </table:table-cell>
          <table:table-cell table:style-name="ce50"/>
          <table:table-cell table:style-name="ce50" office:value-type="string" calcext:value-type="string">
            <text:p>FA_1</text:p>
          </table:table-cell>
          <table:table-cell table:style-name="ce50" office:value-type="float" office:value="18.596" calcext:value-type="float">
            <text:p>18,596</text:p>
          </table:table-cell>
          <table:table-cell table:style-name="ce50" office:value-type="float" office:value="176.38" calcext:value-type="float">
            <text:p>176,38</text:p>
          </table:table-cell>
          <table:table-cell table:style-name="ce50" office:value-type="float" office:value="5.21" calcext:value-type="float">
            <text:p>5,21</text:p>
          </table:table-cell>
          <table:table-cell table:style-name="ce50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9927.002" calcext:value-type="float">
            <text:p>9927,002</text:p>
          </table:table-cell>
          <table:table-cell table:style-name="ce50" office:value-type="float" office:value="4142.797" calcext:value-type="float">
            <text:p>4142,797</text:p>
          </table:table-cell>
          <table:table-cell table:style-name="ce50" office:value-type="float" office:value="1112.08" calcext:value-type="float">
            <text:p>1112,08</text:p>
          </table:table-cell>
          <table:table-cell table:style-name="ce50" office:value-type="float" office:value="1238.72" calcext:value-type="float">
            <text:p>1238,72</text:p>
          </table:table-cell>
          <table:table-cell table:style-name="ce50"/>
          <table:table-cell table:style-name="ce50" office:value-type="string" calcext:value-type="string">
            <text:p>FA_2</text:p>
          </table:table-cell>
          <table:table-cell table:style-name="ce50" office:value-type="float" office:value="29.59" calcext:value-type="float">
            <text:p>29,59</text:p>
          </table:table-cell>
          <table:table-cell table:style-name="ce50" office:value-type="float" office:value="179.3" calcext:value-type="float">
            <text:p>179,3</text:p>
          </table:table-cell>
          <table:table-cell table:style-name="ce50" office:value-type="float" office:value="16.81" calcext:value-type="float">
            <text:p>16,81</text:p>
          </table:table-cell>
          <table:table-cell table:style-name="ce50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659.592" calcext:value-type="float">
            <text:p>10659,592</text:p>
          </table:table-cell>
          <table:table-cell table:style-name="ce50" office:value-type="float" office:value="4399.204" calcext:value-type="float">
            <text:p>4399,204</text:p>
          </table:table-cell>
          <table:table-cell table:style-name="ce50" office:value-type="float" office:value="939.73" calcext:value-type="float">
            <text:p>939,73</text:p>
          </table:table-cell>
          <table:table-cell table:style-name="ce50" office:value-type="float" office:value="1218.54" calcext:value-type="float">
            <text:p>1218,54</text:p>
          </table:table-cell>
          <table:table-cell table:style-name="ce50"/>
          <table:table-cell table:style-name="ce50" office:value-type="string" calcext:value-type="string">
            <text:p>FA_3</text:p>
          </table:table-cell>
          <table:table-cell table:style-name="ce50" office:value-type="float" office:value="19.062" calcext:value-type="float">
            <text:p>19,062</text:p>
          </table:table-cell>
          <table:table-cell table:style-name="ce50" office:value-type="float" office:value="181.11" calcext:value-type="float">
            <text:p>181,11</text:p>
          </table:table-cell>
          <table:table-cell table:style-name="ce50" office:value-type="float" office:value="7.52" calcext:value-type="float">
            <text:p>7,52</text:p>
          </table:table-cell>
          <table:table-cell table:style-name="ce50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1117.128" calcext:value-type="float">
            <text:p>11117,128</text:p>
          </table:table-cell>
          <table:table-cell table:style-name="ce50" office:value-type="float" office:value="4438.742" calcext:value-type="float">
            <text:p>4438,742</text:p>
          </table:table-cell>
          <table:table-cell table:style-name="ce50" office:value-type="float" office:value="1299.292" calcext:value-type="float">
            <text:p>1299,292</text:p>
          </table:table-cell>
          <table:table-cell table:style-name="ce50" office:value-type="float" office:value="1537.364" calcext:value-type="float">
            <text:p>1537,364</text:p>
          </table:table-cell>
          <table:table-cell table:style-name="ce50"/>
          <table:table-cell table:style-name="ce50" office:value-type="string" calcext:value-type="string">
            <text:p>FA_4</text:p>
          </table:table-cell>
          <table:table-cell table:style-name="ce50" office:value-type="float" office:value="15.478" calcext:value-type="float">
            <text:p>15,478</text:p>
          </table:table-cell>
          <table:table-cell table:style-name="ce50" office:value-type="float" office:value="186.33" calcext:value-type="float">
            <text:p>186,33</text:p>
          </table:table-cell>
          <table:table-cell table:style-name="ce50" office:value-type="float" office:value="12.32" calcext:value-type="float">
            <text:p>12,32</text:p>
          </table:table-cell>
          <table:table-cell table:style-name="ce50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2636.446" calcext:value-type="float">
            <text:p>12636,446</text:p>
          </table:table-cell>
          <table:table-cell table:style-name="ce50" office:value-type="float" office:value="5359.059" calcext:value-type="float">
            <text:p>5359,059</text:p>
          </table:table-cell>
          <table:table-cell table:style-name="ce50" office:value-type="float" office:value="1452.36" calcext:value-type="float">
            <text:p>1452,36</text:p>
          </table:table-cell>
          <table:table-cell table:style-name="ce50" office:value-type="float" office:value="1819.843" calcext:value-type="float">
            <text:p>1819,843</text:p>
          </table:table-cell>
          <table:table-cell table:style-name="ce50"/>
          <table:table-cell table:style-name="ce50" office:value-type="string" calcext:value-type="string">
            <text:p>FA_5</text:p>
          </table:table-cell>
          <table:table-cell table:style-name="ce50" office:value-type="float" office:value="32.777" calcext:value-type="float">
            <text:p>32,777</text:p>
          </table:table-cell>
          <table:table-cell table:style-name="ce50" office:value-type="float" office:value="180.44" calcext:value-type="float">
            <text:p>180,44</text:p>
          </table:table-cell>
          <table:table-cell table:style-name="ce50" office:value-type="float" office:value="5.906" calcext:value-type="float">
            <text:p>5,906</text:p>
          </table:table-cell>
          <table:table-cell table:style-name="ce50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1702.636" calcext:value-type="float">
            <text:p>11702,636</text:p>
          </table:table-cell>
          <table:table-cell table:style-name="ce50" office:value-type="float" office:value="5074.374" calcext:value-type="float">
            <text:p>5074,374</text:p>
          </table:table-cell>
          <table:table-cell table:style-name="ce50" office:value-type="float" office:value="1280.083" calcext:value-type="float">
            <text:p>1280,083</text:p>
          </table:table-cell>
          <table:table-cell table:style-name="ce50" office:value-type="float" office:value="1603.857" calcext:value-type="float">
            <text:p>1603,857</text:p>
          </table:table-cell>
          <table:table-cell table:style-name="ce50"/>
          <table:table-cell table:style-name="ce50" office:value-type="string" calcext:value-type="string">
            <text:p>FA_6</text:p>
          </table:table-cell>
          <table:table-cell table:style-name="ce50" office:value-type="float" office:value="18.862" calcext:value-type="float">
            <text:p>18,862</text:p>
          </table:table-cell>
          <table:table-cell table:style-name="ce50" office:value-type="float" office:value="190.75" calcext:value-type="float">
            <text:p>190,75</text:p>
          </table:table-cell>
          <table:table-cell table:style-name="ce50" office:value-type="float" office:value="9.71" calcext:value-type="float">
            <text:p>9,71</text:p>
          </table:table-cell>
          <table:table-cell table:style-name="ce50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1769.245" calcext:value-type="float">
            <text:p>11769,245</text:p>
          </table:table-cell>
          <table:table-cell table:style-name="ce50" office:value-type="float" office:value="4744.149" calcext:value-type="float">
            <text:p>4744,149</text:p>
          </table:table-cell>
          <table:table-cell table:style-name="ce50" office:value-type="float" office:value="1026.81" calcext:value-type="float">
            <text:p>1026,81</text:p>
          </table:table-cell>
          <table:table-cell table:style-name="ce50" office:value-type="float" office:value="1516.882" calcext:value-type="float">
            <text:p>1516,882</text:p>
          </table:table-cell>
          <table:table-cell table:style-name="ce50"/>
          <table:table-cell table:style-name="ce50" office:value-type="string" calcext:value-type="string">
            <text:p>FA_7</text:p>
          </table:table-cell>
          <table:table-cell table:style-name="ce50" office:value-type="float" office:value="28.695" calcext:value-type="float">
            <text:p>28,695</text:p>
          </table:table-cell>
          <table:table-cell table:style-name="ce50" office:value-type="float" office:value="195.81" calcext:value-type="float">
            <text:p>195,81</text:p>
          </table:table-cell>
          <table:table-cell table:style-name="ce50" office:value-type="float" office:value="6.639" calcext:value-type="float">
            <text:p>6,639</text:p>
          </table:table-cell>
          <table:table-cell table:style-name="ce50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9657.433" calcext:value-type="float">
            <text:p>9657,433</text:p>
          </table:table-cell>
          <table:table-cell table:style-name="ce50" office:value-type="float" office:value="3693.007" calcext:value-type="float">
            <text:p>3693,007</text:p>
          </table:table-cell>
          <table:table-cell table:style-name="ce50" office:value-type="float" office:value="1117.67" calcext:value-type="float">
            <text:p>1117,67</text:p>
          </table:table-cell>
          <table:table-cell table:style-name="ce50" office:value-type="float" office:value="1283.049" calcext:value-type="float">
            <text:p>1283,049</text:p>
          </table:table-cell>
          <table:table-cell table:style-name="ce50"/>
          <table:table-cell table:style-name="ce50" office:value-type="string" calcext:value-type="string">
            <text:p>FA_8</text:p>
          </table:table-cell>
          <table:table-cell table:style-name="ce50" office:value-type="float" office:value="26.791" calcext:value-type="float">
            <text:p>26,791</text:p>
          </table:table-cell>
          <table:table-cell table:style-name="ce50" office:value-type="float" office:value="185.07" calcext:value-type="float">
            <text:p>185,07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0572.114" calcext:value-type="float">
            <text:p>10572,114</text:p>
          </table:table-cell>
          <table:table-cell table:style-name="ce50" office:value-type="float" office:value="4967.585" calcext:value-type="float">
            <text:p>4967,585</text:p>
          </table:table-cell>
          <table:table-cell table:style-name="ce50" office:value-type="float" office:value="1050.52" calcext:value-type="float">
            <text:p>1050,52</text:p>
          </table:table-cell>
          <table:table-cell table:style-name="ce50" office:value-type="float" office:value="1433.165" calcext:value-type="float">
            <text:p>1433,165</text:p>
          </table:table-cell>
          <table:table-cell table:style-name="ce50"/>
          <table:table-cell table:style-name="ce50" office:value-type="string" calcext:value-type="string">
            <text:p>FA_9</text:p>
          </table:table-cell>
          <table:table-cell table:style-name="ce50" office:value-type="float" office:value="19.682" calcext:value-type="float">
            <text:p>19,682</text:p>
          </table:table-cell>
          <table:table-cell table:style-name="ce50" office:value-type="float" office:value="182.18" calcext:value-type="float">
            <text:p>182,18</text:p>
          </table:table-cell>
          <table:table-cell table:style-name="ce50" office:value-type="float" office:value="10.9" calcext:value-type="float">
            <text:p>10,9</text:p>
          </table:table-cell>
          <table:table-cell table:style-name="ce50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2593.015" calcext:value-type="float">
            <text:p>12593,015</text:p>
          </table:table-cell>
          <table:table-cell table:style-name="ce50" office:value-type="float" office:value="4296.296" calcext:value-type="float">
            <text:p>4296,296</text:p>
          </table:table-cell>
          <table:table-cell table:style-name="ce50" office:value-type="float" office:value="854.72" calcext:value-type="float">
            <text:p>854,72</text:p>
          </table:table-cell>
          <table:table-cell table:style-name="ce50" office:value-type="float" office:value="1104.609" calcext:value-type="float">
            <text:p>1104,609</text:p>
          </table:table-cell>
          <table:table-cell table:style-name="ce50"/>
          <table:table-cell table:style-name="ce50" office:value-type="string" calcext:value-type="string">
            <text:p>FA_10</text:p>
          </table:table-cell>
          <table:table-cell table:style-name="ce50" office:value-type="float" office:value="38.042" calcext:value-type="float">
            <text:p>38,042</text:p>
          </table:table-cell>
          <table:table-cell table:style-name="ce50" office:value-type="float" office:value="181.73" calcext:value-type="float">
            <text:p>181,73</text:p>
          </table:table-cell>
          <table:table-cell table:style-name="ce50" office:value-type="float" office:value="17.4" calcext:value-type="float">
            <text:p>17,4</text:p>
          </table:table-cell>
          <table:table-cell table:style-name="ce50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49:.B258])" office:value-type="float" office:value="11305.8271" calcext:value-type="float">
            <text:p>11305,8271</text:p>
          </table:table-cell>
          <table:table-cell table:style-name="ce49" table:formula="of:=AVERAGE([.C249:.C258])" office:value-type="float" office:value="4615.0423" calcext:value-type="float">
            <text:p>4615,0423</text:p>
          </table:table-cell>
          <table:table-cell table:style-name="ce49" table:formula="of:=AVERAGE([.D249:.D258])" office:value-type="float" office:value="1097.0423" calcext:value-type="float">
            <text:p>1097,0423</text:p>
          </table:table-cell>
          <table:table-cell table:style-name="ce49" table:formula="of:=AVERAGE([.E249:.E258])" office:value-type="float" office:value="1396.9409" calcext:value-type="float">
            <text:p>1396,9409</text:p>
          </table:table-cell>
          <table:table-cell table:style-name="ce49" table:number-columns-repeated="2"/>
          <table:table-cell table:style-name="ce49" table:formula="of:=AVERAGE([.H249:.H258])" office:value-type="float" office:value="24.7575" calcext:value-type="float">
            <text:p>24,7575</text:p>
          </table:table-cell>
          <table:table-cell table:style-name="ce49" table:formula="of:=AVERAGE([.I249:.I258])" office:value-type="float" office:value="183.91" calcext:value-type="float">
            <text:p>183,91</text:p>
          </table:table-cell>
          <table:table-cell table:style-name="ce49" table:formula="of:=AVERAGE([.J249:.J258])" office:value-type="float" office:value="9.5395" calcext:value-type="float">
            <text:p>9,5395</text:p>
          </table:table-cell>
          <table:table-cell table:style-name="ce49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49:.B258])" office:value-type="float" office:value="1088.2752422299" calcext:value-type="float">
            <text:p>1088,2752422299</text:p>
          </table:table-cell>
          <table:table-cell table:style-name="ce50" table:formula="of:=STDEV([.C249:.C258])" office:value-type="float" office:value="509.299534332761" calcext:value-type="float">
            <text:p>509,299534332761</text:p>
          </table:table-cell>
          <table:table-cell table:style-name="ce50" table:formula="of:=STDEV([.D249:.D258])" office:value-type="float" office:value="199.837475054133" calcext:value-type="float">
            <text:p>199,837475054133</text:p>
          </table:table-cell>
          <table:table-cell table:style-name="ce50" table:formula="of:=STDEV([.E249:.E258])" office:value-type="float" office:value="222.626194300097" calcext:value-type="float">
            <text:p>222,626194300097</text:p>
          </table:table-cell>
          <table:table-cell table:style-name="ce50" table:number-columns-repeated="2"/>
          <table:table-cell table:style-name="ce50" table:formula="of:=STDEV([.H249:.H258])" office:value-type="float" office:value="7.45960937687461" calcext:value-type="float">
            <text:p>7,45960937687461</text:p>
          </table:table-cell>
          <table:table-cell table:style-name="ce50" table:formula="of:=STDEV([.I249:.I258])" office:value-type="float" office:value="5.78481537206581" calcext:value-type="float">
            <text:p>5,78481537206581</text:p>
          </table:table-cell>
          <table:table-cell table:style-name="ce50" table:formula="of:=STDEV([.J249:.J258])" office:value-type="float" office:value="4.85024689520487" calcext:value-type="float">
            <text:p>4,85024689520487</text:p>
          </table:table-cell>
          <table:table-cell table:style-name="ce50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6" calcext:value-type="float">
            <text:p>0,386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0" office:value-type="float" office:value="0.379" calcext:value-type="float">
            <text:p>0,379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50"/>
          <table:table-cell table:style-name="ce50" office:value-type="string" calcext:value-type="string">
            <text:p>Mortgage_1</text:p>
          </table:table-cell>
          <table:table-cell table:style-name="ce50" office:value-type="float" office:value="9792.62" calcext:value-type="float">
            <text:p>9792,62</text:p>
          </table:table-cell>
          <table:table-cell table:style-name="ce50" office:value-type="float" office:value="843.33" calcext:value-type="float">
            <text:p>843,33</text:p>
          </table:table-cell>
          <table:table-cell table:style-name="ce50" office:value-type="float" office:value="26.31" calcext:value-type="float">
            <text:p>26,31</text:p>
          </table:table-cell>
          <table:table-cell table:style-name="ce50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51" calcext:value-type="float">
            <text:p>0,651</text:p>
          </table:table-cell>
          <table:table-cell table:style-name="ce50" office:value-type="float" office:value="0.675" calcext:value-type="float">
            <text:p>0,675</text:p>
          </table:table-cell>
          <table:table-cell table:style-name="ce50" office:value-type="float" office:value="0.663" calcext:value-type="float">
            <text:p>0,663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/>
          <table:table-cell table:style-name="ce50" office:value-type="string" calcext:value-type="string">
            <text:p>Mortgage_2</text:p>
          </table:table-cell>
          <table:table-cell table:style-name="ce50" office:value-type="float" office:value="11133.197" calcext:value-type="float">
            <text:p>11133,197</text:p>
          </table:table-cell>
          <table:table-cell table:style-name="ce50" office:value-type="float" office:value="1108.55" calcext:value-type="float">
            <text:p>1108,55</text:p>
          </table:table-cell>
          <table:table-cell table:style-name="ce50" office:value-type="float" office:value="101.04" calcext:value-type="float">
            <text:p>101,04</text:p>
          </table:table-cell>
          <table:table-cell table:style-name="ce50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 office:value-type="float" office:value="0.371" calcext:value-type="float">
            <text:p>0,371</text:p>
          </table:table-cell>
          <table:table-cell table:style-name="ce50" office:value-type="float" office:value="0.351" calcext:value-type="float">
            <text:p>0,351</text:p>
          </table:table-cell>
          <table:table-cell table:style-name="ce50" office:value-type="float" office:value="0.311" calcext:value-type="float">
            <text:p>0,311</text:p>
          </table:table-cell>
          <table:table-cell table:style-name="ce50"/>
          <table:table-cell table:style-name="ce50" office:value-type="string" calcext:value-type="string">
            <text:p>Mortgage_3</text:p>
          </table:table-cell>
          <table:table-cell table:style-name="ce50"/>
          <table:table-cell table:style-name="ce50" office:value-type="float" office:value="783.73" calcext:value-type="float">
            <text:p>783,73</text:p>
          </table:table-cell>
          <table:table-cell table:style-name="ce50" office:value-type="float" office:value="55.9" calcext:value-type="float">
            <text:p>55,9</text:p>
          </table:table-cell>
          <table:table-cell table:style-name="ce50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0.144" calcext:value-type="float">
            <text:p>0,144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0" office:value-type="float" office:value="0.159" calcext:value-type="float">
            <text:p>0,159</text:p>
          </table:table-cell>
          <table:table-cell table:style-name="ce50" office:value-type="float" office:value="0.168" calcext:value-type="float">
            <text:p>0,168</text:p>
          </table:table-cell>
          <table:table-cell table:style-name="ce50"/>
          <table:table-cell table:style-name="ce50" office:value-type="string" calcext:value-type="string">
            <text:p>Mortgage_4</text:p>
          </table:table-cell>
          <table:table-cell table:style-name="ce50"/>
          <table:table-cell table:style-name="ce50" office:value-type="float" office:value="863" calcext:value-type="float">
            <text:p>863</text:p>
          </table:table-cell>
          <table:table-cell table:style-name="ce50" office:value-type="float" office:value="41.54" calcext:value-type="float">
            <text:p>41,54</text:p>
          </table:table-cell>
          <table:table-cell table:style-name="ce50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385" calcext:value-type="float">
            <text:p>0,385</text:p>
          </table:table-cell>
          <table:table-cell table:style-name="ce50" office:value-type="float" office:value="0.39" calcext:value-type="float">
            <text:p>0,39</text:p>
          </table:table-cell>
          <table:table-cell table:style-name="ce50" office:value-type="float" office:value="0.408" calcext:value-type="float">
            <text:p>0,408</text:p>
          </table:table-cell>
          <table:table-cell table:style-name="ce50" office:value-type="float" office:value="0.423" calcext:value-type="float">
            <text:p>0,423</text:p>
          </table:table-cell>
          <table:table-cell table:style-name="ce50"/>
          <table:table-cell table:style-name="ce50" office:value-type="string" calcext:value-type="string">
            <text:p>Mortgage_5</text:p>
          </table:table-cell>
          <table:table-cell table:style-name="ce50"/>
          <table:table-cell table:style-name="ce50" office:value-type="float" office:value="703.95" calcext:value-type="float">
            <text:p>703,95</text:p>
          </table:table-cell>
          <table:table-cell table:style-name="ce50" office:value-type="float" office:value="68.48" calcext:value-type="float">
            <text:p>68,48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132" calcext:value-type="float">
            <text:p>0,132</text:p>
          </table:table-cell>
          <table:table-cell table:style-name="ce50" office:value-type="float" office:value="0.555" calcext:value-type="float">
            <text:p>0,555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0" office:value-type="float" office:value="0.116" calcext:value-type="float">
            <text:p>0,116</text:p>
          </table:table-cell>
          <table:table-cell table:style-name="ce50"/>
          <table:table-cell table:style-name="ce50" office:value-type="string" calcext:value-type="string">
            <text:p>Mortgage_6</text:p>
          </table:table-cell>
          <table:table-cell table:style-name="ce50"/>
          <table:table-cell table:style-name="ce50" office:value-type="float" office:value="894.88" calcext:value-type="float">
            <text:p>894,88</text:p>
          </table:table-cell>
          <table:table-cell table:style-name="ce50" office:value-type="float" office:value="48.76" calcext:value-type="float">
            <text:p>48,76</text:p>
          </table:table-cell>
          <table:table-cell table:style-name="ce50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537" calcext:value-type="float">
            <text:p>0,537</text:p>
          </table:table-cell>
          <table:table-cell table:style-name="ce50" office:value-type="float" office:value="0.468" calcext:value-type="float">
            <text:p>0,468</text:p>
          </table:table-cell>
          <table:table-cell table:style-name="ce50" office:value-type="float" office:value="0.497" calcext:value-type="float">
            <text:p>0,497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/>
          <table:table-cell table:style-name="ce50" office:value-type="string" calcext:value-type="string">
            <text:p>Mortgage_7</text:p>
          </table:table-cell>
          <table:table-cell table:style-name="ce50"/>
          <table:table-cell table:style-name="ce50" office:value-type="float" office:value="674.05" calcext:value-type="float">
            <text:p>674,05</text:p>
          </table:table-cell>
          <table:table-cell table:style-name="ce50" office:value-type="float" office:value="40.18" calcext:value-type="float">
            <text:p>40,18</text:p>
          </table:table-cell>
          <table:table-cell table:style-name="ce50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363" calcext:value-type="float">
            <text:p>0,363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0"/>
          <table:table-cell table:style-name="ce50" office:value-type="string" calcext:value-type="string">
            <text:p>Mortgage_8</text:p>
          </table:table-cell>
          <table:table-cell table:style-name="ce50"/>
          <table:table-cell table:style-name="ce50" office:value-type="float" office:value="905.22" calcext:value-type="float">
            <text:p>905,22</text:p>
          </table:table-cell>
          <table:table-cell table:style-name="ce50" office:value-type="float" office:value="66.61" calcext:value-type="float">
            <text:p>66,61</text:p>
          </table:table-cell>
          <table:table-cell table:style-name="ce50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219" calcext:value-type="float">
            <text:p>0,219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222" calcext:value-type="float">
            <text:p>0,222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/>
          <table:table-cell table:style-name="ce50" office:value-type="string" calcext:value-type="string">
            <text:p>Mortgage_9</text:p>
          </table:table-cell>
          <table:table-cell table:style-name="ce50"/>
          <table:table-cell table:style-name="ce50" office:value-type="float" office:value="968.84" calcext:value-type="float">
            <text:p>968,84</text:p>
          </table:table-cell>
          <table:table-cell table:style-name="ce50" office:value-type="float" office:value="53.69" calcext:value-type="float">
            <text:p>53,69</text:p>
          </table:table-cell>
          <table:table-cell table:style-name="ce50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50" office:value-type="float" office:value="0.328" calcext:value-type="float">
            <text:p>0,328</text:p>
          </table:table-cell>
          <table:table-cell table:style-name="ce50" office:value-type="float" office:value="0.313" calcext:value-type="float">
            <text:p>0,313</text:p>
          </table:table-cell>
          <table:table-cell table:style-name="ce50" office:value-type="float" office:value="0.301" calcext:value-type="float">
            <text:p>0,301</text:p>
          </table:table-cell>
          <table:table-cell table:style-name="ce50"/>
          <table:table-cell table:style-name="ce50" office:value-type="string" calcext:value-type="string">
            <text:p>Mortgage_10</text:p>
          </table:table-cell>
          <table:table-cell table:style-name="ce50" office:value-type="float" office:value="10780.89" calcext:value-type="float">
            <text:p>10780,89</text:p>
          </table:table-cell>
          <table:table-cell table:style-name="ce50" office:value-type="float" office:value="1012.18" calcext:value-type="float">
            <text:p>1012,18</text:p>
          </table:table-cell>
          <table:table-cell table:style-name="ce50" office:value-type="float" office:value="59.93" calcext:value-type="float">
            <text:p>59,93</text:p>
          </table:table-cell>
          <table:table-cell table:style-name="ce50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62:.B271])" office:value-type="float" office:value="0.3603" calcext:value-type="float">
            <text:p>0,3603</text:p>
          </table:table-cell>
          <table:table-cell table:style-name="ce49" table:formula="of:=AVERAGE([.C262:.C271])" office:value-type="float" office:value="0.3801" calcext:value-type="float">
            <text:p>0,3801</text:p>
          </table:table-cell>
          <table:table-cell table:style-name="ce49" table:formula="of:=AVERAGE([.D262:.D271])" office:value-type="float" office:value="0.3477" calcext:value-type="float">
            <text:p>0,3477</text:p>
          </table:table-cell>
          <table:table-cell table:style-name="ce49" table:formula="of:=AVERAGE([.E262:.E271])" office:value-type="float" office:value="0.3559" calcext:value-type="float">
            <text:p>0,3559</text:p>
          </table:table-cell>
          <table:table-cell table:style-name="ce49" table:number-columns-repeated="2"/>
          <table:table-cell table:style-name="ce49" table:formula="of:=AVERAGE([.H262:.H271])" office:value-type="float" office:value="10568.9023333333" calcext:value-type="float">
            <text:p>10568,9023333333</text:p>
          </table:table-cell>
          <table:table-cell table:style-name="ce49" table:formula="of:=AVERAGE([.I262:.I271])" office:value-type="float" office:value="875.773" calcext:value-type="float">
            <text:p>875,773</text:p>
          </table:table-cell>
          <table:table-cell table:style-name="ce49" table:formula="of:=AVERAGE([.J262:.J271])" office:value-type="float" office:value="56.244" calcext:value-type="float">
            <text:p>56,244</text:p>
          </table:table-cell>
          <table:table-cell table:style-name="ce49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STDEV([.B262:.B271])" office:value-type="float" office:value="0.164677496270067" calcext:value-type="float">
            <text:p>0,164677496270067</text:p>
          </table:table-cell>
          <table:table-cell table:style-name="ce49" table:formula="of:=STDEV([.C262:.C271])" office:value-type="float" office:value="0.157051619256572" calcext:value-type="float">
            <text:p>0,157051619256572</text:p>
          </table:table-cell>
          <table:table-cell table:style-name="ce49" table:formula="of:=STDEV([.D262:.D271])" office:value-type="float" office:value="0.159902088096991" calcext:value-type="float">
            <text:p>0,159902088096991</text:p>
          </table:table-cell>
          <table:table-cell table:style-name="ce49" table:formula="of:=STDEV([.E262:.E271])" office:value-type="float" office:value="0.165671998572816" calcext:value-type="float">
            <text:p>0,165671998572816</text:p>
          </table:table-cell>
          <table:table-cell table:style-name="ce49" table:number-columns-repeated="2"/>
          <table:table-cell table:style-name="ce49" table:formula="of:=STDEV([.H262:.H271])" office:value-type="float" office:value="694.97536024404" calcext:value-type="float">
            <text:p>694,97536024404</text:p>
          </table:table-cell>
          <table:table-cell table:style-name="ce49" table:formula="of:=STDEV([.I262:.I271])" office:value-type="float" office:value="134.407586926235" calcext:value-type="float">
            <text:p>134,407586926235</text:p>
          </table:table-cell>
          <table:table-cell table:style-name="ce49" table:formula="of:=STDEV([.J262:.J271])" office:value-type="float" office:value="20.3043439249394" calcext:value-type="float">
            <text:p>20,3043439249394</text:p>
          </table:table-cell>
          <table:table-cell table:style-name="ce49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0.722" calcext:value-type="float">
            <text:p>0,722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/>
          <table:table-cell table:style-name="ce50" office:value-type="string" calcext:value-type="string">
            <text:p>PY_1</text:p>
          </table:table-cell>
          <table:table-cell table:style-name="ce50" office:value-type="float" office:value="33.88" calcext:value-type="float">
            <text:p>33,88</text:p>
          </table:table-cell>
          <table:table-cell table:style-name="ce50" office:value-type="float" office:value="12.159" calcext:value-type="float">
            <text:p>12,159</text:p>
          </table:table-cell>
          <table:table-cell table:style-name="ce50" office:value-type="float" office:value="12.798" calcext:value-type="float">
            <text:p>12,798</text:p>
          </table:table-cell>
          <table:table-cell table:style-name="ce50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538" calcext:value-type="float">
            <text:p>0,0538</text:p>
          </table:table-cell>
          <table:table-cell table:style-name="ce50" office:value-type="float" office:value="6.85" calcext:value-type="float">
            <text:p>6,85</text:p>
          </table:table-cell>
          <table:table-cell table:style-name="ce50" office:value-type="float" office:value="0.0451" calcext:value-type="float">
            <text:p>0,0451</text:p>
          </table:table-cell>
          <table:table-cell table:style-name="ce50" office:value-type="float" office:value="0.047" calcext:value-type="float">
            <text:p>0,047</text:p>
          </table:table-cell>
          <table:table-cell table:style-name="ce50"/>
          <table:table-cell table:style-name="ce50" office:value-type="string" calcext:value-type="string">
            <text:p>PY_2</text:p>
          </table:table-cell>
          <table:table-cell table:style-name="ce50" office:value-type="float" office:value="9.584" calcext:value-type="float">
            <text:p>9,584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1.684" calcext:value-type="float">
            <text:p>1,684</text:p>
          </table:table-cell>
          <table:table-cell table:style-name="ce50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6.97" calcext:value-type="float">
            <text:p>6,97</text:p>
          </table:table-cell>
          <table:table-cell table:style-name="ce50" office:value-type="float" office:value="0.1097" calcext:value-type="float">
            <text:p>0,1097</text:p>
          </table:table-cell>
          <table:table-cell table:style-name="ce50" office:value-type="float" office:value="0.112" calcext:value-type="float">
            <text:p>0,112</text:p>
          </table:table-cell>
          <table:table-cell table:style-name="ce50"/>
          <table:table-cell table:style-name="ce50" office:value-type="string" calcext:value-type="string">
            <text:p>PY_3</text:p>
          </table:table-cell>
          <table:table-cell table:style-name="ce50" office:value-type="float" office:value="14.362" calcext:value-type="float">
            <text:p>14,362</text:p>
          </table:table-cell>
          <table:table-cell table:style-name="ce50" office:value-type="float" office:value="3.35" calcext:value-type="float">
            <text:p>3,35</text:p>
          </table:table-cell>
          <table:table-cell table:style-name="ce50" office:value-type="float" office:value="5.83" calcext:value-type="float">
            <text:p>5,83</text:p>
          </table:table-cell>
          <table:table-cell table:style-name="ce50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68" calcext:value-type="float">
            <text:p>0,0868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0" office:value-type="float" office:value="0.0877" calcext:value-type="float">
            <text:p>0,0877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/>
          <table:table-cell table:style-name="ce50" office:value-type="string" calcext:value-type="string">
            <text:p>PY_4</text:p>
          </table:table-cell>
          <table:table-cell table:style-name="ce50" office:value-type="float" office:value="6.686" calcext:value-type="float">
            <text:p>6,686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1.13" calcext:value-type="float">
            <text:p>1,13</text:p>
          </table:table-cell>
          <table:table-cell table:style-name="ce50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50" office:value-type="float" office:value="0.124" calcext:value-type="float">
            <text:p>0,124</text:p>
          </table:table-cell>
          <table:table-cell table:style-name="ce50"/>
          <table:table-cell table:style-name="ce50" office:value-type="string" calcext:value-type="string">
            <text:p>PY_5</text:p>
          </table:table-cell>
          <table:table-cell table:style-name="ce50" office:value-type="float" office:value="4.166" calcext:value-type="float">
            <text:p>4,166</text:p>
          </table:table-cell>
          <table:table-cell table:style-name="ce50" office:value-type="float" office:value="0.068" calcext:value-type="float">
            <text:p>0,068</text:p>
          </table:table-cell>
          <table:table-cell table:style-name="ce50" office:value-type="float" office:value="0.717" calcext:value-type="float">
            <text:p>0,717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0631" calcext:value-type="float">
            <text:p>0,0631</text:p>
          </table:table-cell>
          <table:table-cell table:style-name="ce50" office:value-type="float" office:value="0.0635" calcext:value-type="float">
            <text:p>0,0635</text:p>
          </table:table-cell>
          <table:table-cell table:style-name="ce50"/>
          <table:table-cell table:style-name="ce50" office:value-type="string" calcext:value-type="string">
            <text:p>PY_6</text:p>
          </table:table-cell>
          <table:table-cell table:style-name="ce50" office:value-type="float" office:value="19.687" calcext:value-type="float">
            <text:p>19,687</text:p>
          </table:table-cell>
          <table:table-cell table:style-name="ce50" office:value-type="float" office:value="3.63" calcext:value-type="float">
            <text:p>3,63</text:p>
          </table:table-cell>
          <table:table-cell table:style-name="ce50" office:value-type="float" office:value="0.876" calcext:value-type="float">
            <text:p>0,876</text:p>
          </table:table-cell>
          <table:table-cell table:style-name="ce50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.78" calcext:value-type="float">
            <text:p>6,78</text:p>
          </table:table-cell>
          <table:table-cell table:style-name="ce50" office:value-type="float" office:value="0.0397" calcext:value-type="float">
            <text:p>0,0397</text:p>
          </table:table-cell>
          <table:table-cell table:style-name="ce50" office:value-type="float" office:value="0.0403" calcext:value-type="float">
            <text:p>0,0403</text:p>
          </table:table-cell>
          <table:table-cell table:style-name="ce50"/>
          <table:table-cell table:style-name="ce50" office:value-type="string" calcext:value-type="string">
            <text:p>PY_7</text:p>
          </table:table-cell>
          <table:table-cell table:style-name="ce50" office:value-type="float" office:value="13.426" calcext:value-type="float">
            <text:p>13,426</text:p>
          </table:table-cell>
          <table:table-cell table:style-name="ce50" office:value-type="float" office:value="2.196" calcext:value-type="float">
            <text:p>2,196</text:p>
          </table:table-cell>
          <table:table-cell table:style-name="ce50" office:value-type="float" office:value="2.164" calcext:value-type="float">
            <text:p>2,164</text:p>
          </table:table-cell>
          <table:table-cell table:style-name="ce50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98" calcext:value-type="float">
            <text:p>0,0898</text:p>
          </table:table-cell>
          <table:table-cell table:style-name="ce50" office:value-type="float" office:value="0.729" calcext:value-type="float">
            <text:p>0,729</text:p>
          </table:table-cell>
          <table:table-cell table:style-name="ce50" office:value-type="float" office:value="0.0852" calcext:value-type="float">
            <text:p>0,0852</text:p>
          </table:table-cell>
          <table:table-cell table:style-name="ce50" office:value-type="float" office:value="0.083" calcext:value-type="float">
            <text:p>0,083</text:p>
          </table:table-cell>
          <table:table-cell table:style-name="ce50"/>
          <table:table-cell table:style-name="ce50" office:value-type="string" calcext:value-type="string">
            <text:p>PY_8</text:p>
          </table:table-cell>
          <table:table-cell table:style-name="ce50" office:value-type="float" office:value="13.793" calcext:value-type="float">
            <text:p>13,793</text:p>
          </table:table-cell>
          <table:table-cell table:style-name="ce50" office:value-type="float" office:value="2.88" calcext:value-type="float">
            <text:p>2,88</text:p>
          </table:table-cell>
          <table:table-cell table:style-name="ce50" office:value-type="float" office:value="7.579" calcext:value-type="float">
            <text:p>7,579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58" calcext:value-type="float">
            <text:p>0,0958</text:p>
          </table:table-cell>
          <table:table-cell table:style-name="ce50" office:value-type="float" office:value="0.687" calcext:value-type="float">
            <text:p>0,687</text:p>
          </table:table-cell>
          <table:table-cell table:style-name="ce50" office:value-type="float" office:value="0.0986" calcext:value-type="float">
            <text:p>0,0986</text:p>
          </table:table-cell>
          <table:table-cell table:style-name="ce50" office:value-type="float" office:value="0.0981" calcext:value-type="float">
            <text:p>0,0981</text:p>
          </table:table-cell>
          <table:table-cell table:style-name="ce50"/>
          <table:table-cell table:style-name="ce50" office:value-type="string" calcext:value-type="string">
            <text:p>PY_9</text:p>
          </table:table-cell>
          <table:table-cell table:style-name="ce50" office:value-type="float" office:value="10.663" calcext:value-type="float">
            <text:p>10,663</text:p>
          </table:table-cell>
          <table:table-cell table:style-name="ce50" office:value-type="float" office:value="1.353" calcext:value-type="float">
            <text:p>1,353</text:p>
          </table:table-cell>
          <table:table-cell table:style-name="ce50" office:value-type="float" office:value="1.782" calcext:value-type="float">
            <text:p>1,782</text:p>
          </table:table-cell>
          <table:table-cell table:style-name="ce50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0455" calcext:value-type="float">
            <text:p>0,0455</text:p>
          </table:table-cell>
          <table:table-cell table:style-name="ce50" office:value-type="float" office:value="0.673" calcext:value-type="float">
            <text:p>0,673</text:p>
          </table:table-cell>
          <table:table-cell table:style-name="ce50" office:value-type="float" office:value="0.0548" calcext:value-type="float">
            <text:p>0,0548</text:p>
          </table:table-cell>
          <table:table-cell table:style-name="ce50" office:value-type="float" office:value="0.0575" calcext:value-type="float">
            <text:p>0,0575</text:p>
          </table:table-cell>
          <table:table-cell table:style-name="ce50"/>
          <table:table-cell table:style-name="ce50" office:value-type="string" calcext:value-type="string">
            <text:p>PY_10</text:p>
          </table:table-cell>
          <table:table-cell table:style-name="ce50" office:value-type="float" office:value="9.206" calcext:value-type="float">
            <text:p>9,206</text:p>
          </table:table-cell>
          <table:table-cell table:style-name="ce50" office:value-type="float" office:value="1.055" calcext:value-type="float">
            <text:p>1,055</text:p>
          </table:table-cell>
          <table:table-cell table:style-name="ce50" office:value-type="float" office:value="0.387" calcext:value-type="float">
            <text:p>0,387</text:p>
          </table:table-cell>
          <table:table-cell table:style-name="ce50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75:.B284])" office:value-type="float" office:value="0.08179" calcext:value-type="float">
            <text:p>0,08179</text:p>
          </table:table-cell>
          <table:table-cell table:style-name="ce49" table:formula="of:=AVERAGE([.C275:.C284])" office:value-type="float" office:value="2.4932" calcext:value-type="float">
            <text:p>2,4932</text:p>
          </table:table-cell>
          <table:table-cell table:style-name="ce49" table:formula="of:=AVERAGE([.D275:.D284])" office:value-type="float" office:value="0.08159" calcext:value-type="float">
            <text:p>0,08159</text:p>
          </table:table-cell>
          <table:table-cell table:style-name="ce49" table:formula="of:=AVERAGE([.E275:.E284])" office:value-type="float" office:value="0.08164" calcext:value-type="float">
            <text:p>0,08164</text:p>
          </table:table-cell>
          <table:table-cell table:style-name="ce49" table:number-columns-repeated="2"/>
          <table:table-cell table:style-name="ce49" table:formula="of:=AVERAGE([.H275:.H284])" office:value-type="float" office:value="13.5453" calcext:value-type="float">
            <text:p>13,5453</text:p>
          </table:table-cell>
          <table:table-cell table:style-name="ce49" table:formula="of:=AVERAGE([.I275:.I284])" office:value-type="float" office:value="2.8531" calcext:value-type="float">
            <text:p>2,8531</text:p>
          </table:table-cell>
          <table:table-cell table:style-name="ce49" table:formula="of:=AVERAGE([.J275:.J284])" office:value-type="float" office:value="3.4947" calcext:value-type="float">
            <text:p>3,4947</text:p>
          </table:table-cell>
          <table:table-cell table:style-name="ce49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75:.B284])" office:value-type="float" office:value="0.0296194549428431" calcext:value-type="float">
            <text:p>0,0296194549428431</text:p>
          </table:table-cell>
          <table:table-cell table:style-name="ce50" table:formula="of:=STDEV([.C275:.C284])" office:value-type="float" office:value="3.02331461956722" calcext:value-type="float">
            <text:p>3,02331461956722</text:p>
          </table:table-cell>
          <table:table-cell table:style-name="ce50" table:formula="of:=STDEV([.D275:.D284])" office:value-type="float" office:value="0.0294502386332531" calcext:value-type="float">
            <text:p>0,0294502386332531</text:p>
          </table:table-cell>
          <table:table-cell table:style-name="ce50" table:formula="of:=STDEV([.E275:.E284])" office:value-type="float" office:value="0.0286245892741033" calcext:value-type="float">
            <text:p>0,0286245892741033</text:p>
          </table:table-cell>
          <table:table-cell table:style-name="ce50" table:number-columns-repeated="2"/>
          <table:table-cell table:style-name="ce50" table:formula="of:=STDEV([.H275:.H284])" office:value-type="float" office:value="8.36536131981824" calcext:value-type="float">
            <text:p>8,36536131981824</text:p>
          </table:table-cell>
          <table:table-cell table:style-name="ce50" table:formula="of:=STDEV([.I275:.I284])" office:value-type="float" office:value="3.48133050714809" calcext:value-type="float">
            <text:p>3,48133050714809</text:p>
          </table:table-cell>
          <table:table-cell table:style-name="ce50" table:formula="of:=STDEV([.J275:.J284])" office:value-type="float" office:value="4.03446367219017" calcext:value-type="float">
            <text:p>4,03446367219017</text:p>
          </table:table-cell>
          <table:table-cell table:style-name="ce50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18498.97" calcext:value-type="float">
            <text:p>18498,97</text:p>
          </table:table-cell>
          <table:table-cell table:style-name="ce50" office:value-type="float" office:value="18.83" calcext:value-type="float">
            <text:p>18,83</text:p>
          </table:table-cell>
          <table:table-cell table:style-name="ce50" office:value-type="float" office:value="9.98" calcext:value-type="float">
            <text:p>9,98</text:p>
          </table:table-cell>
          <table:table-cell table:style-name="ce50" office:value-type="float" office:value="16.45" calcext:value-type="float">
            <text:p>16,45</text:p>
          </table:table-cell>
          <table:table-cell table:style-name="ce50"/>
          <table:table-cell table:style-name="ce50" office:value-type="string" calcext:value-type="string">
            <text:p>TREASURY_1</text:p>
          </table:table-cell>
          <table:table-cell table:style-name="ce50" office:value-type="float" office:value="10558.16" calcext:value-type="float">
            <text:p>10558,16</text:p>
          </table:table-cell>
          <table:table-cell table:style-name="ce50" office:value-type="float" office:value="975.898" calcext:value-type="float">
            <text:p>975,898</text:p>
          </table:table-cell>
          <table:table-cell table:style-name="ce50" office:value-type="float" office:value="67.12" calcext:value-type="float">
            <text:p>67,12</text:p>
          </table:table-cell>
          <table:table-cell table:style-name="ce50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/>
          <table:table-cell table:style-name="ce50" office:value-type="float" office:value="20.889" calcext:value-type="float">
            <text:p>20,889</text:p>
          </table:table-cell>
          <table:table-cell table:style-name="ce50" office:value-type="float" office:value="19.49" calcext:value-type="float">
            <text:p>19,49</text:p>
          </table:table-cell>
          <table:table-cell table:style-name="ce50" office:value-type="float" office:value="17.69" calcext:value-type="float">
            <text:p>17,69</text:p>
          </table:table-cell>
          <table:table-cell table:style-name="ce50"/>
          <table:table-cell table:style-name="ce50" office:value-type="string" calcext:value-type="string">
            <text:p>TREASURY_2</text:p>
          </table:table-cell>
          <table:table-cell table:style-name="ce50"/>
          <table:table-cell table:style-name="ce50" office:value-type="float" office:value="1038.72" calcext:value-type="float">
            <text:p>1038,72</text:p>
          </table:table-cell>
          <table:table-cell table:style-name="ce50" office:value-type="float" office:value="82.69" calcext:value-type="float">
            <text:p>82,69</text:p>
          </table:table-cell>
          <table:table-cell table:style-name="ce50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/>
          <table:table-cell table:style-name="ce50" office:value-type="float" office:value="34.53" calcext:value-type="float">
            <text:p>34,53</text:p>
          </table:table-cell>
          <table:table-cell table:style-name="ce50" office:value-type="float" office:value="14.15" calcext:value-type="float">
            <text:p>14,15</text:p>
          </table:table-cell>
          <table:table-cell table:style-name="ce50" office:value-type="float" office:value="10.96" calcext:value-type="float">
            <text:p>10,96</text:p>
          </table:table-cell>
          <table:table-cell table:style-name="ce50"/>
          <table:table-cell table:style-name="ce50" office:value-type="string" calcext:value-type="string">
            <text:p>TREASURY_3</text:p>
          </table:table-cell>
          <table:table-cell table:style-name="ce50"/>
          <table:table-cell table:style-name="ce50" office:value-type="float" office:value="916.42" calcext:value-type="float">
            <text:p>916,42</text:p>
          </table:table-cell>
          <table:table-cell table:style-name="ce50" office:value-type="float" office:value="76.93" calcext:value-type="float">
            <text:p>76,93</text:p>
          </table:table-cell>
          <table:table-cell table:style-name="ce50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/>
          <table:table-cell table:style-name="ce50" office:value-type="float" office:value="24.25" calcext:value-type="float">
            <text:p>24,25</text:p>
          </table:table-cell>
          <table:table-cell table:style-name="ce50" office:value-type="float" office:value="12.98" calcext:value-type="float">
            <text:p>12,98</text:p>
          </table:table-cell>
          <table:table-cell table:style-name="ce50" office:value-type="float" office:value="14.53" calcext:value-type="float">
            <text:p>14,53</text:p>
          </table:table-cell>
          <table:table-cell table:style-name="ce50"/>
          <table:table-cell table:style-name="ce50" office:value-type="string" calcext:value-type="string">
            <text:p>TREASURY_4</text:p>
          </table:table-cell>
          <table:table-cell table:style-name="ce50"/>
          <table:table-cell table:style-name="ce50" office:value-type="float" office:value="943.581" calcext:value-type="float">
            <text:p>943,581</text:p>
          </table:table-cell>
          <table:table-cell table:style-name="ce50" office:value-type="float" office:value="42.22" calcext:value-type="float">
            <text:p>42,22</text:p>
          </table:table-cell>
          <table:table-cell table:style-name="ce50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/>
          <table:table-cell table:style-name="ce50" office:value-type="float" office:value="10.99" calcext:value-type="float">
            <text:p>10,99</text:p>
          </table:table-cell>
          <table:table-cell table:style-name="ce50" office:value-type="float" office:value="7.76" calcext:value-type="float">
            <text:p>7,76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5</text:p>
          </table:table-cell>
          <table:table-cell table:style-name="ce50"/>
          <table:table-cell table:style-name="ce50" office:value-type="float" office:value="1164.18" calcext:value-type="float">
            <text:p>1164,18</text:p>
          </table:table-cell>
          <table:table-cell table:style-name="ce50" office:value-type="float" office:value="68.14" calcext:value-type="float">
            <text:p>68,14</text:p>
          </table:table-cell>
          <table:table-cell table:style-name="ce50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/>
          <table:table-cell table:style-name="ce50" office:value-type="float" office:value="15.02" calcext:value-type="float">
            <text:p>15,02</text:p>
          </table:table-cell>
          <table:table-cell table:style-name="ce50" office:value-type="float" office:value="21.12" calcext:value-type="float">
            <text:p>21,12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6</text:p>
          </table:table-cell>
          <table:table-cell table:style-name="ce50"/>
          <table:table-cell table:style-name="ce50" office:value-type="float" office:value="1358.44" calcext:value-type="float">
            <text:p>1358,44</text:p>
          </table:table-cell>
          <table:table-cell table:style-name="ce50" office:value-type="float" office:value="53.08" calcext:value-type="float">
            <text:p>53,08</text:p>
          </table:table-cell>
          <table:table-cell table:style-name="ce50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/>
          <table:table-cell table:style-name="ce50" office:value-type="float" office:value="22.32" calcext:value-type="float">
            <text:p>22,32</text:p>
          </table:table-cell>
          <table:table-cell table:style-name="ce50" office:value-type="float" office:value="23.35" calcext:value-type="float">
            <text:p>23,35</text:p>
          </table:table-cell>
          <table:table-cell table:style-name="ce50" office:value-type="float" office:value="20.9" calcext:value-type="float">
            <text:p>20,9</text:p>
          </table:table-cell>
          <table:table-cell table:style-name="ce50"/>
          <table:table-cell table:style-name="ce50" office:value-type="string" calcext:value-type="string">
            <text:p>TREASURY_7</text:p>
          </table:table-cell>
          <table:table-cell table:style-name="ce50"/>
          <table:table-cell table:style-name="ce50" office:value-type="float" office:value="966.63" calcext:value-type="float">
            <text:p>966,63</text:p>
          </table:table-cell>
          <table:table-cell table:style-name="ce50" office:value-type="float" office:value="83.51" calcext:value-type="float">
            <text:p>83,51</text:p>
          </table:table-cell>
          <table:table-cell table:style-name="ce50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/>
          <table:table-cell table:style-name="ce50" office:value-type="float" office:value="28.23" calcext:value-type="float">
            <text:p>28,23</text:p>
          </table:table-cell>
          <table:table-cell table:style-name="ce50" office:value-type="float" office:value="10.38" calcext:value-type="float">
            <text:p>10,38</text:p>
          </table:table-cell>
          <table:table-cell table:style-name="ce50" office:value-type="float" office:value="19.16" calcext:value-type="float">
            <text:p>19,16</text:p>
          </table:table-cell>
          <table:table-cell table:style-name="ce50"/>
          <table:table-cell table:style-name="ce50" office:value-type="string" calcext:value-type="string">
            <text:p>TREASURY_8</text:p>
          </table:table-cell>
          <table:table-cell table:style-name="ce50"/>
          <table:table-cell table:style-name="ce50" office:value-type="float" office:value="848.31" calcext:value-type="float">
            <text:p>848,31</text:p>
          </table:table-cell>
          <table:table-cell table:style-name="ce50" office:value-type="float" office:value="64.83" calcext:value-type="float">
            <text:p>64,83</text:p>
          </table:table-cell>
          <table:table-cell table:style-name="ce50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/>
          <table:table-cell table:style-name="ce50" office:value-type="float" office:value="21.19" calcext:value-type="float">
            <text:p>21,19</text:p>
          </table:table-cell>
          <table:table-cell table:style-name="ce50" office:value-type="float" office:value="9.32" calcext:value-type="float">
            <text:p>9,32</text:p>
          </table:table-cell>
          <table:table-cell table:style-name="ce50" office:value-type="float" office:value="8.53" calcext:value-type="float">
            <text:p>8,53</text:p>
          </table:table-cell>
          <table:table-cell table:style-name="ce50"/>
          <table:table-cell table:style-name="ce50" office:value-type="string" calcext:value-type="string">
            <text:p>TREASURY_9</text:p>
          </table:table-cell>
          <table:table-cell table:style-name="ce50"/>
          <table:table-cell table:style-name="ce50" office:value-type="float" office:value="1000.26" calcext:value-type="float">
            <text:p>1000,26</text:p>
          </table:table-cell>
          <table:table-cell table:style-name="ce50" office:value-type="float" office:value="46.03" calcext:value-type="float">
            <text:p>46,03</text:p>
          </table:table-cell>
          <table:table-cell table:style-name="ce50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/>
          <table:table-cell table:style-name="ce50" office:value-type="float" office:value="16.64" calcext:value-type="float">
            <text:p>16,64</text:p>
          </table:table-cell>
          <table:table-cell table:style-name="ce50" office:value-type="float" office:value="25.93" calcext:value-type="float">
            <text:p>25,93</text:p>
          </table:table-cell>
          <table:table-cell table:style-name="ce50" office:value-type="float" office:value="11.1" calcext:value-type="float">
            <text:p>11,1</text:p>
          </table:table-cell>
          <table:table-cell table:style-name="ce50"/>
          <table:table-cell table:style-name="ce50" office:value-type="string" calcext:value-type="string">
            <text:p>TREASURY_10</text:p>
          </table:table-cell>
          <table:table-cell table:style-name="ce50" office:value-type="float" office:value="10884.19" calcext:value-type="float">
            <text:p>10884,19</text:p>
          </table:table-cell>
          <table:table-cell table:style-name="ce50" office:value-type="float" office:value="1092.91" calcext:value-type="float">
            <text:p>1092,91</text:p>
          </table:table-cell>
          <table:table-cell table:style-name="ce50" office:value-type="float" office:value="115.006" calcext:value-type="float">
            <text:p>115,006</text:p>
          </table:table-cell>
          <table:table-cell table:style-name="ce50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88:.B297])" office:value-type="float" office:value="18498.97" calcext:value-type="float">
            <text:p>18498,97</text:p>
          </table:table-cell>
          <table:table-cell table:style-name="ce49" table:formula="of:=AVERAGE([.C288:.C297])" office:value-type="float" office:value="21.2889" calcext:value-type="float">
            <text:p>21,2889</text:p>
          </table:table-cell>
          <table:table-cell table:style-name="ce49" table:formula="of:=AVERAGE([.D288:.D297])" office:value-type="float" office:value="15.446" calcext:value-type="float">
            <text:p>15,446</text:p>
          </table:table-cell>
          <table:table-cell table:style-name="ce49" table:formula="of:=AVERAGE([.E288:.E297])" office:value-type="float" office:value="14.09" calcext:value-type="float">
            <text:p>14,09</text:p>
          </table:table-cell>
          <table:table-cell table:style-name="ce49" table:number-columns-repeated="2"/>
          <table:table-cell table:style-name="ce49" table:formula="of:=AVERAGE([.H288:.H297])" office:value-type="float" office:value="10721.175" calcext:value-type="float">
            <text:p>10721,175</text:p>
          </table:table-cell>
          <table:table-cell table:style-name="ce49" table:formula="of:=AVERAGE([.I288:.I297])" office:value-type="float" office:value="1030.5349" calcext:value-type="float">
            <text:p>1030,5349</text:p>
          </table:table-cell>
          <table:table-cell table:style-name="ce49" table:formula="of:=AVERAGE([.J288:.J297])" office:value-type="float" office:value="69.9556" calcext:value-type="float">
            <text:p>69,9556</text:p>
          </table:table-cell>
          <table:table-cell table:style-name="ce49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51" table:formula="of:=STDEV([.B288:.B297])" office:value-type="string" office:string-value="" calcext:value-type="error">
            <text:p>#DIV/0!</text:p>
          </table:table-cell>
          <table:table-cell table:style-name="ce51" table:formula="of:=STDEV([.C288:.C297])" office:value-type="float" office:value="6.7208753472545" calcext:value-type="float">
            <text:p>6,7208753472545</text:p>
          </table:table-cell>
          <table:table-cell table:style-name="ce51" table:formula="of:=STDEV([.D288:.D297])" office:value-type="float" office:value="6.5050445382368" calcext:value-type="float">
            <text:p>6,5050445382368</text:p>
          </table:table-cell>
          <table:table-cell table:style-name="ce51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5747.185" calcext:value-type="float">
            <text:p>5747,185</text:p>
          </table:table-cell>
          <table:table-cell table:style-name="ce50" office:value-type="float" office:value="0.029" calcext:value-type="float">
            <text:p>0,029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50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/>
          <table:table-cell table:style-name="ce50" office:value-type="float" office:value="0.025" calcext:value-type="float">
            <text:p>0,025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ce50"/>
          <table:table-cell table:style-name="ce50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/>
          <table:table-cell table:style-name="ce50" office:value-type="float" office:value="0.0258" calcext:value-type="float">
            <text:p>0,0258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/>
          <table:table-cell table:style-name="ce50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/>
          <table:table-cell table:style-name="ce50" office:value-type="float" office:value="0.023" calcext:value-type="float">
            <text:p>0,023</text:p>
          </table:table-cell>
          <table:table-cell table:style-name="ce50"/>
          <table:table-cell table:style-name="ce50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/>
          <table:table-cell table:style-name="ce50" office:value-type="float" office:value="0.0244" calcext:value-type="float">
            <text:p>0,0244</text:p>
          </table:table-cell>
          <table:table-cell table:style-name="ce50"/>
          <table:table-cell table:style-name="ce50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301:.B310])" office:value-type="float" office:value="5747.185" calcext:value-type="float">
            <text:p>5747,185</text:p>
          </table:table-cell>
          <table:table-cell table:style-name="ce49" table:formula="of:=AVERAGE([.C301:.C310])" office:value-type="float" office:value="0.02612" calcext:value-type="float">
            <text:p>0,02612</text:p>
          </table:table-cell>
          <table:table-cell table:style-name="ce49" table:formula="of:=AVERAGE([.D301:.D310])" office:value-type="float" office:value="0.0262666666666667" calcext:value-type="float">
            <text:p>0,0262666666666667</text:p>
          </table:table-cell>
          <table:table-cell table:style-name="ce49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51" table:formula="of:=STDEV([.B301:.B310])" office:value-type="string" office:string-value="" calcext:value-type="error">
            <text:p>#DIV/0!</text:p>
          </table:table-cell>
          <table:table-cell table:style-name="ce51" table:formula="of:=STDEV([.C301:.C310])" office:value-type="float" office:value="0.00415606651641776" calcext:value-type="float">
            <text:p>0,00415606651641776</text:p>
          </table:table-cell>
          <table:table-cell table:style-name="ce51" table:formula="of:=STDEV([.D301:.D310])" office:value-type="float" office:value="0.0075632885263841" calcext:value-type="float">
            <text:p>0,0075632885263841</text:p>
          </table:table-cell>
          <table:table-cell table:style-name="ce51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46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51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8" table:default-cell-style-name="ce61"/>
        <table:table-column table:style-name="co2" table:default-cell-style-name="ce61"/>
        <table:table-column table:style-name="co11" table:default-cell-style-name="ce61"/>
        <table:table-column table:style-name="co3" table:number-columns-repeated="16381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3"/>
          <table:table-cell table:number-columns-repeated="16379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ADAM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GENETIC</text:p>
          </table:table-cell>
          <table:table-cell table:style-name="ce5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style-name="ce63" office:value-type="percentage" office:value="0.152" calcext:value-type="percentage">
            <text:p>15,20%</text:p>
          </table:table-cell>
          <table:table-cell table:style-name="ce63" office:value-type="percentage" office:value="0.1777" calcext:value-type="percentage">
            <text:p>17,77%</text:p>
          </table:table-cell>
          <table:table-cell table:style-name="ce63" office:value-type="percentage" office:value="0.233" calcext:value-type="percentage">
            <text:p>23,30%</text:p>
          </table:table-cell>
          <table:table-cell table:style-name="ce63" office:value-type="percentage" office:value="0.2357" calcext:value-type="percentage">
            <text:p>23,57%</text:p>
          </table:table-cell>
          <table:table-cell table:style-name="ce66" table:number-columns-repeated="16376"/>
          <table:table-cell table:number-columns-repeated="3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4343" calcext:value-type="percentage">
            <text:p>43,43%</text:p>
          </table:table-cell>
          <table:table-cell table:style-name="ce63" office:value-type="percentage" office:value="0.3743" calcext:value-type="percentage">
            <text:p>37,43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929" calcext:value-type="percentage">
            <text:p>29,29%</text:p>
          </table:table-cell>
          <table:table-cell table:style-name="ce63" office:value-type="percentage" office:value="0.0854" calcext:value-type="percentage">
            <text:p>8,54%</text:p>
          </table:table-cell>
          <table:table-cell table:style-name="ce63" office:value-type="percentage" office:value="0.0774" calcext:value-type="percentage">
            <text:p>7,74%</text:p>
          </table:table-cell>
          <table:table-cell table:style-name="ce63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4325" calcext:value-type="percentage">
            <text:p>43,25%</text:p>
          </table:table-cell>
          <table:table-cell table:style-name="ce63" office:value-type="percentage" office:value="0.3715" calcext:value-type="percentage">
            <text:p>37,15%</text:p>
          </table:table-cell>
          <table:table-cell table:style-name="ce63" office:value-type="percentage" office:value="0.3545" calcext:value-type="percentage">
            <text:p>35,45%</text:p>
          </table:table-cell>
          <table:table-cell table:style-name="ce63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7871" calcext:value-type="percentage">
            <text:p>78,71%</text:p>
          </table:table-cell>
          <table:table-cell table:style-name="ce63" office:value-type="percentage" office:value="0.7522" calcext:value-type="percentage">
            <text:p>75,22%</text:p>
          </table:table-cell>
          <table:table-cell table:style-name="ce63" office:value-type="percentage" office:value="0.4657" calcext:value-type="percentage">
            <text:p>46,57%</text:p>
          </table:table-cell>
          <table:table-cell table:style-name="ce63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6312" calcext:value-type="percentage">
            <text:p>63,12%</text:p>
          </table:table-cell>
          <table:table-cell table:style-name="ce63" office:value-type="percentage" office:value="0.4564" calcext:value-type="percentage">
            <text:p>45,64%</text:p>
          </table:table-cell>
          <table:table-cell table:style-name="ce63" office:value-type="percentage" office:value="0.0859" calcext:value-type="percentage">
            <text:p>8,59%</text:p>
          </table:table-cell>
          <table:table-cell table:style-name="ce63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8278" calcext:value-type="percentage">
            <text:p>82,78%</text:p>
          </table:table-cell>
          <table:table-cell table:style-name="ce63" office:value-type="percentage" office:value="0.8206" calcext:value-type="percentage">
            <text:p>82,06%</text:p>
          </table:table-cell>
          <table:table-cell table:style-name="ce63" office:value-type="percentage" office:value="0.6195" calcext:value-type="percentage">
            <text:p>61,95%</text:p>
          </table:table-cell>
          <table:table-cell table:style-name="ce63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6095" calcext:value-type="percentage">
            <text:p>60,95%</text:p>
          </table:table-cell>
          <table:table-cell table:style-name="ce63" office:value-type="percentage" office:value="0.5395" calcext:value-type="percentage">
            <text:p>53,95%</text:p>
          </table:table-cell>
          <table:table-cell table:style-name="ce63" office:value-type="percentage" office:value="0.3172" calcext:value-type="percentage">
            <text:p>31,72%</text:p>
          </table:table-cell>
          <table:table-cell table:style-name="ce63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4308" calcext:value-type="percentage">
            <text:p>43,08%</text:p>
          </table:table-cell>
          <table:table-cell table:style-name="ce63" office:value-type="percentage" office:value="0.3921" calcext:value-type="percentage">
            <text:p>39,21%</text:p>
          </table:table-cell>
          <table:table-cell table:style-name="ce63" office:value-type="percentage" office:value="0.1932" calcext:value-type="percentage">
            <text:p>19,32%</text:p>
          </table:table-cell>
          <table:table-cell table:style-name="ce63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1462" calcext:value-type="percentage">
            <text:p>14,62%</text:p>
          </table:table-cell>
          <table:table-cell table:style-name="ce63" office:value-type="percentage" office:value="0.077" calcext:value-type="percentage">
            <text:p>7,70%</text:p>
          </table:table-cell>
          <table:table-cell table:style-name="ce63" office:value-type="percentage" office:value="0.0754" calcext:value-type="percentage">
            <text:p>7,54%</text:p>
          </table:table-cell>
          <table:table-cell table:style-name="ce63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965" calcext:value-type="percentage">
            <text:p>19,65%</text:p>
          </table:table-cell>
          <table:table-cell table:style-name="ce63" office:value-type="percentage" office:value="0.125" calcext:value-type="percentage">
            <text:p>12,50%</text:p>
          </table:table-cell>
          <table:table-cell table:style-name="ce63" office:value-type="percentage" office:value="0.1608" calcext:value-type="percentage">
            <text:p>16,08%</text:p>
          </table:table-cell>
          <table:table-cell table:style-name="ce63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4279" calcext:value-type="percentage">
            <text:p>42,79%</text:p>
          </table:table-cell>
          <table:table-cell table:style-name="ce63" office:value-type="percentage" office:value="0.4149" calcext:value-type="percentage">
            <text:p>41,49%</text:p>
          </table:table-cell>
          <table:table-cell table:style-name="ce63" office:value-type="percentage" office:value="0.3482" calcext:value-type="percentage">
            <text:p>34,82%</text:p>
          </table:table-cell>
          <table:table-cell table:style-name="ce63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3279" calcext:value-type="percentage">
            <text:p>32,79%</text:p>
          </table:table-cell>
          <table:table-cell table:style-name="ce63" office:value-type="percentage" office:value="0.2452" calcext:value-type="percentage">
            <text:p>24,52%</text:p>
          </table:table-cell>
          <table:table-cell table:style-name="ce63" office:value-type="percentage" office:value="0.2778" calcext:value-type="percentage">
            <text:p>27,78%</text:p>
          </table:table-cell>
          <table:table-cell table:style-name="ce63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4796" calcext:value-type="percentage">
            <text:p>47,96%</text:p>
          </table:table-cell>
          <table:table-cell table:style-name="ce63" office:value-type="percentage" office:value="0.3348" calcext:value-type="percentage">
            <text:p>33,48%</text:p>
          </table:table-cell>
          <table:table-cell table:style-name="ce63" office:value-type="percentage" office:value="0.1678" calcext:value-type="percentage">
            <text:p>16,78%</text:p>
          </table:table-cell>
          <table:table-cell table:style-name="ce63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264" calcext:value-type="percentage">
            <text:p>26,40%</text:p>
          </table:table-cell>
          <table:table-cell table:style-name="ce63" office:value-type="percentage" office:value="0.277" calcext:value-type="percentage">
            <text:p>27,70%</text:p>
          </table:table-cell>
          <table:table-cell table:style-name="ce63" office:value-type="percentage" office:value="0.1554" calcext:value-type="percentage">
            <text:p>15,54%</text:p>
          </table:table-cell>
          <table:table-cell table:style-name="ce63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4411" calcext:value-type="percentage">
            <text:p>44,11%</text:p>
          </table:table-cell>
          <table:table-cell table:style-name="ce63" office:value-type="percentage" office:value="0.3609" calcext:value-type="percentage">
            <text:p>36,09%</text:p>
          </table:table-cell>
          <table:table-cell table:style-name="ce63" office:value-type="percentage" office:value="0.2597" calcext:value-type="percentage">
            <text:p>25,97%</text:p>
          </table:table-cell>
          <table:table-cell table:style-name="ce63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731" calcext:value-type="percentage">
            <text:p>7,31%</text:p>
          </table:table-cell>
          <table:table-cell table:style-name="ce63" office:value-type="percentage" office:value="0.0535" calcext:value-type="percentage">
            <text:p>5,35%</text:p>
          </table:table-cell>
          <table:table-cell table:style-name="ce63" office:value-type="percentage" office:value="0.0743" calcext:value-type="percentage">
            <text:p>7,43%</text:p>
          </table:table-cell>
          <table:table-cell table:style-name="ce63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5634" calcext:value-type="percentage">
            <text:p>56,34%</text:p>
          </table:table-cell>
          <table:table-cell table:style-name="ce63" office:value-type="percentage" office:value="0.3421" calcext:value-type="percentage">
            <text:p>34,21%</text:p>
          </table:table-cell>
          <table:table-cell table:style-name="ce63" office:value-type="percentage" office:value="0.2939" calcext:value-type="percentage">
            <text:p>29,39%</text:p>
          </table:table-cell>
          <table:table-cell table:style-name="ce63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681" calcext:value-type="percentage">
            <text:p>36,81%</text:p>
          </table:table-cell>
          <table:table-cell table:style-name="ce63" office:value-type="percentage" office:value="0.3774" calcext:value-type="percentage">
            <text:p>37,74%</text:p>
          </table:table-cell>
          <table:table-cell table:style-name="ce63" office:value-type="percentage" office:value="0.3163" calcext:value-type="percentage">
            <text:p>31,63%</text:p>
          </table:table-cell>
          <table:table-cell table:style-name="ce63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8359" calcext:value-type="percentage">
            <text:p>83,59%</text:p>
          </table:table-cell>
          <table:table-cell table:style-name="ce63" office:value-type="percentage" office:value="0.6844" calcext:value-type="percentage">
            <text:p>68,44%</text:p>
          </table:table-cell>
          <table:table-cell table:style-name="ce63" office:value-type="percentage" office:value="0.2066" calcext:value-type="percentage">
            <text:p>20,66%</text:p>
          </table:table-cell>
          <table:table-cell table:style-name="ce63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89" calcext:value-type="percentage">
            <text:p>28,90%</text:p>
          </table:table-cell>
          <table:table-cell table:style-name="ce63" office:value-type="percentage" office:value="0.2125" calcext:value-type="percentage">
            <text:p>21,25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5004" calcext:value-type="percentage">
            <text:p>50,04%</text:p>
          </table:table-cell>
          <table:table-cell table:style-name="ce63" office:value-type="percentage" office:value="0.4769" calcext:value-type="percentage">
            <text:p>47,69%</text:p>
          </table:table-cell>
          <table:table-cell table:style-name="ce63" office:value-type="percentage" office:value="0.4264" calcext:value-type="percentage">
            <text:p>42,64%</text:p>
          </table:table-cell>
          <table:table-cell table:style-name="ce63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Tae</text:p>
          </table:table-cell>
          <table:table-cell table:style-name="ce64" office:value-type="percentage" office:value="0.5813" calcext:value-type="percentage">
            <text:p>58,13%</text:p>
          </table:table-cell>
          <table:table-cell table:style-name="ce63" office:value-type="percentage" office:value="0.5713" calcext:value-type="percentage">
            <text:p>57,13%</text:p>
          </table:table-cell>
          <table:table-cell table:style-name="ce63" office:value-type="percentage" office:value="0.4707" calcext:value-type="percentage">
            <text:p>47,07%</text:p>
          </table:table-cell>
          <table:table-cell table:style-name="ce63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3647" calcext:value-type="percentage">
            <text:p>36,47%</text:p>
          </table:table-cell>
          <table:table-cell table:style-name="ce63" office:value-type="percentage" office:value="0.3309" calcext:value-type="percentage">
            <text:p>33,09%</text:p>
          </table:table-cell>
          <table:table-cell table:style-name="ce63" office:value-type="percentage" office:value="0.0604" calcext:value-type="percentage">
            <text:p>6,04%</text:p>
          </table:table-cell>
          <table:table-cell table:style-name="ce63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5821" calcext:value-type="percentage">
            <text:p>58,21%</text:p>
          </table:table-cell>
          <table:table-cell table:style-name="ce63" office:value-type="percentage" office:value="0.5847" calcext:value-type="percentage">
            <text:p>58,47%</text:p>
          </table:table-cell>
          <table:table-cell table:style-name="ce63" office:value-type="percentage" office:value="0.2688" calcext:value-type="percentage">
            <text:p>26,88%</text:p>
          </table:table-cell>
          <table:table-cell table:style-name="ce63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5417" calcext:value-type="percentage">
            <text:p>54,17%</text:p>
          </table:table-cell>
          <table:table-cell table:style-name="ce63" office:value-type="percentage" office:value="0.4153" calcext:value-type="percentage">
            <text:p>41,53%</text:p>
          </table:table-cell>
          <table:table-cell table:style-name="ce63" office:value-type="percentage" office:value="0.0693" calcext:value-type="percentage">
            <text:p>6,93%</text:p>
          </table:table-cell>
          <table:table-cell table:style-name="ce63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595" calcext:value-type="percentage">
            <text:p>59,50%</text:p>
          </table:table-cell>
          <table:table-cell table:style-name="ce63" office:value-type="percentage" office:value="0.4575" calcext:value-type="percentage">
            <text:p>45,75%</text:p>
          </table:table-cell>
          <table:table-cell table:style-name="ce63" office:value-type="percentage" office:value="0.0521" calcext:value-type="percentage">
            <text:p>5,21%</text:p>
          </table:table-cell>
          <table:table-cell table:style-name="ce63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333" calcext:value-type="percentage">
            <text:p>33,30%</text:p>
          </table:table-cell>
          <table:table-cell table:style-name="ce63" office:value-type="percentage" office:value="0.1597" calcext:value-type="percentage">
            <text:p>15,97%</text:p>
          </table:table-cell>
          <table:table-cell table:style-name="ce63" office:value-type="percentage" office:value="0.0343" calcext:value-type="percentage">
            <text:p>3,43%</text:p>
          </table:table-cell>
          <table:table-cell table:style-name="ce63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1827" calcext:value-type="percentage">
            <text:p>18,27%</text:p>
          </table:table-cell>
          <table:table-cell table:style-name="ce63" office:value-type="percentage" office:value="0.1043" calcext:value-type="percentage">
            <text:p>10,43%</text:p>
          </table:table-cell>
          <table:table-cell table:style-name="ce63" office:value-type="percentage" office:value="0.0943" calcext:value-type="percentage">
            <text:p>9,43%</text:p>
          </table:table-cell>
          <table:table-cell table:style-name="ce63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60"/>
          <table:table-cell table:style-name="ce65" table:formula="of:=AVERAGE([.B3:.B31])" office:value-type="percentage" office:value="0.437644827586207" calcext:value-type="percentage">
            <text:p>43,76%</text:p>
          </table:table-cell>
          <table:table-cell table:style-name="ce65" table:formula="of:=AVERAGE([.C3:.C31])" office:value-type="percentage" office:value="0.364655172413793" calcext:value-type="percentage">
            <text:p>36,47%</text:p>
          </table:table-cell>
          <table:table-cell table:style-name="ce65" table:formula="of:=AVERAGE([.D3:.D31])" office:value-type="percentage" office:value="0.230368965517241" calcext:value-type="percentage">
            <text:p>23,04%</text:p>
          </table:table-cell>
          <table:table-cell table:style-name="ce65" table:formula="of:=AVERAGE([.E3:.E31])" office:value-type="percentage" office:value="0.244737931034483" calcext:value-type="percentage">
            <text:p>24,47%</text:p>
          </table:table-cell>
          <table:table-cell table:style-name="ce65" table:formula="of:=AVERAGE([.F3:.F31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3"/>
        </table:table-row>
        <table:table-row table:style-name="ro2">
          <table:table-cell table:style-name="ce60"/>
          <table:table-cell table:style-name="ce65"/>
          <table:table-cell table:style-name="ce65" table:formula="of:=([.B32]-[.C32])/[.B32]" office:value-type="percentage" office:value="0.166778288172585" calcext:value-type="percentage">
            <text:p>16,68%</text:p>
          </table:table-cell>
          <table:table-cell table:style-name="ce65" table:formula="of:=([.B32]-[.D32])/[.B32]" office:value-type="percentage" office:value="0.473616615583413" calcext:value-type="percentage">
            <text:p>47,36%</text:p>
          </table:table-cell>
          <table:table-cell table:style-name="ce65" table:formula="of:=([.B32]-[.E32])/[.B32]" office:value-type="percentage" office:value="0.440784134513107" calcext:value-type="percentage">
            <text:p>44,08%</text:p>
          </table:table-cell>
          <table:table-cell table:style-name="ce60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2" table:number-rows-spanned="1">
            <text:p>REGRESSION DATASETS</text:p>
          </table:table-cell>
          <table:covered-table-cell table:style-name="ce57"/>
          <table:table-cell table:style-name="ce5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66" table:formula="of:=1816.662/417" office:value-type="float" office:value="4.3565035971223" calcext:value-type="float">
            <text:p>4,3565035971223</text:p>
          </table:table-cell>
          <table:table-cell table:style-name="ce66" table:formula="of:=1862.44111111111/417" office:value-type="float" office:value="4.46628563815614" calcext:value-type="float">
            <text:p>4,46628563815614</text:p>
          </table:table-cell>
          <table:table-cell table:style-name="ce66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66" table:formula="of:=0.475222222222222/150" office:value-type="float" office:value="0.00316814814814815" calcext:value-type="float">
            <text:p>0,00316814814814815</text:p>
          </table:table-cell>
          <table:table-cell table:style-name="ce66" table:formula="of:=0.162111111111111/150" office:value-type="float" office:value="0.00108074074074074" calcext:value-type="float">
            <text:p>0,00108074074074074</text:p>
          </table:table-cell>
          <table:table-cell table:style-name="ce66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66" table:formula="of:=3943.862/33" office:value-type="float" office:value="119.51096969697" calcext:value-type="float">
            <text:p>119,51096969697</text:p>
          </table:table-cell>
          <table:table-cell table:style-name="ce66" table:formula="of:=2076.9051/33" office:value-type="float" office:value="62.9365181818182" calcext:value-type="float">
            <text:p>62,9365181818182</text:p>
          </table:table-cell>
          <table:table-cell table:style-name="ce66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66" table:formula="of:=12.9744/9" office:value-type="float" office:value="1.4416" calcext:value-type="float">
            <text:p>1,4416</text:p>
          </table:table-cell>
          <table:table-cell table:style-name="ce66" table:formula="of:=0.77609/9" office:value-type="float" office:value="0.0862322222222222" calcext:value-type="float">
            <text:p>0,0862322222222222</text:p>
          </table:table-cell>
          <table:table-cell table:style-name="ce66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66" table:formula="of:=2.6603/4" office:value-type="float" office:value="0.665075" calcext:value-type="float">
            <text:p>0,665075</text:p>
          </table:table-cell>
          <table:table-cell table:style-name="ce66" table:formula="of:=5.0136/4" office:value-type="float" office:value="1.2534" calcext:value-type="float">
            <text:p>1,2534</text:p>
          </table:table-cell>
          <table:table-cell table:style-name="ce66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66" table:formula="of:=0.9974/103" office:value-type="float" office:value="0.00968349514563107" calcext:value-type="float">
            <text:p>0,00968349514563107</text:p>
          </table:table-cell>
          <table:table-cell table:style-name="ce66" table:formula="of:=0.3411/103" office:value-type="float" office:value="0.00331165048543689" calcext:value-type="float">
            <text:p>0,00331165048543689</text:p>
          </table:table-cell>
          <table:table-cell table:style-name="ce66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66" table:formula="of:=120.742/36" office:value-type="float" office:value="3.35394444444444" calcext:value-type="float">
            <text:p>3,35394444444444</text:p>
          </table:table-cell>
          <table:table-cell table:style-name="ce66" table:formula="of:=11.82/36" office:value-type="float" office:value="0.328333333333333" calcext:value-type="float">
            <text:p>0,328333333333333</text:p>
          </table:table-cell>
          <table:table-cell table:style-name="ce66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66" table:formula="of:=4.0441/4" office:value-type="float" office:value="1.011025" calcext:value-type="float">
            <text:p>1,011025</text:p>
          </table:table-cell>
          <table:table-cell table:style-name="ce66" table:formula="of:=12.2007/4" office:value-type="float" office:value="3.050175" calcext:value-type="float">
            <text:p>3,050175</text:p>
          </table:table-cell>
          <table:table-cell table:style-name="ce66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66" table:formula="of:=4615.0423/50" office:value-type="float" office:value="92.300846" calcext:value-type="float">
            <text:p>92,300846</text:p>
          </table:table-cell>
          <table:table-cell table:style-name="ce66" table:formula="of:=1097.0423/50" office:value-type="float" office:value="21.940846" calcext:value-type="float">
            <text:p>21,940846</text:p>
          </table:table-cell>
          <table:table-cell table:style-name="ce66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66" table:formula="of:=183.91/7" office:value-type="float" office:value="26.2728571428571" calcext:value-type="float">
            <text:p>26,2728571428571</text:p>
          </table:table-cell>
          <table:table-cell table:style-name="ce66" table:formula="of:=9.5395/25" office:value-type="float" office:value="0.38158" calcext:value-type="float">
            <text:p>0,38158</text:p>
          </table:table-cell>
          <table:table-cell table:style-name="ce66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66" table:formula="of:=0.3801/6" office:value-type="float" office:value="0.06335" calcext:value-type="float">
            <text:p>0,06335</text:p>
          </table:table-cell>
          <table:table-cell table:style-name="ce66" table:formula="of:=0.3477/6" office:value-type="float" office:value="0.05795" calcext:value-type="float">
            <text:p>0,05795</text:p>
          </table:table-cell>
          <table:table-cell table:style-name="ce66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66" table:formula="of:=875.773/104" office:value-type="float" office:value="8.42089423076923" calcext:value-type="float">
            <text:p>8,42089423076923</text:p>
          </table:table-cell>
          <table:table-cell table:style-name="ce66" table:formula="of:=56.244/104" office:value-type="float" office:value="0.540807692307692" calcext:value-type="float">
            <text:p>0,540807692307692</text:p>
          </table:table-cell>
          <table:table-cell table:style-name="ce66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66" table:formula="of:=2.4932/13" office:value-type="float" office:value="0.191784615384615" calcext:value-type="float">
            <text:p>0,191784615384615</text:p>
          </table:table-cell>
          <table:table-cell table:style-name="ce66" table:formula="of:=0.08159/13" office:value-type="float" office:value="0.00627615384615385" calcext:value-type="float">
            <text:p>0,00627615384615385</text:p>
          </table:table-cell>
          <table:table-cell table:style-name="ce66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66" table:formula="of:=2.8531/7" office:value-type="float" office:value="0.407585714285714" calcext:value-type="float">
            <text:p>0,407585714285714</text:p>
          </table:table-cell>
          <table:table-cell table:style-name="ce66" table:formula="of:=3.4947/7" office:value-type="float" office:value="0.499242857142857" calcext:value-type="float">
            <text:p>0,499242857142857</text:p>
          </table:table-cell>
          <table:table-cell table:style-name="ce66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66" table:formula="of:=21.2889/217" office:value-type="float" office:value="0.0981055299539171" calcext:value-type="float">
            <text:p>0,0981055299539171</text:p>
          </table:table-cell>
          <table:table-cell table:style-name="ce66" table:formula="of:=15.446/217" office:value-type="float" office:value="0.0711797235023041" calcext:value-type="float">
            <text:p>0,0711797235023041</text:p>
          </table:table-cell>
          <table:table-cell table:style-name="ce66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66" table:formula="of:=1030.5349/104" office:value-type="float" office:value="9.90898942307693" calcext:value-type="float">
            <text:p>9,90898942307693</text:p>
          </table:table-cell>
          <table:table-cell table:style-name="ce66" table:formula="of:=69.9556/104" office:value-type="float" office:value="0.67265" calcext:value-type="float">
            <text:p>0,67265</text:p>
          </table:table-cell>
          <table:table-cell table:style-name="ce66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66" table:formula="of:=0.02612/160" office:value-type="float" office:value="0.00016325" calcext:value-type="float">
            <text:p>0,00016325</text:p>
          </table:table-cell>
          <table:table-cell table:style-name="ce66" table:formula="of:=0.0262666666666667/160" office:value-type="float" office:value="0.000164166666666667" calcext:value-type="float">
            <text:p>0,000164166666666667</text:p>
          </table:table-cell>
          <table:table-cell table:style-name="ce66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60"/>
          <table:table-cell table:style-name="ce60" table:formula="of:=AVERAGE([.B35:.B51])" office:value-type="float" office:value="48.7623832840937" calcext:value-type="float">
            <text:p>48,7623832840937</text:p>
          </table:table-cell>
          <table:table-cell table:style-name="ce60" table:formula="of:=AVERAGE([.C35:.C51])" office:value-type="float" office:value="15.7656791345975" calcext:value-type="float">
            <text:p>15,7656791345975</text:p>
          </table:table-cell>
          <table:table-cell table:style-name="ce60" table:formula="of:=AVERAGE([.D35:.D51])" office:value-type="float" office:value="5.66447255060128" calcext:value-type="float">
            <text:p>5,66447255060128</text:p>
          </table:table-cell>
          <table:table-cell table:style-name="ce60" table:formula="of:=AVERAGE([.E35:.E51])" office:value-type="float" office:value="6.22996123091887" calcext:value-type="float">
            <text:p>6,22996123091887</text:p>
          </table:table-cell>
          <table:table-cell table:style-name="ce60"/>
          <table:table-cell table:style-name="ce34" table:number-columns-repeated="16378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 table:formula="of:=([.B52]-[.C52])/[.B52]" office:value-type="percentage" office:value="0.676683581219865" calcext:value-type="percentage">
            <text:p>67,67%</text:p>
          </table:table-cell>
          <table:table-cell table:style-name="ce67" table:formula="of:=([.B52]-[.D52])/[.B52]" office:value-type="percentage" office:value="0.883835198997564" calcext:value-type="percentage">
            <text:p>88,38%</text:p>
          </table:table-cell>
          <table:table-cell table:style-name="ce67" table:formula="of:=([.B52]-[.E52])/[.B52]" office:value-type="percentage" office:value="0.872238376975494" calcext:value-type="percentage">
            <text:p>87,22%</text:p>
          </table:table-cell>
          <table:table-cell table:style-name="ce5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" table:style-name="ta1">
        <table:table-column table:style-name="co1" table:default-cell-style-name="ce47"/>
        <table:table-column table:style-name="co3" table:number-columns-repeated="4" table:default-cell-style-name="ce47"/>
        <table:table-column table:style-name="co12" table:default-cell-style-name="ce47"/>
        <table:table-column table:style-name="co5" table:default-cell-style-name="ce47"/>
        <table:table-column table:style-name="co3" table:number-columns-repeated="16373" table:default-cell-style-name="ce47"/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6" table:number-columns-repeated="2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3" office:value-type="percentage" office:value="0.1133" calcext:value-type="percentage">
            <text:p>11,33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 office:value-type="percentage" office:value="0.21" calcext:value-type="percentage">
            <text:p>21,00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4433" calcext:value-type="percentage">
            <text:p>14,43%</text:p>
          </table:table-cell>
          <table:table-cell table:style-name="ce48" table:formula="of:=AVERAGE([.I2:.I11])" office:value-type="percentage" office:value="0.14134" calcext:value-type="percentage">
            <text:p>14,13%</text:p>
          </table:table-cell>
          <table:table-cell table:style-name="ce48" table:formula="of:=AVERAGE([.J2:.J11])" office:value-type="percentage" office:value="0.14933" calcext:value-type="percentage">
            <text:p>14,93%</text:p>
          </table:table-cell>
          <table:table-cell table:style-name="ce48" table:formula="of:=AVERAGE([.K2:.K11])" office:value-type="percentage" office:value="0.23999" calcext:value-type="percentage">
            <text:p>24,00%</text:p>
          </table:table-cell>
          <table:table-cell table:style-name="ce48" table:number-columns-repeated="16369"/>
        </table:table-row>
        <table:table-row table:style-name="ro1">
          <table:table-cell table:number-columns-repeated="10"/>
          <table:table-cell table:formula="of:=STDEV([.K2:.K11])" office:value-type="percentage" office:value="0.117989749554781" calcext:value-type="percentage">
            <text:p>11,80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285" calcext:value-type="percentage">
            <text:p>22,85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0382" calcext:value-type="percentage">
            <text:p>3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1849" calcext:value-type="percentage">
            <text:p>18,4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table:number-columns-repeated="3" office:value-type="percentage" office:value="0.1222" calcext:value-type="percentage">
            <text:p>12,22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05" calcext:value-type="percentage">
            <text:p>30,05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73" calcext:value-type="percentage">
            <text:p>17,73%</text:p>
          </table:table-cell>
          <table:table-cell table:number-columns-repeated="2" office:value-type="percentage" office:value="0.1734" calcext:value-type="percentage">
            <text:p>17,34%</text:p>
          </table:table-cell>
          <table:table-cell office:value-type="percentage" office:value="0.413" calcext:value-type="percentage">
            <text:p>41,3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156" calcext:value-type="percentage">
            <text:p>21,56%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1618" calcext:value-type="percentage">
            <text:p>16,18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0919" calcext:value-type="percentage">
            <text:p>9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1082" calcext:value-type="percentage">
            <text:p>10,8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4609" calcext:value-type="percentage">
            <text:p>46,0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516" calcext:value-type="percentage">
            <text:p>25,16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41" calcext:value-type="percentage">
            <text:p>15,41%</text:p>
          </table:table-cell>
          <table:table-cell office:value-type="percentage" office:value="0.1527" calcext:value-type="percentage">
            <text:p>15,27%</text:p>
          </table:table-cell>
          <table:table-cell office:value-type="percentage" office:value="0.1609" calcext:value-type="percentage">
            <text:p>16,09%</text:p>
          </table:table-cell>
          <table:table-cell office:value-type="percentage" office:value="0.4275" calcext:value-type="percentage">
            <text:p>42,7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 office:value-type="percentage" office:value="0.1681" calcext:value-type="percentage">
            <text:p>16,81%</text:p>
          </table:table-cell>
          <table:table-cell office:value-type="percentage" office:value="0.3246" calcext:value-type="percentage">
            <text:p>32,46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285" calcext:value-type="percentage">
            <text:p>22,85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0957" calcext:value-type="percentage">
            <text:p>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4662" calcext:value-type="percentage">
            <text:p>46,6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393" calcext:value-type="percentage">
            <text:p>39,3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table:number-columns-repeated="2" office:value-type="percentage" office:value="0.1169" calcext:value-type="percentage">
            <text:p>11,69%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3647" calcext:value-type="percentage">
            <text:p>36,4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0785" calcext:value-type="percentage">
            <text:p>7,85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15:.B24])" office:value-type="percentage" office:value="0.14275" calcext:value-type="percentage">
            <text:p>14,27%</text:p>
          </table:table-cell>
          <table:table-cell table:style-name="ce48" table:formula="of:=AVERAGE([.C15:.C24])" office:value-type="percentage" office:value="0.14251" calcext:value-type="percentage">
            <text:p>14,25%</text:p>
          </table:table-cell>
          <table:table-cell table:style-name="ce48" table:formula="of:=AVERAGE([.D15:.D24])" office:value-type="percentage" office:value="0.14323" calcext:value-type="percentage">
            <text:p>14,32%</text:p>
          </table:table-cell>
          <table:table-cell table:style-name="ce48" table:formula="of:=AVERAGE([.E15:.E24])" office:value-type="percentage" office:value="0.41506" calcext:value-type="percentage">
            <text:p>41,51%</text:p>
          </table:table-cell>
          <table:table-cell table:style-name="ce48" table:number-columns-repeated="2"/>
          <table:table-cell table:style-name="ce48" table:formula="of:=AVERAGE([.H15:.H24])" office:value-type="percentage" office:value="0.2773" calcext:value-type="percentage">
            <text:p>27,73%</text:p>
          </table:table-cell>
          <table:table-cell table:style-name="ce48" table:formula="of:=AVERAGE([.I15:.I24])" office:value-type="percentage" office:value="0.27011" calcext:value-type="percentage">
            <text:p>27,01%</text:p>
          </table:table-cell>
          <table:table-cell table:style-name="ce48" table:formula="of:=AVERAGE([.J15:.J24])" office:value-type="percentage" office:value="0.19655" calcext:value-type="percentage">
            <text:p>19,66%</text:p>
          </table:table-cell>
          <table:table-cell table:style-name="ce48" table:formula="of:=AVERAGE([.K15:.K24])" office:value-type="percentage" office:value="0.08532" calcext:value-type="percentage">
            <text:p>8,53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15:.E24])" office:value-type="percentage" office:value="0.0501669036539253" calcext:value-type="percentage">
            <text:p>5,02%</text:p>
          </table:table-cell>
          <table:table-cell table:number-columns-repeated="5"/>
          <table:table-cell table:formula="of:=STDEV([.K15:.K24])" office:value-type="percentage" office:value="0.0239273808753812" calcext:value-type="percentage">
            <text:p>2,39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9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Glass_1</text:p>
          </table:table-cell>
          <table:table-cell table:number-columns-repeated="2" office:value-type="percentage" office:value="0.5175" calcext:value-type="percentage">
            <text:p>51,75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6873" calcext:value-type="percentage">
            <text:p>6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248" calcext:value-type="percentage">
            <text:p>32,48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746" calcext:value-type="percentage">
            <text:p>77,46%</text:p>
          </table:table-cell>
          <table:table-cell office:value-type="percentage" office:value="0.7381" calcext:value-type="percentage">
            <text:p>73,81%</text:p>
          </table:table-cell>
          <table:table-cell office:value-type="percentage" office:value="0.7302" calcext:value-type="percentage">
            <text:p>73,02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339" calcext:value-type="percentage">
            <text:p>33,90%</text:p>
          </table:table-cell>
          <table:table-cell office:value-type="percentage" office:value="0.3438" calcext:value-type="percentage">
            <text:p>34,38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016" calcext:value-type="percentage">
            <text:p>60,16%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5587" calcext:value-type="percentage">
            <text:p>55,87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683" calcext:value-type="percentage">
            <text:p>56,83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857" calcext:value-type="percentage">
            <text:p>68,5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7032" calcext:value-type="percentage">
            <text:p>70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6365" calcext:value-type="percentage">
            <text:p>6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2038" calcext:value-type="percentage">
            <text:p>20,38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4714" calcext:value-type="percentage">
            <text:p>47,14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162" calcext:value-type="percentage">
            <text:p>31,62%</text:p>
          </table:table-cell>
          <table:table-cell office:value-type="percentage" office:value="0.3229" calcext:value-type="percentage">
            <text:p>32,29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39" calcext:value-type="percentage">
            <text:p>23,9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51" calcext:value-type="percentage">
            <text:p>46,51%</text:p>
          </table:table-cell>
          <table:table-cell office:value-type="percentage" office:value="0.4619" calcext:value-type="percentage">
            <text:p>46,19%</text:p>
          </table:table-cell>
          <table:table-cell office:value-type="percentage" office:value="0.3635" calcext:value-type="percentage">
            <text:p>36,35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162" calcext:value-type="percentage">
            <text:p>21,62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968" calcext:value-type="percentage">
            <text:p>39,68%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81" calcext:value-type="percentage">
            <text:p>68,10%</text:p>
          </table:table-cell>
          <table:table-cell office:value-type="percentage" office:value="0.7048" calcext:value-type="percentage">
            <text:p>70,48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28:.B37])" office:value-type="percentage" office:value="0.29353" calcext:value-type="percentage">
            <text:p>29,35%</text:p>
          </table:table-cell>
          <table:table-cell table:style-name="ce48" table:formula="of:=AVERAGE([.C28:.C37])" office:value-type="percentage" office:value="0.30763" calcext:value-type="percentage">
            <text:p>30,76%</text:p>
          </table:table-cell>
          <table:table-cell table:style-name="ce48" table:formula="of:=AVERAGE([.D28:.D37])" office:value-type="percentage" office:value="0.25953" calcext:value-type="percentage">
            <text:p>25,95%</text:p>
          </table:table-cell>
          <table:table-cell table:style-name="ce48" table:formula="of:=AVERAGE([.E28:.E37])" office:value-type="percentage" office:value="0.19952" calcext:value-type="percentage">
            <text:p>19,95%</text:p>
          </table:table-cell>
          <table:table-cell table:style-name="ce48" table:number-columns-repeated="2"/>
          <table:table-cell table:style-name="ce48" table:formula="of:=AVERAGE([.H28:.H37])" office:value-type="percentage" office:value="0.57175" calcext:value-type="percentage">
            <text:p>57,18%</text:p>
          </table:table-cell>
          <table:table-cell table:style-name="ce48" table:formula="of:=AVERAGE([.I28:.I37])" office:value-type="percentage" office:value="0.57477" calcext:value-type="percentage">
            <text:p>57,48%</text:p>
          </table:table-cell>
          <table:table-cell table:style-name="ce48" table:formula="of:=AVERAGE([.J28:.J37])" office:value-type="percentage" office:value="0.53111" calcext:value-type="percentage">
            <text:p>53,11%</text:p>
          </table:table-cell>
          <table:table-cell table:style-name="ce48" table:formula="of:=AVERAGE([.K28:.K37])" office:value-type="percentage" office:value="0.66635" calcext:value-type="percentage">
            <text:p>66,64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28:.E37])" office:value-type="percentage" office:value="0.0552007407357707" calcext:value-type="percentage">
            <text:p>5,52%</text:p>
          </table:table-cell>
          <table:table-cell table:number-columns-repeated="5"/>
          <table:table-cell table:formula="of:=STDEV([.K28:.K37])" office:value-type="percentage" office:value="0.0699873520319525" calcext:value-type="percentage">
            <text:p>7,00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744" calcext:value-type="percentage">
            <text:p>47,44%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641" calcext:value-type="percentage">
            <text:p>36,41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2802" calcext:value-type="percentage">
            <text:p>28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346" calcext:value-type="percentage">
            <text:p>13,46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4436" calcext:value-type="percentage">
            <text:p>44,36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272" calcext:value-type="percentage">
            <text:p>12,72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3205" calcext:value-type="percentage">
            <text:p>32,05%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926" calcext:value-type="percentage">
            <text:p>39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3897" calcext:value-type="percentage">
            <text:p>38,97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963" calcext:value-type="percentage">
            <text:p>19,63%</text:p>
          </table:table-cell>
          <table:table-cell office:value-type="percentage" office:value="0.1901" calcext:value-type="percentage">
            <text:p>19,01%</text:p>
          </table:table-cell>
          <table:table-cell office:value-type="percentage" office:value="0.3494" calcext:value-type="percentage">
            <text:p>3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513" calcext:value-type="percentage">
            <text:p>25,13%</text:p>
          </table:table-cell>
          <table:table-cell office:value-type="percentage" office:value="0.3179" calcext:value-type="percentage">
            <text:p>31,79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2099" calcext:value-type="percentage">
            <text:p>20,99%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3938" calcext:value-type="percentage">
            <text:p>39,38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41:.B50])" office:value-type="percentage" office:value="0.38974" calcext:value-type="percentage">
            <text:p>38,97%</text:p>
          </table:table-cell>
          <table:table-cell table:style-name="ce48" table:formula="of:=AVERAGE([.C41:.C50])" office:value-type="percentage" office:value="0.39821" calcext:value-type="percentage">
            <text:p>39,82%</text:p>
          </table:table-cell>
          <table:table-cell table:style-name="ce48" table:formula="of:=AVERAGE([.D41:.D50])" office:value-type="percentage" office:value="0.36205" calcext:value-type="percentage">
            <text:p>36,21%</text:p>
          </table:table-cell>
          <table:table-cell table:style-name="ce48" table:formula="of:=AVERAGE([.E41:.E50])" office:value-type="percentage" office:value="0.43871" calcext:value-type="percentage">
            <text:p>43,87%</text:p>
          </table:table-cell>
          <table:table-cell table:style-name="ce48" table:number-columns-repeated="2"/>
          <table:table-cell table:style-name="ce48" table:formula="of:=AVERAGE([.H41:.H50])" office:value-type="percentage" office:value="0.16099" calcext:value-type="percentage">
            <text:p>16,10%</text:p>
          </table:table-cell>
          <table:table-cell table:style-name="ce48" table:formula="of:=AVERAGE([.I41:.I50])" office:value-type="percentage" office:value="0.16717" calcext:value-type="percentage">
            <text:p>16,72%</text:p>
          </table:table-cell>
          <table:table-cell table:style-name="ce48" table:formula="of:=AVERAGE([.J41:.J50])" office:value-type="percentage" office:value="0.16369" calcext:value-type="percentage">
            <text:p>16,37%</text:p>
          </table:table-cell>
          <table:table-cell table:style-name="ce48" table:formula="of:=AVERAGE([.K41:.K50])" office:value-type="percentage" office:value="0.34235" calcext:value-type="percentage">
            <text:p>34,24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41:.E50])" office:value-type="percentage" office:value="0.0495707003514509" calcext:value-type="percentage">
            <text:p>4,96%</text:p>
          </table:table-cell>
          <table:table-cell table:number-columns-repeated="5"/>
          <table:table-cell table:formula="of:=STDEV([.K41:.K50])" office:value-type="percentage" office:value="0.0586252363179317" calcext:value-type="percentage">
            <text:p>5,86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9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2438" calcext:value-type="percentage">
            <text:p>24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2696" calcext:value-type="percentage">
            <text:p>26,9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072" calcext:value-type="percentage">
            <text:p>0,72%</text:p>
          </table:table-cell>
          <table:table-cell table:number-columns-repeated="2" office:value-type="percentage" office:value="0.0043" calcext:value-type="percentage">
            <text:p>0,43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058" calcext:value-type="percentage">
            <text:p>0,58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826" calcext:value-type="percentage">
            <text:p>8,26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781" calcext:value-type="percentage">
            <text:p>17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203" calcext:value-type="percentage">
            <text:p>2,03%</text:p>
          </table:table-cell>
          <table:table-cell office:value-type="percentage" office:value="0.1652" calcext:value-type="percentage">
            <text:p>16,5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221" calcext:value-type="percentage">
            <text:p>22,1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54:.B63])" office:value-type="percentage" office:value="0.03361" calcext:value-type="percentage">
            <text:p>3,36%</text:p>
          </table:table-cell>
          <table:table-cell table:style-name="ce48" table:formula="of:=AVERAGE([.C54:.C63])" office:value-type="percentage" office:value="0.03261" calcext:value-type="percentage">
            <text:p>3,26%</text:p>
          </table:table-cell>
          <table:table-cell table:style-name="ce48" table:formula="of:=AVERAGE([.D54:.D63])" office:value-type="percentage" office:value="0.03362" calcext:value-type="percentage">
            <text:p>3,36%</text:p>
          </table:table-cell>
          <table:table-cell table:style-name="ce48" table:formula="of:=AVERAGE([.E54:.E63])" office:value-type="percentage" office:value="0.13204" calcext:value-type="percentage">
            <text:p>13,20%</text:p>
          </table:table-cell>
          <table:table-cell table:style-name="ce48" table:number-columns-repeated="2"/>
          <table:table-cell table:style-name="ce48" table:formula="of:=AVERAGE([.H54:.H63])" office:value-type="percentage" office:value="0.12275" calcext:value-type="percentage">
            <text:p>12,28%</text:p>
          </table:table-cell>
          <table:table-cell table:style-name="ce48" table:formula="of:=AVERAGE([.I54:.I63])" office:value-type="percentage" office:value="0.12524" calcext:value-type="percentage">
            <text:p>12,52%</text:p>
          </table:table-cell>
          <table:table-cell table:style-name="ce48" table:formula="of:=AVERAGE([.J54:.J63])" office:value-type="percentage" office:value="0.11628" calcext:value-type="percentage">
            <text:p>11,63%</text:p>
          </table:table-cell>
          <table:table-cell table:style-name="ce48" table:formula="of:=AVERAGE([.K54:.K63])" office:value-type="percentage" office:value="0.23" calcext:value-type="percentage">
            <text:p>23,00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54:.E63])" office:value-type="percentage" office:value="0.0653997995239877" calcext:value-type="percentage">
            <text:p>6,54%</text:p>
          </table:table-cell>
          <table:table-cell table:number-columns-repeated="5"/>
          <table:table-cell table:formula="of:=STDEV([.K54:.K63])" office:value-type="percentage" office:value="0.048276265159784" calcext:value-type="percentage">
            <text:p>4,8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5147" calcext:value-type="percentage">
            <text:p>51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2349" calcext:value-type="percentage">
            <text:p>23,49%</text:p>
          </table:table-cell>
          <table:table-cell office:value-type="percentage" office:value="0.2659" calcext:value-type="percentage">
            <text:p>26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5029" calcext:value-type="percentage">
            <text:p>50,2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4049" calcext:value-type="percentage">
            <text:p>40,49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55" calcext:value-type="percentage">
            <text:p>47,55%</text:p>
          </table:table-cell>
          <table:table-cell office:value-type="percentage" office:value="0.4814" calcext:value-type="percentage">
            <text:p>48,14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5127" calcext:value-type="percentage">
            <text:p>51,2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2068" calcext:value-type="percentage">
            <text:p>20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703" calcext:value-type="percentage">
            <text:p>17,03%</text:p>
          </table:table-cell>
          <table:table-cell office:value-type="string" calcext:value-type="string">
            <text:p>x</text:p>
          </table:table-cell>
          <table:table-cell office:value-type="percentage" office:value="0.1398" calcext:value-type="percentage">
            <text:p>13,98%</text:p>
          </table:table-cell>
          <table:table-cell office:value-type="percentage" office:value="0.2763" calcext:value-type="percentage">
            <text:p>27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4794" calcext:value-type="percentage">
            <text:p>47,9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2096" calcext:value-type="percentage">
            <text:p>20,96%</text:p>
          </table:table-cell>
          <table:table-cell/>
          <table:table-cell office:value-type="percentage" office:value="0.1627" calcext:value-type="percentage">
            <text:p>16,27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51" calcext:value-type="percentage">
            <text:p>15,10%</text:p>
          </table:table-cell>
          <table:table-cell/>
          <table:table-cell office:value-type="percentage" office:value="0.1466" calcext:value-type="percentage">
            <text:p>14,66%</text:p>
          </table:table-cell>
          <table:table-cell office:value-type="percentage" office:value="0.2145" calcext:value-type="percentage">
            <text:p>21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637" calcext:value-type="percentage">
            <text:p>36,37%</text:p>
          </table:table-cell>
          <table:table-cell office:value-type="percentage" office:value="0.3873" calcext:value-type="percentage">
            <text:p>38,73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815" calcext:value-type="percentage">
            <text:p>18,15%</text:p>
          </table:table-cell>
          <table:table-cell/>
          <table:table-cell office:value-type="percentage" office:value="0.1703" calcext:value-type="percentage">
            <text:p>17,03%</text:p>
          </table:table-cell>
          <table:table-cell office:value-type="percentage" office:value="0.2586" calcext:value-type="percentage">
            <text:p>2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99" calcext:value-type="percentage">
            <text:p>29,9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486" calcext:value-type="percentage">
            <text:p>14,86%</text:p>
          </table:table-cell>
          <table:table-cell/>
          <table:table-cell office:value-type="percentage" office:value="0.1435" calcext:value-type="percentage">
            <text:p>14,35%</text:p>
          </table:table-cell>
          <table:table-cell office:value-type="percentage" office:value="0.208" calcext:value-type="percentage">
            <text:p>20,8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67:.B76])" office:value-type="percentage" office:value="0.33234" calcext:value-type="percentage">
            <text:p>33,23%</text:p>
          </table:table-cell>
          <table:table-cell table:style-name="ce48" table:formula="of:=AVERAGE([.C67:.C76])" office:value-type="percentage" office:value="0.33371" calcext:value-type="percentage">
            <text:p>33,37%</text:p>
          </table:table-cell>
          <table:table-cell table:style-name="ce48" table:formula="of:=AVERAGE([.D67:.D76])" office:value-type="percentage" office:value="0.31941" calcext:value-type="percentage">
            <text:p>31,94%</text:p>
          </table:table-cell>
          <table:table-cell table:style-name="ce48" table:formula="of:=AVERAGE([.E67:.E76])" office:value-type="percentage" office:value="0.41292" calcext:value-type="percentage">
            <text:p>41,29%</text:p>
          </table:table-cell>
          <table:table-cell table:style-name="ce48" table:number-columns-repeated="2"/>
          <table:table-cell table:style-name="ce48" table:formula="of:=AVERAGE([.H67:.H76])" office:value-type="percentage" office:value="0.18353" calcext:value-type="percentage">
            <text:p>18,35%</text:p>
          </table:table-cell>
          <table:table-cell table:style-name="ce48" table:formula="of:=AVERAGE([.I67:.I76])" office:value-type="percentage" office:value="0.19792" calcext:value-type="percentage">
            <text:p>19,79%</text:p>
          </table:table-cell>
          <table:table-cell table:style-name="ce48" table:formula="of:=AVERAGE([.J67:.J76])" office:value-type="percentage" office:value="0.16833" calcext:value-type="percentage">
            <text:p>16,83%</text:p>
          </table:table-cell>
          <table:table-cell table:style-name="ce48" table:formula="of:=AVERAGE([.K67:.K76])" office:value-type="percentage" office:value="0.25093" calcext:value-type="percentage">
            <text:p>25,09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67:.E76])" office:value-type="percentage" office:value="0.088369449220619" calcext:value-type="percentage">
            <text:p>8,84%</text:p>
          </table:table-cell>
          <table:table-cell table:number-columns-repeated="5"/>
          <table:table-cell table:formula="of:=STDEV([.K67:.K76])" office:value-type="percentage" office:value="0.0334254078342941" calcext:value-type="percentage">
            <text:p>3,34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3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719" calcext:value-type="percentage">
            <text:p>27,19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2329" calcext:value-type="percentage">
            <text:p>23,29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421" calcext:value-type="percentage">
            <text:p>14,21%</text:p>
          </table:table-cell>
          <table:table-cell office:value-type="percentage" office:value="0.2895" calcext:value-type="percentage">
            <text:p>28,95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3553" calcext:value-type="percentage">
            <text:p>35,53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3175" calcext:value-type="percentage">
            <text:p>31,75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3075" calcext:value-type="percentage">
            <text:p>30,75%</text:p>
          </table:table-cell>
          <table:table-cell office:value-type="string" calcext:value-type="string">
            <text:p>x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2158" calcext:value-type="percentage">
            <text:p>21,58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2991" calcext:value-type="percentage">
            <text:p>29,91%</text:p>
          </table:table-cell>
          <table:table-cell/>
          <table:table-cell office:value-type="percentage" office:value="0.2373" calcext:value-type="percentage">
            <text:p>23,73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2404" calcext:value-type="percentage">
            <text:p>24,04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2329" calcext:value-type="percentage">
            <text:p>23,29%</text:p>
          </table:table-cell>
          <table:table-cell/>
          <table:table-cell office:value-type="percentage" office:value="0.1759" calcext:value-type="percentage">
            <text:p>17,59%</text:p>
          </table:table-cell>
          <table:table-cell office:value-type="percentage" office:value="0.3162" calcext:value-type="percentage">
            <text:p>31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754" calcext:value-type="percentage">
            <text:p>17,54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2838" calcext:value-type="percentage">
            <text:p>28,38%</text:p>
          </table:table-cell>
          <table:table-cell/>
          <table:table-cell office:value-type="percentage" office:value="0.2464" calcext:value-type="percentage">
            <text:p>24,64%</text:p>
          </table:table-cell>
          <table:table-cell office:value-type="percentage" office:value="0.3241" calcext:value-type="percentage">
            <text:p>32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175" calcext:value-type="percentage">
            <text:p>11,75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0719" calcext:value-type="percentage">
            <text:p>7,19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2553" calcext:value-type="percentage">
            <text:p>25,53%</text:p>
          </table:table-cell>
          <table:table-cell/>
          <table:table-cell office:value-type="percentage" office:value="0.2246" calcext:value-type="percentage">
            <text:p>22,46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193" calcext:value-type="percentage">
            <text:p>21,93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2978" calcext:value-type="percentage">
            <text:p>29,78%</text:p>
          </table:table-cell>
          <table:table-cell/>
          <table:table-cell office:value-type="percentage" office:value="0.2719" calcext:value-type="percentage">
            <text:p>27,19%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158" calcext:value-type="percentage">
            <text:p>11,58%</text:p>
          </table:table-cell>
          <table:table-cell table:number-columns-repeated="2" office:value-type="percentage" office:value="0.1193" calcext:value-type="percentage">
            <text:p>11,93%</text:p>
          </table:table-cell>
          <table:table-cell office:value-type="percentage" office:value="0.1807" calcext:value-type="percentage">
            <text:p>18,07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3158" calcext:value-type="percentage">
            <text:p>31,58%</text:p>
          </table:table-cell>
          <table:table-cell/>
          <table:table-cell office:value-type="percentage" office:value="0.2697" calcext:value-type="percentage">
            <text:p>26,97%</text:p>
          </table:table-cell>
          <table:table-cell office:value-type="percentage" office:value="0.3925" calcext:value-type="percentage">
            <text:p>39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842" calcext:value-type="percentage">
            <text:p>8,42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2972" calcext:value-type="percentage">
            <text:p>29,72%</text:p>
          </table:table-cell>
          <table:table-cell/>
          <table:table-cell office:value-type="percentage" office:value="0.2934" calcext:value-type="percentage">
            <text:p>29,34%</text:p>
          </table:table-cell>
          <table:table-cell office:value-type="percentage" office:value="0.3127" calcext:value-type="percentage">
            <text:p>31,27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80:.B89])" office:value-type="percentage" office:value="0.12508" calcext:value-type="percentage">
            <text:p>12,51%</text:p>
          </table:table-cell>
          <table:table-cell table:style-name="ce48" table:formula="of:=AVERAGE([.C80:.C89])" office:value-type="percentage" office:value="0.12823" calcext:value-type="percentage">
            <text:p>12,82%</text:p>
          </table:table-cell>
          <table:table-cell table:style-name="ce48" table:formula="of:=AVERAGE([.D80:.D89])" office:value-type="percentage" office:value="0.12825" calcext:value-type="percentage">
            <text:p>12,83%</text:p>
          </table:table-cell>
          <table:table-cell table:style-name="ce48" table:formula="of:=AVERAGE([.E80:.E89])" office:value-type="percentage" office:value="0.20666" calcext:value-type="percentage">
            <text:p>20,67%</text:p>
          </table:table-cell>
          <table:table-cell table:style-name="ce48" table:number-columns-repeated="2"/>
          <table:table-cell table:style-name="ce48" table:formula="of:=AVERAGE([.H80:.H89])" office:value-type="percentage" office:value="0.29324" calcext:value-type="percentage">
            <text:p>29,32%</text:p>
          </table:table-cell>
          <table:table-cell table:style-name="ce48" table:formula="of:=AVERAGE([.I80:.I89])" office:value-type="percentage" office:value="0.32435" calcext:value-type="percentage">
            <text:p>32,44%</text:p>
          </table:table-cell>
          <table:table-cell table:style-name="ce48" table:formula="of:=AVERAGE([.J80:.J89])" office:value-type="percentage" office:value="0.24942" calcext:value-type="percentage">
            <text:p>24,94%</text:p>
          </table:table-cell>
          <table:table-cell table:style-name="ce48" table:formula="of:=AVERAGE([.K80:.K89])" office:value-type="percentage" office:value="0.34816" calcext:value-type="percentage">
            <text:p>34,82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80:.E89])" office:value-type="percentage" office:value="0.0813727663970638" calcext:value-type="percentage">
            <text:p>8,14%</text:p>
          </table:table-cell>
          <table:table-cell table:number-columns-repeated="5"/>
          <table:table-cell table:formula="of:=STDEV([.K80:.K89])" office:value-type="percentage" office:value="0.0455056821848779" calcext:value-type="percentage">
            <text:p>4,5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table:number-columns-repeated="2" office:value-type="percentage" office:value="0.1012" calcext:value-type="percentage">
            <text:p>10,1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4399" calcext:value-type="percentage">
            <text:p>43,99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48" calcext:value-type="percentage">
            <text:p>1,48%</text:p>
          </table:table-cell>
          <table:table-cell office:value-type="string" calcext:value-type="string">
            <text:p>x</text:p>
          </table:table-cell>
          <table:table-cell office:value-type="percentage" office:value="0.0086" calcext:value-type="percentage">
            <text:p>0,86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3725" calcext:value-type="percentage">
            <text:p>37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96" calcext:value-type="percentage">
            <text:p>7,96%</text:p>
          </table:table-cell>
          <table:table-cell/>
          <table:table-cell office:value-type="percentage" office:value="0.0735" calcext:value-type="percentage">
            <text:p>7,35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7" calcext:value-type="percentage">
            <text:p>7,47%</text:p>
          </table:table-cell>
          <table:table-cell/>
          <table:table-cell office:value-type="percentage" office:value="0.058" calcext:value-type="percentage">
            <text:p>5,80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109" calcext:value-type="percentage">
            <text:p>31,09%</text:p>
          </table:table-cell>
          <table:table-cell office:value-type="percentage" office:value="0.3239" calcext:value-type="percentage">
            <text:p>32,39%</text:p>
          </table:table-cell>
          <table:table-cell office:value-type="percentage" office:value="0.3072" calcext:value-type="percentage">
            <text:p>30,72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percentage" office:value="0.0593" calcext:value-type="percentage">
            <text:p>5,93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3007" calcext:value-type="percentage">
            <text:p>30,07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percentage" office:value="0.0642" calcext:value-type="percentage">
            <text:p>6,42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92" calcext:value-type="percentage">
            <text:p>29,20%</text:p>
          </table:table-cell>
          <table:table-cell office:value-type="percentage" office:value="0.4036" calcext:value-type="percentage">
            <text:p>40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44" calcext:value-type="percentage">
            <text:p>4,44%</text:p>
          </table:table-cell>
          <table:table-cell/>
          <table:table-cell office:value-type="percentage" office:value="0.0401" calcext:value-type="percentage">
            <text:p>4,01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92" calcext:value-type="percentage">
            <text:p>29,20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78" calcext:value-type="percentage">
            <text:p>7,78%</text:p>
          </table:table-cell>
          <table:table-cell/>
          <table:table-cell office:value-type="percentage" office:value="0.0864" calcext:value-type="percentage">
            <text:p>8,64%</text:p>
          </table:table-cell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275" calcext:value-type="percentage">
            <text:p>32,75%</text:p>
          </table:table-cell>
          <table:table-cell office:value-type="string" calcext:value-type="string">
            <text:p>x</text:p>
          </table:table-cell>
          <table:table-cell office:value-type="percentage" office:value="0.2986" calcext:value-type="percentage">
            <text:p>29,86%</text:p>
          </table:table-cell>
          <table:table-cell office:value-type="percentage" office:value="0.329" calcext:value-type="percentage">
            <text:p>32,9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93:.B102])" office:value-type="percentage" office:value="0.06763" calcext:value-type="percentage">
            <text:p>6,76%</text:p>
          </table:table-cell>
          <table:table-cell table:style-name="ce48" table:formula="of:=AVERAGE([.C93:.C102])" office:value-type="percentage" office:value="0.0837333333333333" calcext:value-type="percentage">
            <text:p>8,37%</text:p>
          </table:table-cell>
          <table:table-cell table:style-name="ce48" table:formula="of:=AVERAGE([.D93:.D102])" office:value-type="percentage" office:value="0.06043" calcext:value-type="percentage">
            <text:p>6,04%</text:p>
          </table:table-cell>
          <table:table-cell table:style-name="ce48" table:formula="of:=AVERAGE([.E93:.E102])" office:value-type="percentage" office:value="0.06283" calcext:value-type="percentage">
            <text:p>6,28%</text:p>
          </table:table-cell>
          <table:table-cell table:style-name="ce48" table:number-columns-repeated="2"/>
          <table:table-cell table:style-name="ce48" table:formula="of:=AVERAGE([.H93:.H102])" office:value-type="percentage" office:value="0.31151" calcext:value-type="percentage">
            <text:p>31,15%</text:p>
          </table:table-cell>
          <table:table-cell table:style-name="ce48" table:formula="of:=AVERAGE([.I93:.I102])" office:value-type="percentage" office:value="0.313033333333333" calcext:value-type="percentage">
            <text:p>31,30%</text:p>
          </table:table-cell>
          <table:table-cell table:style-name="ce48" table:formula="of:=AVERAGE([.J93:.J102])" office:value-type="percentage" office:value="0.30153" calcext:value-type="percentage">
            <text:p>30,15%</text:p>
          </table:table-cell>
          <table:table-cell table:style-name="ce48" table:formula="of:=AVERAGE([.K93:.K102])" office:value-type="percentage" office:value="0.34681" calcext:value-type="percentage">
            <text:p>34,68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93:.E102])" office:value-type="percentage" office:value="0.0181779506240084" calcext:value-type="percentage">
            <text:p>1,82%</text:p>
          </table:table-cell>
          <table:table-cell/>
          <table:table-cell table:style-name="ce54" table:number-columns-repeated="4"/>
          <table:table-cell table:style-name="ce54" table:formula="of:=STDEV([.K93:.K102])" office:value-type="percentage" office:value="0.0478001499300299" calcext:value-type="percentage">
            <text:p>4,78%</text:p>
          </table:table-cell>
          <table:table-cell table:style-name="ce54"/>
          <table:table-cell table:number-columns-repeated="16368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363" calcext:value-type="percentage">
            <text:p>53,63%</text:p>
          </table:table-cell>
          <table:table-cell office:value-type="string" calcext:value-type="string">
            <text:p>x</text:p>
          </table:table-cell>
          <table:table-cell office:value-type="percentage" office:value="0.4983" calcext:value-type="percentage">
            <text:p>49,83%</text:p>
          </table:table-cell>
          <table:table-cell office:value-type="percentage" office:value="0.5148" calcext:value-type="percentage">
            <text:p>51,4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398" calcext:value-type="percentage">
            <text:p>43,98%</text:p>
          </table:table-cell>
          <table:table-cell/>
          <table:table-cell office:value-type="percentage" office:value="0.4808" calcext:value-type="percentage">
            <text:p>48,08%</text:p>
          </table:table-cell>
          <table:table-cell office:value-type="percentage" office:value="0.5552" calcext:value-type="percentage">
            <text:p>55,5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" calcext:value-type="percentage">
            <text:p>43,50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92" calcext:value-type="percentage">
            <text:p>49,92%</text:p>
          </table:table-cell>
          <table:table-cell/>
          <table:table-cell office:value-type="percentage" office:value="0.4573" calcext:value-type="percentage">
            <text:p>45,73%</text:p>
          </table:table-cell>
          <table:table-cell office:value-type="percentage" office:value="0.4683" calcext:value-type="percentage">
            <text:p>46,8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4217" calcext:value-type="percentage">
            <text:p>42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822" calcext:value-type="percentage">
            <text:p>48,22%</text:p>
          </table:table-cell>
          <table:table-cell/>
          <table:table-cell office:value-type="percentage" office:value="0.4567" calcext:value-type="percentage">
            <text:p>45,67%</text:p>
          </table:table-cell>
          <table:table-cell office:value-type="percentage" office:value="0.4588" calcext:value-type="percentage">
            <text:p>45,8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4" calcext:value-type="percentage">
            <text:p>48,40%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5158" calcext:value-type="percentage">
            <text:p>51,5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percentage" office:value="0.4785" calcext:value-type="percentage">
            <text:p>47,85%</text:p>
          </table:table-cell>
          <table:table-cell office:value-type="percentage" office:value="0.4963" calcext:value-type="percentage">
            <text:p>49,6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748" calcext:value-type="percentage">
            <text:p>47,48%</text:p>
          </table:table-cell>
          <table:table-cell table:number-columns-repeated="2"/>
          <table:table-cell office:value-type="percentage" office:value="0.4682" calcext:value-type="percentage">
            <text:p>46,8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72" calcext:value-type="percentage">
            <text:p>46,72%</text:p>
          </table:table-cell>
          <table:table-cell/>
          <table:table-cell office:value-type="percentage" office:value="0.4597" calcext:value-type="percentage">
            <text:p>45,97%</text:p>
          </table:table-cell>
          <table:table-cell office:value-type="percentage" office:value="0.4593" calcext:value-type="percentage">
            <text:p>45,9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907" calcext:value-type="percentage">
            <text:p>49,07%</text:p>
          </table:table-cell>
          <table:table-cell/>
          <table:table-cell office:value-type="percentage" office:value="0.4833" calcext:value-type="percentage">
            <text:p>48,33%</text:p>
          </table:table-cell>
          <table:table-cell office:value-type="percentage" office:value="0.4917" calcext:value-type="percentage">
            <text:p>49,17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95" calcext:value-type="percentage">
            <text:p>19,50%</text:p>
          </table:table-cell>
          <table:table-cell office:value-type="string" calcext:value-type="string">
            <text:p>x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963" calcext:value-type="percentage">
            <text:p>49,63%</text:p>
          </table:table-cell>
          <table:table-cell/>
          <table:table-cell office:value-type="percentage" office:value="0.4748" calcext:value-type="percentage">
            <text:p>47,48%</text:p>
          </table:table-cell>
          <table:table-cell office:value-type="percentage" office:value="0.4925" calcext:value-type="percentage">
            <text:p>49,25%</text:p>
          </table:table-cell>
          <table:table-cell table:style-name="ce53"/>
          <table:table-cell table:number-columns-repeated="16368"/>
        </table:table-row>
        <table:table-row table:style-name="ro1">
          <table:table-cell table:style-name="ce46"/>
          <table:table-cell table:style-name="ce46" table:formula="of:=AVERAGE([.B106:.B115])" office:value-type="percentage" office:value="0.28067" calcext:value-type="percentage">
            <text:p>28,07%</text:p>
          </table:table-cell>
          <table:table-cell table:style-name="ce46" table:formula="of:=AVERAGE([.C106:.C115])" office:value-type="percentage" office:value="0.280377777777778" calcext:value-type="percentage">
            <text:p>28,04%</text:p>
          </table:table-cell>
          <table:table-cell table:style-name="ce46" table:formula="of:=AVERAGE([.D106:.D115])" office:value-type="percentage" office:value="0.27883" calcext:value-type="percentage">
            <text:p>27,88%</text:p>
          </table:table-cell>
          <table:table-cell table:style-name="ce46" table:formula="of:=AVERAGE([.E106:.E115])" office:value-type="percentage" office:value="0.28499" calcext:value-type="percentage">
            <text:p>28,50%</text:p>
          </table:table-cell>
          <table:table-cell table:style-name="ce46" table:number-columns-repeated="2"/>
          <table:table-cell table:style-name="ce46" table:formula="of:=AVERAGE([.H106:.H115])" office:value-type="percentage" office:value="0.48705" calcext:value-type="percentage">
            <text:p>48,71%</text:p>
          </table:table-cell>
          <table:table-cell table:style-name="ce46" table:formula="of:=AVERAGE([.I106:.I115])" office:value-type="string" office:string-value="" calcext:value-type="error">
            <text:p>#DIV/0!</text:p>
          </table:table-cell>
          <table:table-cell table:style-name="ce46" table:formula="of:=AVERAGE([.J106:.J115])" office:value-type="percentage" office:value="0.472344444444444" calcext:value-type="percentage">
            <text:p>47,23%</text:p>
          </table:table-cell>
          <table:table-cell table:style-name="ce46" table:formula="of:=AVERAGE([.K106:.K115])" office:value-type="percentage" office:value="0.49209" calcext:value-type="percentage">
            <text:p>49,21%</text:p>
          </table:table-cell>
          <table:table-cell table:style-name="ce56"/>
          <table:table-cell table:style-name="ce46" table:number-columns-repeated="16368"/>
        </table:table-row>
        <table:table-row table:style-name="ro1">
          <table:table-cell table:number-columns-repeated="4"/>
          <table:table-cell table:formula="of:=STDEV([.E106:.E115])" office:value-type="percentage" office:value="0.0742998646626553" calcext:value-type="percentage">
            <text:p>7,43%</text:p>
          </table:table-cell>
          <table:table-cell table:number-columns-repeated="5"/>
          <table:table-cell table:formula="of:=STDEV([.K106:.K115])" office:value-type="percentage" office:value="0.030548556976285" calcext:value-type="percentage">
            <text:p>3,0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044" calcext:value-type="percentage">
            <text:p>60,44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x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5044" calcext:value-type="percentage">
            <text:p>50,44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percentage" office:value="0.0458" calcext:value-type="percentage">
            <text:p>4,58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5533" calcext:value-type="percentage">
            <text:p>55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798" calcext:value-type="percentage">
            <text:p>7,98%</text:p>
          </table:table-cell>
          <table:table-cell/>
          <table:table-cell office:value-type="percentage" office:value="0.0774" calcext:value-type="percentage">
            <text:p>7,74%</text:p>
          </table:table-cell>
          <table:table-cell office:value-type="percentage" office:value="0.1655" calcext:value-type="percentage">
            <text:p>16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422" calcext:value-type="percentage">
            <text:p>64,22%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774" calcext:value-type="percentage">
            <text:p>7,74%</text:p>
          </table:table-cell>
          <table:table-cell/>
          <table:table-cell office:value-type="percentage" office:value="0.0506" calcext:value-type="percentage">
            <text:p>5,06%</text:p>
          </table:table-cell>
          <table:table-cell office:value-type="percentage" office:value="0.1738" calcext:value-type="percentage">
            <text:p>17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22" calcext:value-type="percentage">
            <text:p>66,22%</text:p>
          </table:table-cell>
          <table:table-cell office:value-type="string" calcext:value-type="string">
            <text:p>x</text:p>
          </table:table-cell>
          <table:table-cell office:value-type="percentage" office:value="0.6867" calcext:value-type="percentage">
            <text:p>68,67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607" calcext:value-type="percentage">
            <text:p>6,07%</text:p>
          </table:table-cell>
          <table:table-cell/>
          <table:table-cell office:value-type="percentage" office:value="0.056" calcext:value-type="percentage">
            <text:p>5,60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89" calcext:value-type="percentage">
            <text:p>70,89%</text:p>
          </table:table-cell>
          <table:table-cell/>
          <table:table-cell office:value-type="percentage" office:value="0.7267" calcext:value-type="percentage">
            <text:p>72,67%</text:p>
          </table:table-cell>
          <table:table-cell office:value-type="percentage" office:value="0.7044" calcext:value-type="percentage">
            <text:p>70,44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6" calcext:value-type="percentage">
            <text:p>5,60%</text:p>
          </table:table-cell>
          <table:table-cell/>
          <table:table-cell office:value-type="percentage" office:value="0.0399" calcext:value-type="percentage">
            <text:p>3,99%</text:p>
          </table:table-cell>
          <table:table-cell office:value-type="percentage" office:value="0.1238" calcext:value-type="percentage">
            <text:p>1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178" calcext:value-type="percentage">
            <text:p>71,78%</text:p>
          </table:table-cell>
          <table:table-cell/>
          <table:table-cell office:value-type="percentage" office:value="0.7156" calcext:value-type="percentage">
            <text:p>71,56%</text:p>
          </table:table-cell>
          <table:table-cell office:value-type="percentage" office:value="0.6822" calcext:value-type="percentage">
            <text:p>68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131" calcext:value-type="percentage">
            <text:p>11,31%</text:p>
          </table:table-cell>
          <table:table-cell/>
          <table:table-cell office:value-type="percentage" office:value="0.1161" calcext:value-type="percentage">
            <text:p>11,61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percentage" office:value="0.3311" calcext:value-type="percentage">
            <text:p>33,11%</text:p>
          </table:table-cell>
          <table:table-cell office:value-type="percentage" office:value="0.3244" calcext:value-type="percentage">
            <text:p>32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percentage" office:value="0.0673" calcext:value-type="percentage">
            <text:p>6,73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percentage" office:value="0.64" calcext:value-type="percentage">
            <text:p>64,00%</text:p>
          </table:table-cell>
          <table:table-cell office:value-type="percentage" office:value="0.6333" calcext:value-type="percentage">
            <text:p>6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1286" calcext:value-type="percentage">
            <text:p>12,86%</text:p>
          </table:table-cell>
          <table:table-cell/>
          <table:table-cell office:value-type="percentage" office:value="0.0929" calcext:value-type="percentage">
            <text:p>9,29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percentage" office:value="0.3289" calcext:value-type="percentage">
            <text:p>32,89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494" calcext:value-type="percentage">
            <text:p>4,94%</text:p>
          </table:table-cell>
          <table:table-cell/>
          <table:table-cell office:value-type="percentage" office:value="0.0357" calcext:value-type="percentage">
            <text:p>3,5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19:.B128])" office:value-type="percentage" office:value="0.55956" calcext:value-type="percentage">
            <text:p>55,96%</text:p>
          </table:table-cell>
          <table:table-cell table:style-name="ce46" table:formula="of:=AVERAGE([.C119:.C128])" office:value-type="percentage" office:value="0.573875" calcext:value-type="percentage">
            <text:p>57,39%</text:p>
          </table:table-cell>
          <table:table-cell table:style-name="ce46" table:formula="of:=AVERAGE([.D119:.D128])" office:value-type="percentage" office:value="0.57357" calcext:value-type="percentage">
            <text:p>57,36%</text:p>
          </table:table-cell>
          <table:table-cell table:style-name="ce46" table:formula="of:=AVERAGE([.E119:.E128])" office:value-type="percentage" office:value="0.56998" calcext:value-type="percentage">
            <text:p>57,00%</text:p>
          </table:table-cell>
          <table:table-cell table:style-name="ce46" table:number-columns-repeated="2"/>
          <table:table-cell table:style-name="ce46" table:formula="of:=AVERAGE([.H119:.H128])" office:value-type="percentage" office:value="0.07835" calcext:value-type="percentage">
            <text:p>7,84%</text:p>
          </table:table-cell>
          <table:table-cell table:style-name="ce46" table:formula="of:=AVERAGE([.I119:.I128])" office:value-type="string" office:string-value="" calcext:value-type="error">
            <text:p>#DIV/0!</text:p>
          </table:table-cell>
          <table:table-cell table:style-name="ce46" table:formula="of:=AVERAGE([.J119:.J128])" office:value-type="percentage" office:value="0.06442" calcext:value-type="percentage">
            <text:p>6,44%</text:p>
          </table:table-cell>
          <table:table-cell table:style-name="ce46" table:formula="of:=AVERAGE([.K119:.K128])" office:value-type="percentage" office:value="0.16226" calcext:value-type="percentage">
            <text:p>16,23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19:.E128])" office:value-type="percentage" office:value="0.14955785056849" calcext:value-type="percentage">
            <text:p>14,96%</text:p>
          </table:table-cell>
          <table:table-cell table:number-columns-repeated="5"/>
          <table:table-cell table:formula="of:=STDEV([.K119:.K128])" office:value-type="percentage" office:value="0.0315943454856509" calcext:value-type="percentage">
            <text:p>3,16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number-columns-repeated="2" office:value-type="percentage" office:value="0.1804" calcext:value-type="percentage">
            <text:p>18,04%</text:p>
          </table:table-cell>
          <table:table-cell office:value-type="percentage" office:value="0.549" calcext:value-type="percentage">
            <text:p>54,9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2611" calcext:value-type="percentage">
            <text:p>26,11%</text:p>
          </table:table-cell>
          <table:table-cell office:value-type="percentage" office:value="0.2189" calcext:value-type="percentage">
            <text:p>21,89%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256" calcext:value-type="percentage">
            <text:p>12,56%</text:p>
          </table:table-cell>
          <table:table-cell office:value-type="string" calcext:value-type="string">
            <text:p>x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4144" calcext:value-type="percentage">
            <text:p>41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824" calcext:value-type="percentage">
            <text:p>18,24%</text:p>
          </table:table-cell>
          <table:table-cell office:value-type="string" calcext:value-type="string">
            <text:p>x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4216" calcext:value-type="percentage">
            <text:p>42,1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2489" calcext:value-type="percentage">
            <text:p>24,89%</text:p>
          </table:table-cell>
          <table:table-cell office:value-type="percentage" office:value="0.4356" calcext:value-type="percentage">
            <text:p>4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078" calcext:value-type="percentage">
            <text:p>10,78%</text:p>
          </table:table-cell>
          <table:table-cell/>
          <table:table-cell office:value-type="percentage" office:value="0.0608" calcext:value-type="percentage">
            <text:p>6,08%</text:p>
          </table:table-cell>
          <table:table-cell office:value-type="percentage" office:value="0.4098" calcext:value-type="percentage">
            <text:p>40,9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222" calcext:value-type="percentage">
            <text:p>12,22%</text:p>
          </table:table-cell>
          <table:table-cell/>
          <table:table-cell office:value-type="percentage" office:value="0.0833" calcext:value-type="percentage">
            <text:p>8,33%</text:p>
          </table:table-cell>
          <table:table-cell office:value-type="percentage" office:value="0.4022" calcext:value-type="percentage">
            <text:p>4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2" calcext:value-type="percentage">
            <text:p>10,20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4863" calcext:value-type="percentage">
            <text:p>48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1678" calcext:value-type="percentage">
            <text:p>16,78%</text:p>
          </table:table-cell>
          <table:table-cell/>
          <table:table-cell office:value-type="percentage" office:value="0.0667" calcext:value-type="percentage">
            <text:p>6,67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549" calcext:value-type="percentage">
            <text:p>15,49%</text:p>
          </table:table-cell>
          <table:table-cell/>
          <table:table-cell office:value-type="percentage" office:value="0.0784" calcext:value-type="percentage">
            <text:p>7,84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333" calcext:value-type="percentage">
            <text:p>13,33%</text:p>
          </table:table-cell>
          <table:table-cell/>
          <table:table-cell office:value-type="percentage" office:value="0.11" calcext:value-type="percentage">
            <text:p>11,00%</text:p>
          </table:table-cell>
          <table:table-cell office:value-type="percentage" office:value="0.4511" calcext:value-type="percentage">
            <text:p>45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314" calcext:value-type="percentage">
            <text:p>13,14%</text:p>
          </table:table-cell>
          <table:table-cell/>
          <table:table-cell office:value-type="percentage" office:value="0.1176" calcext:value-type="percentage">
            <text:p>11,76%</text:p>
          </table:table-cell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422" calcext:value-type="percentage">
            <text:p>14,22%</text:p>
          </table:table-cell>
          <table:table-cell/>
          <table:table-cell office:value-type="percentage" office:value="0.1144" calcext:value-type="percentage">
            <text:p>11,44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843" calcext:value-type="percentage">
            <text:p>18,43%</text:p>
          </table:table-cell>
          <table:table-cell/>
          <table:table-cell office:value-type="percentage" office:value="0.1275" calcext:value-type="percentage">
            <text:p>12,75%</text:p>
          </table:table-cell>
          <table:table-cell office:value-type="percentage" office:value="0.498" calcext:value-type="percentage">
            <text:p>4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689" calcext:value-type="percentage">
            <text:p>16,89%</text:p>
          </table:table-cell>
          <table:table-cell/>
          <table:table-cell office:value-type="percentage" office:value="0.1289" calcext:value-type="percentage">
            <text:p>12,89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percentage" office:value="0.0902" calcext:value-type="percentage">
            <text:p>9,02%</text:p>
          </table:table-cell>
          <table:table-cell office:value-type="percentage" office:value="0.4353" calcext:value-type="percentage">
            <text:p>43,5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4244" calcext:value-type="percentage">
            <text:p>42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percentage" office:value="0.098" calcext:value-type="percentage">
            <text:p>9,80%</text:p>
          </table:table-cell>
          <table:table-cell office:value-type="percentage" office:value="0.4627" calcext:value-type="percentage">
            <text:p>46,27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percentage" office:value="0.0944" calcext:value-type="percentage">
            <text:p>9,44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32:.B141])" office:value-type="percentage" office:value="0.15981" calcext:value-type="percentage">
            <text:p>15,98%</text:p>
          </table:table-cell>
          <table:table-cell table:style-name="ce46" table:formula="of:=AVERAGE([.C132:.C141])" office:value-type="percentage" office:value="0.20395" calcext:value-type="percentage">
            <text:p>20,40%</text:p>
          </table:table-cell>
          <table:table-cell table:style-name="ce46" table:formula="of:=AVERAGE([.D132:.D141])" office:value-type="percentage" office:value="0.12019" calcext:value-type="percentage">
            <text:p>12,02%</text:p>
          </table:table-cell>
          <table:table-cell table:style-name="ce46" table:formula="of:=AVERAGE([.E132:.E141])" office:value-type="percentage" office:value="0.44802" calcext:value-type="percentage">
            <text:p>44,80%</text:p>
          </table:table-cell>
          <table:table-cell table:style-name="ce46" table:number-columns-repeated="2"/>
          <table:table-cell table:style-name="ce46" table:formula="of:=AVERAGE([.H132:.H141])" office:value-type="percentage" office:value="0.17089" calcext:value-type="percentage">
            <text:p>17,09%</text:p>
          </table:table-cell>
          <table:table-cell table:style-name="ce46" table:formula="of:=AVERAGE([.I132:.I141])" office:value-type="percentage" office:value="0.2189" calcext:value-type="percentage">
            <text:p>21,89%</text:p>
          </table:table-cell>
          <table:table-cell table:style-name="ce46" table:formula="of:=AVERAGE([.J132:.J141])" office:value-type="percentage" office:value="0.11966" calcext:value-type="percentage">
            <text:p>11,97%</text:p>
          </table:table-cell>
          <table:table-cell table:style-name="ce46" table:formula="of:=AVERAGE([.K132:.K141])" office:value-type="percentage" office:value="0.43877" calcext:value-type="percentage">
            <text:p>43,88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32:.E141])" office:value-type="percentage" office:value="0.0525587459684663" calcext:value-type="percentage">
            <text:p>5,26%</text:p>
          </table:table-cell>
          <table:table-cell table:number-columns-repeated="5"/>
          <table:table-cell table:formula="of:=STDEV([.K132:.K141])" office:value-type="percentage" office:value="0.0232669078306508" calcext:value-type="percentage">
            <text:p>2,3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467" calcext:value-type="percentage">
            <text:p>14,67%</text:p>
          </table:table-cell>
          <table:table-cell office:value-type="string" calcext:value-type="string">
            <text:p>x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767" calcext:value-type="percentage">
            <text:p>27,67%</text:p>
          </table:table-cell>
          <table:table-cell office:value-type="string" calcext:value-type="string">
            <text:p>x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287" calcext:value-type="percentage">
            <text:p>12,87%</text:p>
          </table:table-cell>
          <table:table-cell/>
          <table:table-cell office:value-type="percentage" office:value="0.08" calcext:value-type="percentage">
            <text:p>8,00%</text:p>
          </table:table-cell>
          <table:table-cell office:value-type="percentage" office:value="0.4387" calcext:value-type="percentage">
            <text:p>4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percentage" office:value="0.0233" calcext:value-type="percentage">
            <text:p>2,33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2087" calcext:value-type="percentage">
            <text:p>20,87%</text:p>
          </table:table-cell>
          <table:table-cell/>
          <table:table-cell office:value-type="percentage" office:value="0.1447" calcext:value-type="percentage">
            <text:p>14,47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033" calcext:value-type="percentage">
            <text:p>0,33%</text:p>
          </table:table-cell>
          <table:table-cell/>
          <table:table-cell office:value-type="percentage" office:value="0.0033" calcext:value-type="percentage">
            <text:p>0,33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percentage" office:value="0.104" calcext:value-type="percentage">
            <text:p>10,40%</text:p>
          </table:table-cell>
          <table:table-cell office:value-type="percentage" office:value="0.5853" calcext:value-type="percentage">
            <text:p>58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447" calcext:value-type="percentage">
            <text:p>14,47%</text:p>
          </table:table-cell>
          <table:table-cell/>
          <table:table-cell office:value-type="percentage" office:value="0.0753" calcext:value-type="percentage">
            <text:p>7,53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percentage" office:value="0.2933" calcext:value-type="percentage">
            <text:p>29,33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607" calcext:value-type="percentage">
            <text:p>16,07%</text:p>
          </table:table-cell>
          <table:table-cell/>
          <table:table-cell office:value-type="percentage" office:value="0.084" calcext:value-type="percentage">
            <text:p>8,40%</text:p>
          </table:table-cell>
          <table:table-cell office:value-type="percentage" office:value="0.4533" calcext:value-type="percentage">
            <text:p>4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133" calcext:value-type="percentage">
            <text:p>11,33%</text:p>
          </table:table-cell>
          <table:table-cell/>
          <table:table-cell office:value-type="percentage" office:value="0.1033" calcext:value-type="percentage">
            <text:p>10,33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04" calcext:value-type="percentage">
            <text:p>10,40%</text:p>
          </table:table-cell>
          <table:table-cell/>
          <table:table-cell office:value-type="percentage" office:value="0.0487" calcext:value-type="percentage">
            <text:p>4,87%</text:p>
          </table:table-cell>
          <table:table-cell office:value-type="percentage" office:value="0.412" calcext:value-type="percentage">
            <text:p>41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percentage" office:value="0.08" calcext:value-type="percentage">
            <text:p>8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percentage" office:value="0.1167" calcext:value-type="percentage">
            <text:p>11,67%</text:p>
          </table:table-cell>
          <table:table-cell office:value-type="percentage" office:value="0.464" calcext:value-type="percentage">
            <text:p>46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367" calcext:value-type="percentage">
            <text:p>3,67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707" calcext:value-type="percentage">
            <text:p>17,07%</text:p>
          </table:table-cell>
          <table:table-cell/>
          <table:table-cell office:value-type="percentage" office:value="0.1107" calcext:value-type="percentage">
            <text:p>11,07%</text:p>
          </table:table-cell>
          <table:table-cell office:value-type="percentage" office:value="0.586" calcext:value-type="percentage">
            <text:p>58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percentage" office:value="0.1067" calcext:value-type="percentage">
            <text:p>10,67%</text:p>
          </table:table-cell>
          <table:table-cell office:value-type="percentage" office:value="0.3987" calcext:value-type="percentage">
            <text:p>39,8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45:.B154])" office:value-type="percentage" office:value="0.089" calcext:value-type="percentage">
            <text:p>8,90%</text:p>
          </table:table-cell>
          <table:table-cell table:style-name="ce46" table:formula="of:=AVERAGE([.C145:.C154])" office:value-type="percentage" office:value="0.08" calcext:value-type="percentage">
            <text:p>8,00%</text:p>
          </table:table-cell>
          <table:table-cell table:style-name="ce46" table:formula="of:=AVERAGE([.D145:.D154])" office:value-type="percentage" office:value="0.08599" calcext:value-type="percentage">
            <text:p>8,60%</text:p>
          </table:table-cell>
          <table:table-cell table:style-name="ce46" table:formula="of:=AVERAGE([.E145:.E154])" office:value-type="percentage" office:value="0.074" calcext:value-type="percentage">
            <text:p>7,40%</text:p>
          </table:table-cell>
          <table:table-cell table:style-name="ce46" table:number-columns-repeated="2"/>
          <table:table-cell table:style-name="ce46" table:formula="of:=AVERAGE([.H145:.H154])" office:value-type="percentage" office:value="0.15982" calcext:value-type="percentage">
            <text:p>15,98%</text:p>
          </table:table-cell>
          <table:table-cell table:style-name="ce46" table:formula="of:=AVERAGE([.I145:.I154])" office:value-type="string" office:string-value="" calcext:value-type="error">
            <text:p>#DIV/0!</text:p>
          </table:table-cell>
          <table:table-cell table:style-name="ce46" table:formula="of:=AVERAGE([.J145:.J154])" office:value-type="percentage" office:value="0.09481" calcext:value-type="percentage">
            <text:p>9,48%</text:p>
          </table:table-cell>
          <table:table-cell table:style-name="ce46" table:formula="of:=AVERAGE([.K145:.K154])" office:value-type="percentage" office:value="0.46687" calcext:value-type="percentage">
            <text:p>46,69%</text:p>
          </table:table-cell>
          <table:table-cell table:style-name="ce46" table:number-columns-repeated="16369"/>
        </table:table-row>
        <table:table-row table:style-name="ro1">
          <table:table-cell table:style-name="ce46" table:number-columns-repeated="4"/>
          <table:table-cell table:style-name="ce46" table:formula="of:=COM.MICROSOFT.STDEV.S([.E145:.E154])" office:value-type="percentage" office:value="0.086236831522912" calcext:value-type="percentage">
            <text:p>8,62%</text:p>
          </table:table-cell>
          <table:table-cell table:style-name="ce46" table:number-columns-repeated="5"/>
          <table:table-cell table:style-name="ce46" table:formula="of:=STDEV([.K145:.K154])" office:value-type="percentage" office:value="0.0672230788742478" calcext:value-type="percentage">
            <text:p>6,72%</text:p>
          </table:table-cell>
          <table:table-cell table:style-name="ce46"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/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/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185" calcext:value-type="percentage">
            <text:p>31,85%</text:p>
          </table:table-cell>
          <table:table-cell/>
          <table:table-cell office:value-type="percentage" office:value="0.3231" calcext:value-type="percentage">
            <text:p>32,31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138" calcext:value-type="percentage">
            <text:p>61,38%</text:p>
          </table:table-cell>
          <table:table-cell/>
          <table:table-cell office:value-type="percentage" office:value="0.6126" calcext:value-type="percentage">
            <text:p>61,26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287" calcext:value-type="percentage">
            <text:p>32,87%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3574" calcext:value-type="percentage">
            <text:p>35,74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575" calcext:value-type="percentage">
            <text:p>45,75%</text:p>
          </table:table-cell>
          <table:table-cell/>
          <table:table-cell office:value-type="percentage" office:value="0.4437" calcext:value-type="percentage">
            <text:p>44,37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8" calcext:value-type="percentage">
            <text:p>48,80%</text:p>
          </table:table-cell>
          <table:table-cell/>
          <table:table-cell office:value-type="percentage" office:value="0.4833" calcext:value-type="percentage">
            <text:p>48,33%</text:p>
          </table:table-cell>
          <table:table-cell office:value-type="percentage" office:value="0.5157" calcext:value-type="percentage">
            <text:p>51,57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4897" calcext:value-type="percentage">
            <text:p>48,97%</text:p>
          </table:table-cell>
          <table:table-cell/>
          <table:table-cell office:value-type="percentage" office:value="0.4851" calcext:value-type="percentage">
            <text:p>48,51%</text:p>
          </table:table-cell>
          <table:table-cell office:value-type="percentage" office:value="0.5712" calcext:value-type="percentage">
            <text:p>57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percentage" office:value="0.337" calcext:value-type="percentage">
            <text:p>33,70%</text:p>
          </table:table-cell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5391" calcext:value-type="percentage">
            <text:p>53,91%</text:p>
          </table:table-cell>
          <table:table-cell/>
          <table:table-cell office:value-type="percentage" office:value="0.5299" calcext:value-type="percentage">
            <text:p>52,99%</text:p>
          </table:table-cell>
          <table:table-cell office:value-type="percentage" office:value="0.577" calcext:value-type="percentage">
            <text:p>57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583" calcext:value-type="percentage">
            <text:p>45,83%</text:p>
          </table:table-cell>
          <table:table-cell/>
          <table:table-cell office:value-type="percentage" office:value="0.4694" calcext:value-type="percentage">
            <text:p>46,94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4977" calcext:value-type="percentage">
            <text:p>49,77%</text:p>
          </table:table-cell>
          <table:table-cell/>
          <table:table-cell office:value-type="percentage" office:value="0.4943" calcext:value-type="percentage">
            <text:p>49,43%</text:p>
          </table:table-cell>
          <table:table-cell office:value-type="percentage" office:value="0.6299" calcext:value-type="percentage">
            <text:p>62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491" calcext:value-type="percentage">
            <text:p>34,91%</text:p>
          </table:table-cell>
          <table:table-cell/>
          <table:table-cell office:value-type="percentage" office:value="0.3519" calcext:value-type="percentage">
            <text:p>35,19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4253" calcext:value-type="percentage">
            <text:p>42,53%</text:p>
          </table:table-cell>
          <table:table-cell/>
          <table:table-cell office:value-type="percentage" office:value="0.4011" calcext:value-type="percentage">
            <text:p>40,11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278" calcext:value-type="percentage">
            <text:p>32,78%</text:p>
          </table:table-cell>
          <table:table-cell/>
          <table:table-cell office:value-type="percentage" office:value="0.3204" calcext:value-type="percentage">
            <text:p>32,04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4632" calcext:value-type="percentage">
            <text:p>46,32%</text:p>
          </table:table-cell>
          <table:table-cell/>
          <table:table-cell office:value-type="percentage" office:value="0.4529" calcext:value-type="percentage">
            <text:p>45,29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935" calcext:value-type="percentage">
            <text:p>29,35%</text:p>
          </table:table-cell>
          <table:table-cell/>
          <table:table-cell office:value-type="percentage" office:value="0.3139" calcext:value-type="percentage">
            <text:p>31,39%</text:p>
          </table:table-cell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percentage" office:value="0.4885" calcext:value-type="percentage">
            <text:p>48,85%</text:p>
          </table:table-cell>
          <table:table-cell office:value-type="percentage" office:value="0.6736" calcext:value-type="percentage">
            <text:p>67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861" calcext:value-type="percentage">
            <text:p>28,61%</text:p>
          </table:table-cell>
          <table:table-cell/>
          <table:table-cell office:value-type="percentage" office:value="0.3019" calcext:value-type="percentage">
            <text:p>30,19%</text:p>
          </table:table-cell>
          <table:table-cell office:value-type="percentage" office:value="0.2704" calcext:value-type="percentage">
            <text:p>27,04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897" calcext:value-type="percentage">
            <text:p>48,97%</text:p>
          </table:table-cell>
          <table:table-cell/>
          <table:table-cell office:value-type="percentage" office:value="0.4931" calcext:value-type="percentage">
            <text:p>49,31%</text:p>
          </table:table-cell>
          <table:table-cell office:value-type="percentage" office:value="0.5966" calcext:value-type="percentage">
            <text:p>59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11" calcext:value-type="percentage">
            <text:p>41,11%</text:p>
          </table:table-cell>
          <table:table-cell/>
          <table:table-cell office:value-type="percentage" office:value="0.4139" calcext:value-type="percentage">
            <text:p>41,39%</text:p>
          </table:table-cell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552" calcext:value-type="percentage">
            <text:p>55,52%</text:p>
          </table:table-cell>
          <table:table-cell/>
          <table:table-cell office:value-type="percentage" office:value="0.5391" calcext:value-type="percentage">
            <text:p>53,91%</text:p>
          </table:table-cell>
          <table:table-cell office:value-type="percentage" office:value="0.6207" calcext:value-type="percentage">
            <text:p>62,0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58:.B167])" office:value-type="percentage" office:value="0.35944" calcext:value-type="percentage">
            <text:p>35,94%</text:p>
          </table:table-cell>
          <table:table-cell table:style-name="ce46"/>
          <table:table-cell table:style-name="ce46" table:formula="of:=AVERAGE([.D158:.D167])" office:value-type="percentage" office:value="0.36481" calcext:value-type="percentage">
            <text:p>36,48%</text:p>
          </table:table-cell>
          <table:table-cell table:style-name="ce46" table:formula="of:=AVERAGE([.E158:.E167])" office:value-type="percentage" office:value="0.36092" calcext:value-type="percentage">
            <text:p>36,09%</text:p>
          </table:table-cell>
          <table:table-cell table:style-name="ce46" table:number-columns-repeated="2"/>
          <table:table-cell table:style-name="ce46" table:formula="of:=AVERAGE([.H158:.H167])" office:value-type="percentage" office:value="0.5045" calcext:value-type="percentage">
            <text:p>50,45%</text:p>
          </table:table-cell>
          <table:table-cell table:style-name="ce46"/>
          <table:table-cell table:style-name="ce46" table:formula="of:=AVERAGE([.J158:.J167])" office:value-type="percentage" office:value="0.49403" calcext:value-type="percentage">
            <text:p>49,40%</text:p>
          </table:table-cell>
          <table:table-cell table:style-name="ce46" table:formula="of:=AVERAGE([.K158:.K167])" office:value-type="percentage" office:value="0.62115" calcext:value-type="percentage">
            <text:p>62,11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58:.E167])" office:value-type="percentage" office:value="0.0740818286311383" calcext:value-type="percentage">
            <text:p>7,41%</text:p>
          </table:table-cell>
          <table:table-cell table:style-name="ce46" table:number-columns-repeated="5"/>
          <table:table-cell table:style-name="ce46" table:formula="of:=STDEV([.K158:.K167])" office:value-type="percentage" office:value="0.0448942770418581" calcext:value-type="percentage">
            <text:p>4,49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/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/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214" calcext:value-type="percentage">
            <text:p>32,14%</text:p>
          </table:table-cell>
          <table:table-cell/>
          <table:table-cell table:number-columns-repeated="2"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473" calcext:value-type="percentage">
            <text:p>24,73%</text:p>
          </table:table-cell>
          <table:table-cell/>
          <table:table-cell office:value-type="percentage" office:value="0.2301" calcext:value-type="percentage">
            <text:p>23,01%</text:p>
          </table:table-cell>
          <table:table-cell office:value-type="percentage" office:value="0.2973" calcext:value-type="percentage">
            <text:p>29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percentage" office:value="0.1857" calcext:value-type="percentage">
            <text:p>18,57%</text:p>
          </table:table-cell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188" calcext:value-type="percentage">
            <text:p>21,88%</text:p>
          </table:table-cell>
          <table:table-cell/>
          <table:table-cell office:value-type="percentage" office:value="0.2382" calcext:value-type="percentage">
            <text:p>23,82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05" calcext:value-type="percentage">
            <text:p>24,05%</text:p>
          </table:table-cell>
          <table:table-cell/>
          <table:table-cell office:value-type="percentage" office:value="0.2595" calcext:value-type="percentage">
            <text:p>25,95%</text:p>
          </table:table-cell>
          <table:table-cell office:value-type="percentage" office:value="0.3095" calcext:value-type="percentage">
            <text:p>30,95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99" calcext:value-type="percentage">
            <text:p>21,99%</text:p>
          </table:table-cell>
          <table:table-cell/>
          <table:table-cell office:value-type="percentage" office:value="0.214" calcext:value-type="percentage">
            <text:p>21,40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percentage" office:value="0.3214" calcext:value-type="percentage">
            <text:p>32,14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624" calcext:value-type="percentage">
            <text:p>26,24%</text:p>
          </table:table-cell>
          <table:table-cell/>
          <table:table-cell office:value-type="percentage" office:value="0.2844" calcext:value-type="percentage">
            <text:p>28,44%</text:p>
          </table:table-cell>
          <table:table-cell office:value-type="percentage" office:value="0.3328" calcext:value-type="percentage">
            <text:p>3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62" calcext:value-type="percentage">
            <text:p>42,62%</text:p>
          </table:table-cell>
          <table:table-cell/>
          <table:table-cell office:value-type="percentage" office:value="0.3786" calcext:value-type="percentage">
            <text:p>37,86%</text:p>
          </table:table-cell>
          <table:table-cell office:value-type="percentage" office:value="0.4119" calcext:value-type="percentage">
            <text:p>41,1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801" calcext:value-type="percentage">
            <text:p>28,01%</text:p>
          </table:table-cell>
          <table:table-cell/>
          <table:table-cell office:value-type="percentage" office:value="0.2796" calcext:value-type="percentage">
            <text:p>27,96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percentage" office:value="0.1595" calcext:value-type="percentage">
            <text:p>15,95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054" calcext:value-type="percentage">
            <text:p>30,54%</text:p>
          </table:table-cell>
          <table:table-cell/>
          <table:table-cell office:value-type="percentage" office:value="0.307" calcext:value-type="percentage">
            <text:p>30,70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714" calcext:value-type="percentage">
            <text:p>27,14%</text:p>
          </table:table-cell>
          <table:table-cell/>
          <table:table-cell office:value-type="percentage" office:value="0.181" calcext:value-type="percentage">
            <text:p>18,10%</text:p>
          </table:table-cell>
          <table:table-cell office:value-type="percentage" office:value="0.2762" calcext:value-type="percentage">
            <text:p>27,62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percentage" office:value="0.2543" calcext:value-type="percentage">
            <text:p>25,43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381" calcext:value-type="percentage">
            <text:p>23,81%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543" calcext:value-type="percentage">
            <text:p>25,43%</text:p>
          </table:table-cell>
          <table:table-cell/>
          <table:table-cell office:value-type="percentage" office:value="0.2285" calcext:value-type="percentage">
            <text:p>22,85%</text:p>
          </table:table-cell>
          <table:table-cell office:value-type="percentage" office:value="0.3253" calcext:value-type="percentage">
            <text:p>3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69" calcext:value-type="percentage">
            <text:p>36,90%</text:p>
          </table:table-cell>
          <table:table-cell/>
          <table:table-cell office:value-type="percentage" office:value="0.3405" calcext:value-type="percentage">
            <text:p>34,05%</text:p>
          </table:table-cell>
          <table:table-cell office:value-type="percentage" office:value="0.2881" calcext:value-type="percentage">
            <text:p>28,8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9" calcext:value-type="percentage">
            <text:p>22,90%</text:p>
          </table:table-cell>
          <table:table-cell/>
          <table:table-cell office:value-type="percentage" office:value="0.2263" calcext:value-type="percentage">
            <text:p>22,63%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1952" calcext:value-type="percentage">
            <text:p>19,52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percentage" office:value="0.2876" calcext:value-type="percentage">
            <text:p>28,76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71:.B180])" office:value-type="percentage" office:value="0.27785" calcext:value-type="percentage">
            <text:p>27,79%</text:p>
          </table:table-cell>
          <table:table-cell table:style-name="ce46"/>
          <table:table-cell table:style-name="ce46" table:formula="of:=AVERAGE([.D171:.D180])" office:value-type="percentage" office:value="0.25404" calcext:value-type="percentage">
            <text:p>25,40%</text:p>
          </table:table-cell>
          <table:table-cell table:style-name="ce46" table:formula="of:=AVERAGE([.E171:.E180])" office:value-type="percentage" office:value="0.28643" calcext:value-type="percentage">
            <text:p>28,64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2578" calcext:value-type="percentage">
            <text:p>25,78%</text:p>
          </table:table-cell>
          <table:table-cell table:style-name="ce46"/>
          <table:table-cell table:style-name="ce46" table:formula="of:=AVERAGE([.J171:.J180])" office:value-type="percentage" office:value="0.255" calcext:value-type="percentage">
            <text:p>25,50%</text:p>
          </table:table-cell>
          <table:table-cell table:style-name="ce46" table:formula="of:=AVERAGE([.K171:.K180])" office:value-type="percentage" office:value="0.31451" calcext:value-type="percentage">
            <text:p>31,45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71:.E180])" office:value-type="percentage" office:value="0.0793005681638607" calcext:value-type="percentage">
            <text:p>7,93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/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/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486" calcext:value-type="percentage">
            <text:p>54,86%</text:p>
          </table:table-cell>
          <table:table-cell/>
          <table:table-cell office:value-type="percentage" office:value="0.515" calcext:value-type="percentage">
            <text:p>51,50%</text:p>
          </table:table-cell>
          <table:table-cell office:value-type="percentage" office:value="0.5447" calcext:value-type="percentage">
            <text:p>54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percentage" office:value="0.0367" calcext:value-type="percentage">
            <text:p>3,67%</text:p>
          </table:table-cell>
          <table:table-cell office:value-type="percentage" office:value="0.114" calcext:value-type="percentage">
            <text:p>11,4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569" calcext:value-type="percentage">
            <text:p>55,69%</text:p>
          </table:table-cell>
          <table:table-cell/>
          <table:table-cell office:value-type="percentage" office:value="0.5134" calcext:value-type="percentage">
            <text:p>51,34%</text:p>
          </table:table-cell>
          <table:table-cell office:value-type="percentage" office:value="0.5273" calcext:value-type="percentage">
            <text:p>52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27" calcext:value-type="percentage">
            <text:p>4,27%</text:p>
          </table:table-cell>
          <table:table-cell/>
          <table:table-cell office:value-type="percentage" office:value="0.0427" calcext:value-type="percentage">
            <text:p>4,27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6153" calcext:value-type="percentage">
            <text:p>61,53%</text:p>
          </table:table-cell>
          <table:table-cell/>
          <table:table-cell office:value-type="percentage" office:value="0.525" calcext:value-type="percentage">
            <text:p>52,50%</text:p>
          </table:table-cell>
          <table:table-cell office:value-type="percentage" office:value="0.5382" calcext:value-type="percentage">
            <text:p>53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4" calcext:value-type="percentage">
            <text:p>4,40%</text:p>
          </table:table-cell>
          <table:table-cell/>
          <table:table-cell office:value-type="percentage" office:value="0.0367" calcext:value-type="percentage">
            <text:p>3,67%</text:p>
          </table:table-cell>
          <table:table-cell office:value-type="percentage" office:value="0.094" calcext:value-type="percentage">
            <text:p>9,4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percentage" office:value="0.5293" calcext:value-type="percentage">
            <text:p>52,93%</text:p>
          </table:table-cell>
          <table:table-cell office:value-type="percentage" office:value="0.6203" calcext:value-type="percentage">
            <text:p>6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percentage" office:value="0.0407" calcext:value-type="percentage">
            <text:p>4,07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799" calcext:value-type="percentage">
            <text:p>57,99%</text:p>
          </table:table-cell>
          <table:table-cell/>
          <table:table-cell office:value-type="percentage" office:value="0.5506" calcext:value-type="percentage">
            <text:p>55,06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53" calcext:value-type="percentage">
            <text:p>2,53%</text:p>
          </table:table-cell>
          <table:table-cell/>
          <table:table-cell office:value-type="percentage" office:value="0.0213" calcext:value-type="percentage">
            <text:p>2,13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586" calcext:value-type="percentage">
            <text:p>55,86%</text:p>
          </table:table-cell>
          <table:table-cell/>
          <table:table-cell office:value-type="percentage" office:value="0.5395" calcext:value-type="percentage">
            <text:p>53,95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percentage" office:value="0.0113" calcext:value-type="percentage">
            <text:p>1,13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4" calcext:value-type="percentage">
            <text:p>57,40%</text:p>
          </table:table-cell>
          <table:table-cell/>
          <table:table-cell office:value-type="percentage" office:value="0.5038" calcext:value-type="percentage">
            <text:p>50,38%</text:p>
          </table:table-cell>
          <table:table-cell office:value-type="percentage" office:value="0.6007" calcext:value-type="percentage">
            <text:p>6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113" calcext:value-type="percentage">
            <text:p>1,13%</text:p>
          </table:table-cell>
          <table:table-cell/>
          <table:table-cell office:value-type="percentage" office:value="0.004" calcext:value-type="percentage">
            <text:p>0,40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586" calcext:value-type="percentage">
            <text:p>55,86%</text:p>
          </table:table-cell>
          <table:table-cell/>
          <table:table-cell office:value-type="percentage" office:value="0.5332" calcext:value-type="percentage">
            <text:p>53,3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18" calcext:value-type="percentage">
            <text:p>1,80%</text:p>
          </table:table-cell>
          <table:table-cell/>
          <table:table-cell office:value-type="percentage" office:value="0.018" calcext:value-type="percentage">
            <text:p>1,80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509" calcext:value-type="percentage">
            <text:p>55,09%</text:p>
          </table:table-cell>
          <table:table-cell/>
          <table:table-cell office:value-type="percentage" office:value="0.5307" calcext:value-type="percentage">
            <text:p>53,0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27" calcext:value-type="percentage">
            <text:p>3,27%</text:p>
          </table:table-cell>
          <table:table-cell/>
          <table:table-cell office:value-type="percentage" office:value="0.0313" calcext:value-type="percentage">
            <text:p>3,13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94" calcext:value-type="percentage">
            <text:p>59,94%</text:p>
          </table:table-cell>
          <table:table-cell/>
          <table:table-cell office:value-type="percentage" office:value="0.5277" calcext:value-type="percentage">
            <text:p>52,7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percentage" office:value="0.038" calcext:value-type="percentage">
            <text:p>3,80%</text:p>
          </table:table-cell>
          <table:table-cell office:value-type="percentage" office:value="0.0887" calcext:value-type="percentage">
            <text:p>8,87%</text:p>
          </table:table-cell>
          <table:table-cell table:style-name="ce46" table:number-columns-repeated="2"/>
          <table:table-cell table:style-name="ce46" table:formula="of:=AVERAGE([.H183:.H192])" office:value-type="percentage" office:value="0.56771" calcext:value-type="percentage">
            <text:p>56,77%</text:p>
          </table:table-cell>
          <table:table-cell table:style-name="ce46"/>
          <table:table-cell table:style-name="ce46" table:formula="of:=AVERAGE([.J183:.J192])" office:value-type="percentage" office:value="0.52682" calcext:value-type="percentage">
            <text:p>52,68%</text:p>
          </table:table-cell>
          <table:table-cell table:style-name="ce46" table:formula="of:=AVERAGE([.K183:.K192])" office:value-type="percentage" office:value="0.555057142857143" calcext:value-type="percentage">
            <text:p>55,51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84:.B193])" office:value-type="percentage" office:value="0.03221" calcext:value-type="percentage">
            <text:p>3,22%</text:p>
          </table:table-cell>
          <table:table-cell table:style-name="ce46"/>
          <table:table-cell table:style-name="ce46" table:formula="of:=AVERAGE([.D184:.D193])" office:value-type="percentage" office:value="0.02807" calcext:value-type="percentage">
            <text:p>2,81%</text:p>
          </table:table-cell>
          <table:table-cell table:style-name="ce46" table:formula="of:=AVERAGE([.E184:.E193])" office:value-type="percentage" office:value="0.0866" calcext:value-type="percentage">
            <text:p>8,66%</text:p>
          </table:table-cell>
          <table:table-cell table:number-columns-repeated="5"/>
          <table:table-cell table:formula="of:=STDEV([.K183:.K192])" office:value-type="percentage" office:value="0.0401322338087003" calcext:value-type="percentage">
            <text:p>4,01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84:.E193])" office:value-type="percentage" office:value="0.019421008098334" calcext:value-type="percentage">
            <text:p>1,94%</text:p>
          </table:table-cell>
          <table:table-cell table:number-columns-repeated="16375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/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2"/>
          <table:table-cell table:style-name="ce50" office:value-type="string" calcext:value-type="string">
            <text:p>NOLOCAL</text:p>
          </table:table-cell>
          <table:table-cell table:style-name="ce50" office:value-type="string" calcext:value-type="string">
            <text:p>RANDOM</text:p>
          </table:table-cell>
          <table:table-cell table:style-name="ce50" office:value-type="string" calcext:value-type="string">
            <text:p>BFGS</text:p>
          </table:table-cell>
          <table:table-cell table:style-name="ce50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1644.055" calcext:value-type="float">
            <text:p>1644,055</text:p>
          </table:table-cell>
          <table:table-cell table:style-name="ce49"/>
          <table:table-cell table:style-name="ce49" office:value-type="float" office:value="1590.556" calcext:value-type="float">
            <text:p>1590,556</text:p>
          </table:table-cell>
          <table:table-cell table:style-name="ce49" office:value-type="float" office:value="1437.57" calcext:value-type="float">
            <text:p>1437,57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0.561" calcext:value-type="float">
            <text:p>0,561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404" calcext:value-type="float">
            <text:p>0,404</text:p>
          </table:table-cell>
          <table:table-cell table:style-name="ce50" office:value-type="float" office:value="0.323" calcext:value-type="float">
            <text:p>0,3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office:value-type="float" office:value="1858.186" calcext:value-type="float">
            <text:p>1858,186</text:p>
          </table:table-cell>
          <table:table-cell table:style-name="ce50"/>
          <table:table-cell table:style-name="ce50" office:value-type="float" office:value="1856.978" calcext:value-type="float">
            <text:p>1856,978</text:p>
          </table:table-cell>
          <table:table-cell table:style-name="ce50" office:value-type="float" office:value="1743.63" calcext:value-type="float">
            <text:p>1743,63</text:p>
          </table:table-cell>
          <table:table-cell table:style-name="ce50"/>
          <table:table-cell table:style-name="ce50" office:value-type="string" calcext:value-type="string">
            <text:p>Airfoil_2</text:p>
          </table:table-cell>
          <table:table-cell table:style-name="ce50" office:value-type="float" office:value="0.568" calcext:value-type="float">
            <text:p>0,568</text:p>
          </table:table-cell>
          <table:table-cell table:style-name="ce50"/>
          <table:table-cell table:style-name="ce50" office:value-type="float" office:value="0.325" calcext:value-type="float">
            <text:p>0,325</text:p>
          </table:table-cell>
          <table:table-cell table:style-name="ce50" office:value-type="float" office:value="0.213" calcext:value-type="float">
            <text:p>0,2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office:value-type="float" office:value="2262.506" calcext:value-type="float">
            <text:p>2262,506</text:p>
          </table:table-cell>
          <table:table-cell table:style-name="ce50"/>
          <table:table-cell table:style-name="ce50" office:value-type="float" office:value="2246.49" calcext:value-type="float">
            <text:p>2246,49</text:p>
          </table:table-cell>
          <table:table-cell table:style-name="ce50" office:value-type="float" office:value="2210.36" calcext:value-type="float">
            <text:p>2210,36</text:p>
          </table:table-cell>
          <table:table-cell table:style-name="ce50"/>
          <table:table-cell table:style-name="ce50" office:value-type="string" calcext:value-type="string">
            <text:p>Airfoil_3</text:p>
          </table:table-cell>
          <table:table-cell table:style-name="ce50" office:value-type="float" office:value="0.602" calcext:value-type="float">
            <text:p>0,602</text:p>
          </table:table-cell>
          <table:table-cell table:style-name="ce50"/>
          <table:table-cell table:style-name="ce50" office:value-type="float" office:value="0.441" calcext:value-type="float">
            <text:p>0,441</text:p>
          </table:table-cell>
          <table:table-cell table:style-name="ce50" office:value-type="float" office:value="0.221" calcext:value-type="float">
            <text:p>0,2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office:value-type="float" office:value="1962.674" calcext:value-type="float">
            <text:p>1962,674</text:p>
          </table:table-cell>
          <table:table-cell table:style-name="ce50"/>
          <table:table-cell table:style-name="ce50" office:value-type="float" office:value="1972.819" calcext:value-type="float">
            <text:p>1972,819</text:p>
          </table:table-cell>
          <table:table-cell table:style-name="ce50" office:value-type="float" office:value="1817.7" calcext:value-type="float">
            <text:p>1817,7</text:p>
          </table:table-cell>
          <table:table-cell table:style-name="ce50"/>
          <table:table-cell table:style-name="ce50" office:value-type="string" calcext:value-type="string">
            <text:p>Airfoil_4</text:p>
          </table:table-cell>
          <table:table-cell table:style-name="ce50" office:value-type="float" office:value="0.536" calcext:value-type="float">
            <text:p>0,536</text:p>
          </table:table-cell>
          <table:table-cell table:style-name="ce50"/>
          <table:table-cell table:style-name="ce50" office:value-type="float" office:value="0.332" calcext:value-type="float">
            <text:p>0,332</text:p>
          </table:table-cell>
          <table:table-cell table:style-name="ce50" office:value-type="float" office:value="0.199" calcext:value-type="float">
            <text:p>0,1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office:value-type="float" office:value="2043.064" calcext:value-type="float">
            <text:p>2043,064</text:p>
          </table:table-cell>
          <table:table-cell table:style-name="ce50"/>
          <table:table-cell table:style-name="ce50" office:value-type="float" office:value="2028.288" calcext:value-type="float">
            <text:p>2028,288</text:p>
          </table:table-cell>
          <table:table-cell table:style-name="ce50" office:value-type="float" office:value="1872.39" calcext:value-type="float">
            <text:p>1872,39</text:p>
          </table:table-cell>
          <table:table-cell table:style-name="ce50"/>
          <table:table-cell table:style-name="ce50" office:value-type="string" calcext:value-type="string">
            <text:p>Airfoil_5</text:p>
          </table:table-cell>
          <table:table-cell table:style-name="ce50" office:value-type="float" office:value="0.534" calcext:value-type="float">
            <text:p>0,534</text:p>
          </table:table-cell>
          <table:table-cell table:style-name="ce50"/>
          <table:table-cell table:style-name="ce50" office:value-type="float" office:value="0.398" calcext:value-type="float">
            <text:p>0,398</text:p>
          </table:table-cell>
          <table:table-cell table:style-name="ce50" office:value-type="float" office:value="0.244" calcext:value-type="float">
            <text:p>0,2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office:value-type="float" office:value="2186.07" calcext:value-type="float">
            <text:p>2186,07</text:p>
          </table:table-cell>
          <table:table-cell table:style-name="ce50"/>
          <table:table-cell table:style-name="ce50" office:value-type="float" office:value="2126.971" calcext:value-type="float">
            <text:p>2126,971</text:p>
          </table:table-cell>
          <table:table-cell table:style-name="ce50" office:value-type="float" office:value="1883.73" calcext:value-type="float">
            <text:p>1883,73</text:p>
          </table:table-cell>
          <table:table-cell table:style-name="ce50"/>
          <table:table-cell table:style-name="ce50" office:value-type="string" calcext:value-type="string">
            <text:p>Airfoil_6</text:p>
          </table:table-cell>
          <table:table-cell table:style-name="ce50" office:value-type="float" office:value="0.532" calcext:value-type="float">
            <text:p>0,532</text:p>
          </table:table-cell>
          <table:table-cell table:style-name="ce50"/>
          <table:table-cell table:style-name="ce50" office:value-type="float" office:value="0.323" calcext:value-type="float">
            <text:p>0,323</text:p>
          </table:table-cell>
          <table:table-cell table:style-name="ce50" office:value-type="float" office:value="0.236" calcext:value-type="float">
            <text:p>0,2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office:value-type="float" office:value="1745.502" calcext:value-type="float">
            <text:p>1745,502</text:p>
          </table:table-cell>
          <table:table-cell table:style-name="ce50"/>
          <table:table-cell table:style-name="ce50" office:value-type="float" office:value="1711.434" calcext:value-type="float">
            <text:p>1711,434</text:p>
          </table:table-cell>
          <table:table-cell table:style-name="ce50" office:value-type="float" office:value="1539.088" calcext:value-type="float">
            <text:p>1539,088</text:p>
          </table:table-cell>
          <table:table-cell table:style-name="ce50"/>
          <table:table-cell table:style-name="ce50" office:value-type="string" calcext:value-type="string">
            <text:p>Airfoil_7</text:p>
          </table:table-cell>
          <table:table-cell table:style-name="ce50" office:value-type="float" office:value="0.518" calcext:value-type="float">
            <text:p>0,518</text:p>
          </table:table-cell>
          <table:table-cell table:style-name="ce50"/>
          <table:table-cell table:style-name="ce50" office:value-type="float" office:value="0.384" calcext:value-type="float">
            <text:p>0,384</text:p>
          </table:table-cell>
          <table:table-cell table:style-name="ce50" office:value-type="float" office:value="0.2398" calcext:value-type="float">
            <text:p>0,23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office:value-type="float" office:value="2437.602" calcext:value-type="float">
            <text:p>2437,602</text:p>
          </table:table-cell>
          <table:table-cell table:style-name="ce50"/>
          <table:table-cell table:style-name="ce50" office:value-type="float" office:value="2130.763" calcext:value-type="float">
            <text:p>2130,763</text:p>
          </table:table-cell>
          <table:table-cell table:style-name="ce50" office:value-type="float" office:value="1981.43" calcext:value-type="float">
            <text:p>1981,43</text:p>
          </table:table-cell>
          <table:table-cell table:style-name="ce50"/>
          <table:table-cell table:style-name="ce50" office:value-type="string" calcext:value-type="string">
            <text:p>Airfoil_8</text:p>
          </table:table-cell>
          <table:table-cell table:style-name="ce50" office:value-type="float" office:value="0.614" calcext:value-type="float">
            <text:p>0,614</text:p>
          </table:table-cell>
          <table:table-cell table:style-name="ce50"/>
          <table:table-cell table:style-name="ce50" office:value-type="float" office:value="0.4" calcext:value-type="float">
            <text:p>0,4</text:p>
          </table:table-cell>
          <table:table-cell table:style-name="ce50" office:value-type="float" office:value="0.242" calcext:value-type="float">
            <text:p>0,2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office:value-type="float" office:value="1900.207" calcext:value-type="float">
            <text:p>1900,207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office:value-type="float" office:value="1833.33" calcext:value-type="float">
            <text:p>1833,33</text:p>
          </table:table-cell>
          <table:table-cell table:style-name="ce50"/>
          <table:table-cell table:style-name="ce50" office:value-type="string" calcext:value-type="string">
            <text:p>Airfoil_9</text:p>
          </table:table-cell>
          <table:table-cell table:style-name="ce50" table:number-columns-repeated="2"/>
          <table:table-cell table:style-name="ce50" office:value-type="float" office:value="0.462" calcext:value-type="float">
            <text:p>0,462</text:p>
          </table:table-cell>
          <table:table-cell table:style-name="ce50" office:value-type="float" office:value="0.293" calcext:value-type="float">
            <text:p>0,2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office:value-type="float" office:value="1929.728" calcext:value-type="float">
            <text:p>1929,728</text:p>
          </table:table-cell>
          <table:table-cell table:style-name="ce50"/>
          <table:table-cell table:style-name="ce50" office:value-type="float" office:value="1989.692" calcext:value-type="float">
            <text:p>1989,692</text:p>
          </table:table-cell>
          <table:table-cell table:style-name="ce50" office:value-type="float" office:value="1897.74" calcext:value-type="float">
            <text:p>1897,74</text:p>
          </table:table-cell>
          <table:table-cell table:style-name="ce50"/>
          <table:table-cell table:style-name="ce50" office:value-type="string" calcext:value-type="string">
            <text:p>Airfoil_10</text:p>
          </table:table-cell>
          <table:table-cell table:style-name="ce50" table:number-columns-repeated="2"/>
          <table:table-cell table:style-name="ce50" office:value-type="float" office:value="0.335" calcext:value-type="float">
            <text:p>0,335</text:p>
          </table:table-cell>
          <table:table-cell table:style-name="ce50" office:value-type="float" office:value="0.266" calcext:value-type="float">
            <text:p>0,26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197:.B206])" office:value-type="float" office:value="1996.9594" calcext:value-type="float">
            <text:p>1996,9594</text:p>
          </table:table-cell>
          <table:table-cell table:style-name="ce49"/>
          <table:table-cell table:style-name="ce49" table:formula="of:=AVERAGE([.D197:.D206])" office:value-type="float" office:value="1961.55455555556" calcext:value-type="float">
            <text:p>1961,55455555556</text:p>
          </table:table-cell>
          <table:table-cell table:style-name="ce49" table:formula="of:=AVERAGE([.E197:.E206])" office:value-type="float" office:value="1821.6968" calcext:value-type="float">
            <text:p>1821,6968</text:p>
          </table:table-cell>
          <table:table-cell table:style-name="ce49" table:number-columns-repeated="2"/>
          <table:table-cell table:style-name="ce49" table:formula="of:=AVERAGE([.H198:.H206])" office:value-type="float" office:value="0.557714285714286" calcext:value-type="float">
            <text:p>0,557714285714286</text:p>
          </table:table-cell>
          <table:table-cell table:style-name="ce49" table:formula="of:=AVERAGE([.I198:.I206])" office:value-type="string" office:string-value="" calcext:value-type="error">
            <text:p>#DIV/0!</text:p>
          </table:table-cell>
          <table:table-cell table:style-name="ce49" table:formula="of:=AVERAGE([.J198:.J206])" office:value-type="float" office:value="0.377777777777778" calcext:value-type="float">
            <text:p>0,377777777777778</text:p>
          </table:table-cell>
          <table:table-cell table:style-name="ce49" table:formula="of:=AVERAGE([.K198:.K206])" office:value-type="float" office:value="0.239311111111111" calcext:value-type="float">
            <text:p>0,239311111111111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197:.E206])" office:value-type="float" office:value="216.651570818112" calcext:value-type="float">
            <text:p>216,651570818112</text:p>
          </table:table-cell>
          <table:table-cell table:style-name="ce50" table:number-columns-repeated="5"/>
          <table:table-cell table:style-name="ce50" table:formula="of:=STDEV([.K197:.K206])" office:value-type="float" office:value="0.0374035292452464" calcext:value-type="float">
            <text:p>0,0374035292452464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/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/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2022.79" calcext:value-type="float">
            <text:p>2022,79</text:p>
          </table:table-cell>
          <table:table-cell table:style-name="ce50"/>
          <table:table-cell table:style-name="ce50" office:value-type="float" office:value="1866.13" calcext:value-type="float">
            <text:p>1866,13</text:p>
          </table:table-cell>
          <table:table-cell table:style-name="ce50" office:value-type="float" office:value="2044.33" calcext:value-type="float">
            <text:p>2044,33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3.464" calcext:value-type="float">
            <text:p>3,464</text:p>
          </table:table-cell>
          <table:table-cell table:style-name="ce50"/>
          <table:table-cell table:style-name="ce50" office:value-type="float" office:value="0.136" calcext:value-type="float">
            <text:p>0,136</text:p>
          </table:table-cell>
          <table:table-cell table:style-name="ce50" office:value-type="float" office:value="0.178" calcext:value-type="float">
            <text:p>0,1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1459.13" calcext:value-type="float">
            <text:p>1459,13</text:p>
          </table:table-cell>
          <table:table-cell table:style-name="ce50"/>
          <table:table-cell table:style-name="ce50" office:value-type="float" office:value="1279.65" calcext:value-type="float">
            <text:p>1279,65</text:p>
          </table:table-cell>
          <table:table-cell table:style-name="ce50" office:value-type="float" office:value="1511.83" calcext:value-type="float">
            <text:p>1511,83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162" calcext:value-type="float">
            <text:p>0,162</text:p>
          </table:table-cell>
          <table:table-cell table:style-name="ce50"/>
          <table:table-cell table:style-name="ce50" office:value-type="float" office:value="7.52" calcext:value-type="float">
            <text:p>7,52</text:p>
          </table:table-cell>
          <table:table-cell table:style-name="ce50" office:value-type="float" office:value="0.198" calcext:value-type="float">
            <text:p>0,1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2165.498" calcext:value-type="float">
            <text:p>2165,498</text:p>
          </table:table-cell>
          <table:table-cell table:style-name="ce50"/>
          <table:table-cell table:style-name="ce50" office:value-type="float" office:value="1921.18" calcext:value-type="float">
            <text:p>1921,18</text:p>
          </table:table-cell>
          <table:table-cell table:style-name="ce50" office:value-type="float" office:value="2323.24" calcext:value-type="float">
            <text:p>2323,24</text:p>
          </table:table-cell>
          <table:table-cell table:style-name="ce50"/>
          <table:table-cell table:style-name="ce50" office:value-type="string" calcext:value-type="string">
            <text:p>BK_3</text:p>
          </table:table-cell>
          <table:table-cell table:style-name="ce50" office:value-type="float" office:value="0.168" calcext:value-type="float">
            <text:p>0,168</text:p>
          </table:table-cell>
          <table:table-cell table:style-name="ce50"/>
          <table:table-cell table:style-name="ce50" office:value-type="float" office:value="0.163" calcext:value-type="float">
            <text:p>0,163</text:p>
          </table:table-cell>
          <table:table-cell table:style-name="ce50" office:value-type="float" office:value="0.142" calcext:value-type="float">
            <text:p>0,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2636.391" calcext:value-type="float">
            <text:p>2636,391</text:p>
          </table:table-cell>
          <table:table-cell table:style-name="ce50"/>
          <table:table-cell table:style-name="ce50" office:value-type="float" office:value="2014.802" calcext:value-type="float">
            <text:p>2014,802</text:p>
          </table:table-cell>
          <table:table-cell table:style-name="ce50" office:value-type="float" office:value="2926.68" calcext:value-type="float">
            <text:p>2926,68</text:p>
          </table:table-cell>
          <table:table-cell table:style-name="ce50"/>
          <table:table-cell table:style-name="ce50" office:value-type="string" calcext:value-type="string">
            <text:p>BK_4</text:p>
          </table:table-cell>
          <table:table-cell table:style-name="ce50" office:value-type="float" office:value="0.195" calcext:value-type="float">
            <text:p>0,195</text:p>
          </table:table-cell>
          <table:table-cell table:style-name="ce50"/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84.89" calcext:value-type="float">
            <text:p>84,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1682.207" calcext:value-type="float">
            <text:p>1682,207</text:p>
          </table:table-cell>
          <table:table-cell table:style-name="ce50"/>
          <table:table-cell table:style-name="ce50" office:value-type="float" office:value="1891.08" calcext:value-type="float">
            <text:p>1891,08</text:p>
          </table:table-cell>
          <table:table-cell table:style-name="ce50" office:value-type="float" office:value="1864.28" calcext:value-type="float">
            <text:p>1864,28</text:p>
          </table:table-cell>
          <table:table-cell table:style-name="ce50"/>
          <table:table-cell table:style-name="ce50" office:value-type="string" calcext:value-type="string">
            <text:p>BK_5</text:p>
          </table:table-cell>
          <table:table-cell table:style-name="ce50" office:value-type="float" office:value="0.45" calcext:value-type="float">
            <text:p>0,45</text:p>
          </table:table-cell>
          <table:table-cell table:style-name="ce50"/>
          <table:table-cell table:style-name="ce50" office:value-type="float" office:value="0.432" calcext:value-type="float">
            <text:p>0,432</text:p>
          </table:table-cell>
          <table:table-cell table:style-name="ce50" office:value-type="float" office:value="0.496" calcext:value-type="float">
            <text:p>0,4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1162.571" calcext:value-type="float">
            <text:p>1162,571</text:p>
          </table:table-cell>
          <table:table-cell table:style-name="ce50"/>
          <table:table-cell table:style-name="ce50" office:value-type="float" office:value="957.54" calcext:value-type="float">
            <text:p>957,54</text:p>
          </table:table-cell>
          <table:table-cell table:style-name="ce50" office:value-type="float" office:value="1241.17" calcext:value-type="float">
            <text:p>1241,17</text:p>
          </table:table-cell>
          <table:table-cell table:style-name="ce50"/>
          <table:table-cell table:style-name="ce50" office:value-type="string" calcext:value-type="string">
            <text:p>BK_6</text:p>
          </table:table-cell>
          <table:table-cell table:style-name="ce50" office:value-type="float" office:value="7.0665" calcext:value-type="float">
            <text:p>7,0665</text:p>
          </table:table-cell>
          <table:table-cell table:style-name="ce50"/>
          <table:table-cell table:style-name="ce50" office:value-type="float" office:value="0.0613" calcext:value-type="float">
            <text:p>0,0613</text:p>
          </table:table-cell>
          <table:table-cell table:style-name="ce50" office:value-type="float" office:value="0.162" calcext:value-type="float">
            <text:p>0,1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1253.443" calcext:value-type="float">
            <text:p>1253,443</text:p>
          </table:table-cell>
          <table:table-cell table:style-name="ce50"/>
          <table:table-cell table:style-name="ce50" office:value-type="float" office:value="1071.48" calcext:value-type="float">
            <text:p>1071,48</text:p>
          </table:table-cell>
          <table:table-cell table:style-name="ce50" office:value-type="float" office:value="2236.55" calcext:value-type="float">
            <text:p>2236,55</text:p>
          </table:table-cell>
          <table:table-cell table:style-name="ce50"/>
          <table:table-cell table:style-name="ce50" office:value-type="string" calcext:value-type="string">
            <text:p>BK_7</text:p>
          </table:table-cell>
          <table:table-cell table:style-name="ce50" office:value-type="float" office:value="0.0789" calcext:value-type="float">
            <text:p>0,0789</text:p>
          </table:table-cell>
          <table:table-cell table:style-name="ce50"/>
          <table:table-cell table:style-name="ce50" office:value-type="float" office:value="0.0957" calcext:value-type="float">
            <text:p>0,0957</text:p>
          </table:table-cell>
          <table:table-cell table:style-name="ce50" office:value-type="float" office:value="0.056" calcext:value-type="float">
            <text:p>0,0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3183.398" calcext:value-type="float">
            <text:p>3183,398</text:p>
          </table:table-cell>
          <table:table-cell table:style-name="ce50"/>
          <table:table-cell table:style-name="ce50" office:value-type="float" office:value="2592.63" calcext:value-type="float">
            <text:p>2592,63</text:p>
          </table:table-cell>
          <table:table-cell table:style-name="ce50" office:value-type="float" office:value="3300.27" calcext:value-type="float">
            <text:p>3300,27</text:p>
          </table:table-cell>
          <table:table-cell table:style-name="ce50"/>
          <table:table-cell table:style-name="ce50" office:value-type="string" calcext:value-type="string">
            <text:p>BK_8</text:p>
          </table:table-cell>
          <table:table-cell table:style-name="ce50" office:value-type="float" office:value="0.158" calcext:value-type="float">
            <text:p>0,158</text:p>
          </table:table-cell>
          <table:table-cell table:style-name="ce50"/>
          <table:table-cell table:style-name="ce50" office:value-type="float" office:value="0.149" calcext:value-type="float">
            <text:p>0,149</text:p>
          </table:table-cell>
          <table:table-cell table:style-name="ce50" office:value-type="float" office:value="12.87" calcext:value-type="float">
            <text:p>12,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2110.829" calcext:value-type="float">
            <text:p>2110,829</text:p>
          </table:table-cell>
          <table:table-cell table:style-name="ce50"/>
          <table:table-cell table:style-name="ce50" office:value-type="float" office:value="1804.41" calcext:value-type="float">
            <text:p>1804,41</text:p>
          </table:table-cell>
          <table:table-cell table:style-name="ce50" office:value-type="float" office:value="2435.34" calcext:value-type="float">
            <text:p>2435,34</text:p>
          </table:table-cell>
          <table:table-cell table:style-name="ce50"/>
          <table:table-cell table:style-name="ce50" office:value-type="string" calcext:value-type="string">
            <text:p>BK_9</text:p>
          </table:table-cell>
          <table:table-cell table:style-name="ce50" office:value-type="float" office:value="236.18" calcext:value-type="float">
            <text:p>236,18</text:p>
          </table:table-cell>
          <table:table-cell table:style-name="ce50"/>
          <table:table-cell table:style-name="ce50" office:value-type="float" office:value="0.192" calcext:value-type="float">
            <text:p>0,192</text:p>
          </table:table-cell>
          <table:table-cell table:style-name="ce50" office:value-type="float" office:value="1.179" calcext:value-type="float">
            <text:p>1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2676.682" calcext:value-type="float">
            <text:p>2676,682</text:p>
          </table:table-cell>
          <table:table-cell table:style-name="ce50"/>
          <table:table-cell table:style-name="ce50" office:value-type="float" office:value="2333.86" calcext:value-type="float">
            <text:p>2333,86</text:p>
          </table:table-cell>
          <table:table-cell table:style-name="ce50" office:value-type="float" office:value="2606.62" calcext:value-type="float">
            <text:p>2606,62</text:p>
          </table:table-cell>
          <table:table-cell table:style-name="ce50"/>
          <table:table-cell table:style-name="ce50" office:value-type="string" calcext:value-type="string">
            <text:p>BK_10</text:p>
          </table:table-cell>
          <table:table-cell table:style-name="ce50" office:value-type="float" office:value="0.0745" calcext:value-type="float">
            <text:p>0,0745</text:p>
          </table:table-cell>
          <table:table-cell table:style-name="ce50"/>
          <table:table-cell table:style-name="ce50" office:value-type="float" office:value="0.0505" calcext:value-type="float">
            <text:p>0,0505</text:p>
          </table:table-cell>
          <table:table-cell table:style-name="ce50" office:value-type="float" office:value="0.132" calcext:value-type="float">
            <text:p>0,13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10:.B219])" office:value-type="float" office:value="2035.2939" calcext:value-type="float">
            <text:p>2035,2939</text:p>
          </table:table-cell>
          <table:table-cell table:style-name="ce49"/>
          <table:table-cell table:style-name="ce49" table:formula="of:=AVERAGE([.D210:.D219])" office:value-type="float" office:value="1773.2762" calcext:value-type="float">
            <text:p>1773,2762</text:p>
          </table:table-cell>
          <table:table-cell table:style-name="ce49" table:formula="of:=AVERAGE([.E210:.E219])" office:value-type="float" office:value="2249.031" calcext:value-type="float">
            <text:p>2249,031</text:p>
          </table:table-cell>
          <table:table-cell table:style-name="ce49" table:number-columns-repeated="2"/>
          <table:table-cell table:style-name="ce49" table:formula="of:=AVERAGE([.H210:.H219])" office:value-type="float" office:value="24.79969" calcext:value-type="float">
            <text:p>24,79969</text:p>
          </table:table-cell>
          <table:table-cell table:style-name="ce49"/>
          <table:table-cell table:style-name="ce49" table:formula="of:=AVERAGE([.J210:.J219])" office:value-type="float" office:value="0.89895" calcext:value-type="float">
            <text:p>0,89895</text:p>
          </table:table-cell>
          <table:table-cell table:style-name="ce49" table:formula="of:=AVERAGE([.K210:.K219])" office:value-type="float" office:value="10.0303" calcext:value-type="float">
            <text:p>10,0303</text:p>
          </table:table-cell>
          <table:table-cell table:style-name="ce49"/>
          <table:table-cell table:number-columns-repeated="16368"/>
        </table:table-row>
        <table:table-row table:style-name="ro1">
          <table:table-cell/>
          <table:table-cell table:style-name="ce50" table:number-columns-repeated="3"/>
          <table:table-cell table:style-name="ce50" table:formula="of:=STDEV([.E210:.E219])" office:value-type="float" office:value="621.980727719472" calcext:value-type="float">
            <text:p>621,980727719472</text:p>
          </table:table-cell>
          <table:table-cell table:style-name="ce50" table:number-columns-repeated="5"/>
          <table:table-cell table:style-name="ce50" table:formula="of:=STDEV([.K210:.K219])" office:value-type="float" office:value="26.5991932461202" calcext:value-type="float">
            <text:p>26,599193246120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/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0.0733" calcext:value-type="float">
            <text:p>0,0733</text:p>
          </table:table-cell>
          <table:table-cell table:style-name="ce50"/>
          <table:table-cell table:style-name="ce50" office:value-type="float" office:value="0.0091" calcext:value-type="float">
            <text:p>0,0091</text:p>
          </table:table-cell>
          <table:table-cell table:style-name="ce50" office:value-type="float" office:value="4.001" calcext:value-type="float">
            <text:p>4,001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.211" calcext:value-type="float">
            <text:p>1,211</text:p>
          </table:table-cell>
          <table:table-cell table:style-name="ce50" office:value-type="float" office:value="1.252" calcext:value-type="float">
            <text:p>1,252</text:p>
          </table:table-cell>
          <table:table-cell table:style-name="ce50" office:value-type="float" office:value="0.695" calcext:value-type="float">
            <text:p>0,695</text:p>
          </table:table-cell>
          <table:table-cell table:style-name="ce50" office:value-type="float" office:value="1.603" calcext:value-type="float">
            <text:p>1,6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52" office:value-type="float" office:value="0.105" calcext:value-type="float">
            <text:p>1,05E-01</text:p>
          </table:table-cell>
          <table:table-cell table:style-name="ce52"/>
          <table:table-cell table:style-name="ce52" office:value-type="float" office:value="0.065" calcext:value-type="float">
            <text:p>6,50E-02</text:p>
          </table:table-cell>
          <table:table-cell table:style-name="ce52" office:value-type="float" office:value="0.196" calcext:value-type="float">
            <text:p>1,96E-01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0.937" calcext:value-type="float">
            <text:p>0,937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642" calcext:value-type="float">
            <text:p>0,642</text:p>
          </table:table-cell>
          <table:table-cell table:style-name="ce50" office:value-type="float" office:value="0.838" calcext:value-type="float">
            <text:p>0,8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34.534" calcext:value-type="float">
            <text:p>34,534</text:p>
          </table:table-cell>
          <table:table-cell table:style-name="ce50"/>
          <table:table-cell table:style-name="ce50" office:value-type="float" office:value="0.0085" calcext:value-type="float">
            <text:p>0,0085</text:p>
          </table:table-cell>
          <table:table-cell table:style-name="ce50" office:value-type="float" office:value="0.273" calcext:value-type="float">
            <text:p>0,273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0.935" calcext:value-type="float">
            <text:p>0,935</text:p>
          </table:table-cell>
          <table:table-cell table:style-name="ce50"/>
          <table:table-cell table:style-name="ce50" office:value-type="float" office:value="0.561" calcext:value-type="float">
            <text:p>0,561</text:p>
          </table:table-cell>
          <table:table-cell table:style-name="ce50" office:value-type="float" office:value="0.856" calcext:value-type="float">
            <text:p>0,8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6.893" calcext:value-type="float">
            <text:p>6,893</text:p>
          </table:table-cell>
          <table:table-cell table:style-name="ce50"/>
          <table:table-cell table:style-name="ce50" office:value-type="float" office:value="0.0276" calcext:value-type="float">
            <text:p>0,0276</text:p>
          </table:table-cell>
          <table:table-cell table:style-name="ce50" office:value-type="float" office:value="9.75" calcext:value-type="float">
            <text:p>9,75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0.813" calcext:value-type="float">
            <text:p>0,813</text:p>
          </table:table-cell>
          <table:table-cell table:style-name="ce50"/>
          <table:table-cell table:style-name="ce50" office:value-type="float" office:value="0.523" calcext:value-type="float">
            <text:p>0,523</text:p>
          </table:table-cell>
          <table:table-cell table:style-name="ce50" office:value-type="float" office:value="1.131" calcext:value-type="float">
            <text:p>1,1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812" calcext:value-type="float">
            <text:p>0,812</text:p>
          </table:table-cell>
          <table:table-cell table:style-name="ce50"/>
          <table:table-cell table:style-name="ce50" office:value-type="float" office:value="0.0146" calcext:value-type="float">
            <text:p>0,0146</text:p>
          </table:table-cell>
          <table:table-cell table:style-name="ce50" office:value-type="float" office:value="0.113" calcext:value-type="float">
            <text:p>0,113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0.996" calcext:value-type="float">
            <text:p>0,996</text:p>
          </table:table-cell>
          <table:table-cell table:style-name="ce50"/>
          <table:table-cell table:style-name="ce50" office:value-type="float" office:value="0.686" calcext:value-type="float">
            <text:p>0,686</text:p>
          </table:table-cell>
          <table:table-cell table:style-name="ce50" office:value-type="float" office:value="0.959" calcext:value-type="float">
            <text:p>0,95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0.0791" calcext:value-type="float">
            <text:p>0,0791</text:p>
          </table:table-cell>
          <table:table-cell table:style-name="ce50"/>
          <table:table-cell table:style-name="ce50" office:value-type="float" office:value="0.0399" calcext:value-type="float">
            <text:p>0,0399</text:p>
          </table:table-cell>
          <table:table-cell table:style-name="ce50" office:value-type="float" office:value="14.747" calcext:value-type="float">
            <text:p>14,747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 office:value-type="float" office:value="0.979" calcext:value-type="float">
            <text:p>0,979</text:p>
          </table:table-cell>
          <table:table-cell table:style-name="ce50"/>
          <table:table-cell table:style-name="ce50" office:value-type="float" office:value="0.652" calcext:value-type="float">
            <text:p>0,652</text:p>
          </table:table-cell>
          <table:table-cell table:style-name="ce50" office:value-type="float" office:value="1.077" calcext:value-type="float">
            <text:p>1,0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0.401" calcext:value-type="float">
            <text:p>0,401</text:p>
          </table:table-cell>
          <table:table-cell table:style-name="ce50"/>
          <table:table-cell table:style-name="ce50" office:value-type="float" office:value="0.0202" calcext:value-type="float">
            <text:p>0,0202</text:p>
          </table:table-cell>
          <table:table-cell table:style-name="ce50" office:value-type="float" office:value="1.831" calcext:value-type="float">
            <text:p>1,831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 office:value-type="float" office:value="1.161" calcext:value-type="float">
            <text:p>1,161</text:p>
          </table:table-cell>
          <table:table-cell table:style-name="ce50"/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1.128" calcext:value-type="float">
            <text:p>1,1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0"/>
          <table:table-cell table:style-name="ce50" office:value-type="float" office:value="0.0199" calcext:value-type="float">
            <text:p>0,0199</text:p>
          </table:table-cell>
          <table:table-cell table:style-name="ce50" office:value-type="float" office:value="0.151" calcext:value-type="float">
            <text:p>0,151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 office:value-type="float" office:value="1.0329" calcext:value-type="float">
            <text:p>1,0329</text:p>
          </table:table-cell>
          <table:table-cell table:style-name="ce50"/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278" calcext:value-type="float">
            <text:p>1,2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0.0735" calcext:value-type="float">
            <text:p>0,0735</text:p>
          </table:table-cell>
          <table:table-cell table:style-name="ce50"/>
          <table:table-cell table:style-name="ce50" office:value-type="float" office:value="0.0269" calcext:value-type="float">
            <text:p>0,0269</text:p>
          </table:table-cell>
          <table:table-cell table:style-name="ce50" office:value-type="float" office:value="14.97" calcext:value-type="float">
            <text:p>14,97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 office:value-type="float" office:value="0.757" calcext:value-type="float">
            <text:p>0,757</text:p>
          </table:table-cell>
          <table:table-cell table:style-name="ce50"/>
          <table:table-cell table:style-name="ce50" office:value-type="float" office:value="0.581" calcext:value-type="float">
            <text:p>0,581</text:p>
          </table:table-cell>
          <table:table-cell table:style-name="ce50" office:value-type="float" office:value="0.715" calcext:value-type="float">
            <text:p>0,7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52" office:value-type="float" office:value="0.119" calcext:value-type="float">
            <text:p>1,19E-01</text:p>
          </table:table-cell>
          <table:table-cell table:style-name="ce52"/>
          <table:table-cell table:style-name="ce52" office:value-type="float" office:value="6.24" calcext:value-type="float">
            <text:p>6,24E+00</text:p>
          </table:table-cell>
          <table:table-cell table:style-name="ce52" office:value-type="float" office:value="6.901" calcext:value-type="float">
            <text:p>6,90E+00</text:p>
          </table:table-cell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 office:value-type="float" office:value="1.0253" calcext:value-type="float">
            <text:p>1,0253</text:p>
          </table:table-cell>
          <table:table-cell table:style-name="ce50"/>
          <table:table-cell table:style-name="ce50" office:value-type="float" office:value="0.613" calcext:value-type="float">
            <text:p>0,613</text:p>
          </table:table-cell>
          <table:table-cell table:style-name="ce50" office:value-type="float" office:value="1.181" calcext:value-type="float">
            <text:p>1,181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23:.B232])" office:value-type="float" office:value="4.32119" calcext:value-type="float">
            <text:p>4,32119</text:p>
          </table:table-cell>
          <table:table-cell table:style-name="ce49"/>
          <table:table-cell table:style-name="ce49" table:formula="of:=AVERAGE([.D223:.D232])" office:value-type="float" office:value="0.64717" calcext:value-type="float">
            <text:p>0,64717</text:p>
          </table:table-cell>
          <table:table-cell table:style-name="ce49" table:formula="of:=AVERAGE([.E223:.E232])" office:value-type="float" office:value="5.2933" calcext:value-type="float">
            <text:p>5,2933</text:p>
          </table:table-cell>
          <table:table-cell table:style-name="ce49" table:number-columns-repeated="2"/>
          <table:table-cell table:style-name="ce49" table:formula="of:=AVERAGE([.H223:.H232])" office:value-type="float" office:value="0.98472" calcext:value-type="float">
            <text:p>0,98472</text:p>
          </table:table-cell>
          <table:table-cell table:style-name="ce49" table:formula="of:=AVERAGE([.I223:.I232])" office:value-type="float" office:value="1.252" calcext:value-type="float">
            <text:p>1,252</text:p>
          </table:table-cell>
          <table:table-cell table:style-name="ce49" table:formula="of:=AVERAGE([.J223:.J232])" office:value-type="float" office:value="0.6243" calcext:value-type="float">
            <text:p>0,6243</text:p>
          </table:table-cell>
          <table:table-cell table:style-name="ce49" table:formula="of:=AVERAGE([.K223:.K232])" office:value-type="float" office:value="1.0766" calcext:value-type="float">
            <text:p>1,0766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23:.E232])" office:value-type="float" office:value="5.99611020301217" calcext:value-type="float">
            <text:p>5,99611020301217</text:p>
          </table:table-cell>
          <table:table-cell table:style-name="ce50" table:number-columns-repeated="5"/>
          <table:table-cell table:style-name="ce50" table:formula="of:=STDEV([.K223:.K232])" office:value-type="float" office:value="0.25480676774546" calcext:value-type="float">
            <text:p>0,2548067677454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/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9.62" calcext:value-type="float">
            <text:p>9,62</text:p>
          </table:table-cell>
          <table:table-cell table:style-name="ce50"/>
          <table:table-cell table:style-name="ce50" office:value-type="float" office:value="7.7" calcext:value-type="float">
            <text:p>7,7</text:p>
          </table:table-cell>
          <table:table-cell table:style-name="ce50" office:value-type="float" office:value="15.98" calcext:value-type="float">
            <text:p>15,98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1.558" calcext:value-type="float">
            <text:p>1,558</text:p>
          </table:table-cell>
          <table:table-cell table:style-name="ce50" office:value-type="float" office:value="1.477" calcext:value-type="float">
            <text:p>1,477</text:p>
          </table:table-cell>
          <table:table-cell table:style-name="ce50" office:value-type="float" office:value="1.417" calcext:value-type="float">
            <text:p>1,417</text:p>
          </table:table-cell>
          <table:table-cell table:style-name="ce50" office:value-type="float" office:value="10.72" calcext:value-type="float">
            <text:p>10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10.14" calcext:value-type="float">
            <text:p>10,14</text:p>
          </table:table-cell>
          <table:table-cell table:style-name="ce50"/>
          <table:table-cell table:style-name="ce50" office:value-type="float" office:value="9.4" calcext:value-type="float">
            <text:p>9,4</text:p>
          </table:table-cell>
          <table:table-cell table:style-name="ce50" office:value-type="float" office:value="15.65" calcext:value-type="float">
            <text:p>15,65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0.625" calcext:value-type="float">
            <text:p>0,625</text:p>
          </table:table-cell>
          <table:table-cell table:style-name="ce50" office:value-type="float" office:value="4.189" calcext:value-type="float">
            <text:p>4,189</text:p>
          </table:table-cell>
          <table:table-cell table:style-name="ce50" office:value-type="float" office:value="0.695" calcext:value-type="float">
            <text:p>0,695</text:p>
          </table:table-cell>
          <table:table-cell table:style-name="ce50" office:value-type="float" office:value="14.82" calcext:value-type="float">
            <text:p>14,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12.24" calcext:value-type="float">
            <text:p>12,24</text:p>
          </table:table-cell>
          <table:table-cell table:style-name="ce50"/>
          <table:table-cell table:style-name="ce50" office:value-type="float" office:value="10.11" calcext:value-type="float">
            <text:p>10,11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string" calcext:value-type="string">
            <text:p>Diabetes_3</text:p>
          </table:table-cell>
          <table:table-cell table:style-name="ce50" office:value-type="float" office:value="9.124" calcext:value-type="float">
            <text:p>9,124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3.097" calcext:value-type="float">
            <text:p>3,097</text:p>
          </table:table-cell>
          <table:table-cell table:style-name="ce50" office:value-type="float" office:value="26.21" calcext:value-type="float">
            <text:p>26,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9.96" calcext:value-type="float">
            <text:p>9,96</text:p>
          </table:table-cell>
          <table:table-cell table:style-name="ce50"/>
          <table:table-cell table:style-name="ce50" office:value-type="float" office:value="10.09" calcext:value-type="float">
            <text:p>10,09</text:p>
          </table:table-cell>
          <table:table-cell table:style-name="ce50" office:value-type="float" office:value="25.17" calcext:value-type="float">
            <text:p>25,17</text:p>
          </table:table-cell>
          <table:table-cell table:style-name="ce50"/>
          <table:table-cell table:style-name="ce50" office:value-type="string" calcext:value-type="string">
            <text:p>Diabetes_4</text:p>
          </table:table-cell>
          <table:table-cell table:style-name="ce50" office:value-type="float" office:value="5.238" calcext:value-type="float">
            <text:p>5,238</text:p>
          </table:table-cell>
          <table:table-cell table:style-name="ce50"/>
          <table:table-cell table:style-name="ce50" office:value-type="float" office:value="2.492" calcext:value-type="float">
            <text:p>2,492</text:p>
          </table:table-cell>
          <table:table-cell table:style-name="ce50" office:value-type="float" office:value="6.73" calcext:value-type="float">
            <text:p>6,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10.61" calcext:value-type="float">
            <text:p>10,61</text:p>
          </table:table-cell>
          <table:table-cell table:style-name="ce50"/>
          <table:table-cell table:style-name="ce50" office:value-type="float" office:value="11.58" calcext:value-type="float">
            <text:p>11,58</text:p>
          </table:table-cell>
          <table:table-cell table:style-name="ce50" office:value-type="float" office:value="14.09" calcext:value-type="float">
            <text:p>14,09</text:p>
          </table:table-cell>
          <table:table-cell table:style-name="ce50"/>
          <table:table-cell table:style-name="ce50" office:value-type="string" calcext:value-type="string">
            <text:p>Diabetes_5</text:p>
          </table:table-cell>
          <table:table-cell table:style-name="ce50" office:value-type="float" office:value="1.197" calcext:value-type="float">
            <text:p>1,197</text:p>
          </table:table-cell>
          <table:table-cell table:style-name="ce50"/>
          <table:table-cell table:style-name="ce50" office:value-type="float" office:value="1.393" calcext:value-type="float">
            <text:p>1,393</text:p>
          </table:table-cell>
          <table:table-cell table:style-name="ce50" office:value-type="float" office:value="5.71" calcext:value-type="float">
            <text:p>5,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12.39" calcext:value-type="float">
            <text:p>12,39</text:p>
          </table:table-cell>
          <table:table-cell table:style-name="ce50"/>
          <table:table-cell table:style-name="ce50" office:value-type="float" office:value="11.52" calcext:value-type="float">
            <text:p>11,52</text:p>
          </table:table-cell>
          <table:table-cell table:style-name="ce50" office:value-type="float" office:value="24.63" calcext:value-type="float">
            <text:p>24,63</text:p>
          </table:table-cell>
          <table:table-cell table:style-name="ce50"/>
          <table:table-cell table:style-name="ce50" office:value-type="string" calcext:value-type="string">
            <text:p>Diabetes_6</text:p>
          </table:table-cell>
          <table:table-cell table:style-name="ce50" office:value-type="float" office:value="1.146" calcext:value-type="float">
            <text:p>1,146</text:p>
          </table:table-cell>
          <table:table-cell table:style-name="ce50"/>
          <table:table-cell table:style-name="ce50" office:value-type="float" office:value="0.958" calcext:value-type="float">
            <text:p>0,958</text:p>
          </table:table-cell>
          <table:table-cell table:style-name="ce50" office:value-type="float" office:value="2.835" calcext:value-type="float">
            <text:p>2,8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9.9" calcext:value-type="float">
            <text:p>9,9</text:p>
          </table:table-cell>
          <table:table-cell table:style-name="ce50"/>
          <table:table-cell table:style-name="ce50" office:value-type="float" office:value="8.13" calcext:value-type="float">
            <text:p>8,13</text:p>
          </table:table-cell>
          <table:table-cell table:style-name="ce50" office:value-type="float" office:value="17.45" calcext:value-type="float">
            <text:p>17,45</text:p>
          </table:table-cell>
          <table:table-cell table:style-name="ce50"/>
          <table:table-cell table:style-name="ce50" office:value-type="string" calcext:value-type="string">
            <text:p>Diabetes_7</text:p>
          </table:table-cell>
          <table:table-cell table:style-name="ce50" office:value-type="float" office:value="1.473" calcext:value-type="float">
            <text:p>1,473</text:p>
          </table:table-cell>
          <table:table-cell table:style-name="ce50"/>
          <table:table-cell table:style-name="ce50" office:value-type="float" office:value="2.009" calcext:value-type="float">
            <text:p>2,009</text:p>
          </table:table-cell>
          <table:table-cell table:style-name="ce50" office:value-type="float" office:value="8.075" calcext:value-type="float">
            <text:p>8,0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12.56" calcext:value-type="float">
            <text:p>12,56</text:p>
          </table:table-cell>
          <table:table-cell table:style-name="ce50"/>
          <table:table-cell table:style-name="ce50" office:value-type="float" office:value="10.88" calcext:value-type="float">
            <text:p>10,88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string" calcext:value-type="string">
            <text:p>Diabetes_8</text:p>
          </table:table-cell>
          <table:table-cell table:style-name="ce50" office:value-type="float" office:value="3.529" calcext:value-type="float">
            <text:p>3,529</text:p>
          </table:table-cell>
          <table:table-cell table:style-name="ce50"/>
          <table:table-cell table:style-name="ce50" office:value-type="float" office:value="5.261" calcext:value-type="float">
            <text:p>5,261</text:p>
          </table:table-cell>
          <table:table-cell table:style-name="ce50" office:value-type="float" office:value="27.77" calcext:value-type="float">
            <text:p>27,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7.13" calcext:value-type="float">
            <text:p>7,13</text:p>
          </table:table-cell>
          <table:table-cell table:style-name="ce50"/>
          <table:table-cell table:style-name="ce50" office:value-type="float" office:value="5.78" calcext:value-type="float">
            <text:p>5,78</text:p>
          </table:table-cell>
          <table:table-cell table:style-name="ce50" office:value-type="float" office:value="21.069" calcext:value-type="float">
            <text:p>21,069</text:p>
          </table:table-cell>
          <table:table-cell table:style-name="ce50"/>
          <table:table-cell table:style-name="ce50" office:value-type="string" calcext:value-type="string">
            <text:p>Diabetes_9</text:p>
          </table:table-cell>
          <table:table-cell table:style-name="ce50" office:value-type="float" office:value="0.612" calcext:value-type="float">
            <text:p>0,612</text:p>
          </table:table-cell>
          <table:table-cell table:style-name="ce50"/>
          <table:table-cell table:style-name="ce50" office:value-type="float" office:value="2.588" calcext:value-type="float">
            <text:p>2,588</text:p>
          </table:table-cell>
          <table:table-cell table:style-name="ce50" office:value-type="float" office:value="5.435" calcext:value-type="float">
            <text:p>5,4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9.81" calcext:value-type="float">
            <text:p>9,81</text:p>
          </table:table-cell>
          <table:table-cell table:style-name="ce50"/>
          <table:table-cell table:style-name="ce50" office:value-type="float" office:value="9.31" calcext:value-type="float">
            <text:p>9,31</text:p>
          </table:table-cell>
          <table:table-cell table:style-name="ce50" office:value-type="float" office:value="17.17" calcext:value-type="float">
            <text:p>17,17</text:p>
          </table:table-cell>
          <table:table-cell table:style-name="ce50"/>
          <table:table-cell table:style-name="ce50" office:value-type="string" calcext:value-type="string">
            <text:p>Diabetes_10</text:p>
          </table:table-cell>
          <table:table-cell table:style-name="ce50" office:value-type="float" office:value="5.058" calcext:value-type="float">
            <text:p>5,058</text:p>
          </table:table-cell>
          <table:table-cell table:style-name="ce50"/>
          <table:table-cell table:style-name="ce50" office:value-type="float" office:value="1.347" calcext:value-type="float">
            <text:p>1,347</text:p>
          </table:table-cell>
          <table:table-cell table:style-name="ce50" office:value-type="float" office:value="5.834" calcext:value-type="float">
            <text:p>5,834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36:.B245])" office:value-type="float" office:value="10.436" calcext:value-type="float">
            <text:p>10,436</text:p>
          </table:table-cell>
          <table:table-cell table:style-name="ce49"/>
          <table:table-cell table:style-name="ce49" table:formula="of:=AVERAGE([.D236:.D245])" office:value-type="float" office:value="9.45" calcext:value-type="float">
            <text:p>9,45</text:p>
          </table:table-cell>
          <table:table-cell table:style-name="ce49" table:formula="of:=AVERAGE([.E236:.E245])" office:value-type="float" office:value="18.9209" calcext:value-type="float">
            <text:p>18,9209</text:p>
          </table:table-cell>
          <table:table-cell table:style-name="ce49" table:number-columns-repeated="2"/>
          <table:table-cell table:style-name="ce49" table:formula="of:=AVERAGE([.H236:.H245])" office:value-type="float" office:value="2.956" calcext:value-type="float">
            <text:p>2,956</text:p>
          </table:table-cell>
          <table:table-cell table:style-name="ce49" table:formula="of:=AVERAGE([.I236:.I245])" office:value-type="float" office:value="2.833" calcext:value-type="float">
            <text:p>2,833</text:p>
          </table:table-cell>
          <table:table-cell table:style-name="ce49" table:formula="of:=AVERAGE([.J236:.J245])" office:value-type="float" office:value="2.1257" calcext:value-type="float">
            <text:p>2,1257</text:p>
          </table:table-cell>
          <table:table-cell table:style-name="ce49" table:formula="of:=AVERAGE([.K236:.K245])" office:value-type="float" office:value="11.4139" calcext:value-type="float">
            <text:p>11,4139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36:.E245])" office:value-type="float" office:value="3.97473119845858" calcext:value-type="float">
            <text:p>3,97473119845858</text:p>
          </table:table-cell>
          <table:table-cell table:style-name="ce50" table:number-columns-repeated="5"/>
          <table:table-cell table:style-name="ce50" table:formula="of:=STDEV([.K236:.K245])" office:value-type="float" office:value="8.84829738110358" calcext:value-type="float">
            <text:p>8,84829738110358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RANDO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813.32" calcext:value-type="float">
            <text:p>1813,32</text:p>
          </table:table-cell>
          <table:table-cell table:style-name="ce50" office:value-type="float" office:value="1758.457" calcext:value-type="float">
            <text:p>1758,457</text:p>
          </table:table-cell>
          <table:table-cell table:style-name="ce50" office:value-type="float" office:value="1016.95" calcext:value-type="float">
            <text:p>1016,95</text:p>
          </table:table-cell>
          <table:table-cell table:style-name="ce50" office:value-type="float" office:value="1643.34" calcext:value-type="float">
            <text:p>1643,34</text:p>
          </table:table-cell>
          <table:table-cell table:style-name="ce50"/>
          <table:table-cell table:style-name="ce50" office:value-type="string" calcext:value-type="string">
            <text:p>FA_1</text:p>
          </table:table-cell>
          <table:table-cell table:style-name="ce50" office:value-type="float" office:value="0.467" calcext:value-type="float">
            <text:p>0,467</text:p>
          </table:table-cell>
          <table:table-cell table:style-name="ce50" office:value-type="float" office:value="197.021" calcext:value-type="float">
            <text:p>197,021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0" office:value-type="float" office:value="0.646" calcext:value-type="float">
            <text:p>0,6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1044.009" calcext:value-type="float">
            <text:p>1044,009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822.78" calcext:value-type="float">
            <text:p>822,78</text:p>
          </table:table-cell>
          <table:table-cell table:style-name="ce50" office:value-type="float" office:value="2151.22" calcext:value-type="float">
            <text:p>2151,22</text:p>
          </table:table-cell>
          <table:table-cell table:style-name="ce50"/>
          <table:table-cell table:style-name="ce50" office:value-type="string" calcext:value-type="string">
            <text:p>FA_2</text:p>
          </table:table-cell>
          <table:table-cell table:style-name="ce50" office:value-type="float" office:value="0.387" calcext:value-type="float">
            <text:p>0,387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303" calcext:value-type="float">
            <text:p>0,303</text:p>
          </table:table-cell>
          <table:table-cell table:style-name="ce50" office:value-type="float" office:value="6.429" calcext:value-type="float">
            <text:p>6,4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95.449" calcext:value-type="float">
            <text:p>1095,449</text:p>
          </table:table-cell>
          <table:table-cell table:style-name="ce50"/>
          <table:table-cell table:style-name="ce50" office:value-type="float" office:value="695.01" calcext:value-type="float">
            <text:p>695,01</text:p>
          </table:table-cell>
          <table:table-cell table:style-name="ce50" office:value-type="float" office:value="1790.79" calcext:value-type="float">
            <text:p>1790,79</text:p>
          </table:table-cell>
          <table:table-cell table:style-name="ce50"/>
          <table:table-cell table:style-name="ce50" office:value-type="string" calcext:value-type="string">
            <text:p>FA_3</text:p>
          </table:table-cell>
          <table:table-cell table:style-name="ce50" office:value-type="float" office:value="0.764" calcext:value-type="float">
            <text:p>0,764</text:p>
          </table:table-cell>
          <table:table-cell table:style-name="ce50"/>
          <table:table-cell table:style-name="ce50" office:value-type="float" office:value="0.419" calcext:value-type="float">
            <text:p>0,419</text:p>
          </table:table-cell>
          <table:table-cell table:style-name="ce50" office:value-type="float" office:value="6.16" calcext:value-type="float">
            <text:p>6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453.398" calcext:value-type="float">
            <text:p>1453,398</text:p>
          </table:table-cell>
          <table:table-cell table:style-name="ce50"/>
          <table:table-cell table:style-name="ce50" office:value-type="float" office:value="1198.98" calcext:value-type="float">
            <text:p>1198,98</text:p>
          </table:table-cell>
          <table:table-cell table:style-name="ce50" office:value-type="float" office:value="2456.02" calcext:value-type="float">
            <text:p>2456,02</text:p>
          </table:table-cell>
          <table:table-cell table:style-name="ce50"/>
          <table:table-cell table:style-name="ce50" office:value-type="string" calcext:value-type="string">
            <text:p>FA_4</text:p>
          </table:table-cell>
          <table:table-cell table:style-name="ce50" office:value-type="float" office:value="68.903" calcext:value-type="float">
            <text:p>68,903</text:p>
          </table:table-cell>
          <table:table-cell table:style-name="ce50"/>
          <table:table-cell table:style-name="ce50" office:value-type="float" office:value="241.65" calcext:value-type="float">
            <text:p>241,65</text:p>
          </table:table-cell>
          <table:table-cell table:style-name="ce50" office:value-type="float" office:value="4.079" calcext:value-type="float">
            <text:p>4,0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737.36" calcext:value-type="float">
            <text:p>1737,36</text:p>
          </table:table-cell>
          <table:table-cell table:style-name="ce50"/>
          <table:table-cell table:style-name="ce50" office:value-type="float" office:value="1319.75" calcext:value-type="float">
            <text:p>1319,75</text:p>
          </table:table-cell>
          <table:table-cell table:style-name="ce50" office:value-type="float" office:value="2398.14" calcext:value-type="float">
            <text:p>2398,14</text:p>
          </table:table-cell>
          <table:table-cell table:style-name="ce50"/>
          <table:table-cell table:style-name="ce50" office:value-type="string" calcext:value-type="string">
            <text:p>FA_5</text:p>
          </table:table-cell>
          <table:table-cell table:style-name="ce50" office:value-type="float" office:value="0.361" calcext:value-type="float">
            <text:p>0,361</text:p>
          </table:table-cell>
          <table:table-cell table:style-name="ce50"/>
          <table:table-cell table:style-name="ce50" office:value-type="float" office:value="0.274" calcext:value-type="float">
            <text:p>0,274</text:p>
          </table:table-cell>
          <table:table-cell table:style-name="ce50" office:value-type="float" office:value="0.817" calcext:value-type="float">
            <text:p>0,8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322.33" calcext:value-type="float">
            <text:p>1322,33</text:p>
          </table:table-cell>
          <table:table-cell table:style-name="ce50"/>
          <table:table-cell table:style-name="ce50" office:value-type="float" office:value="859.38" calcext:value-type="float">
            <text:p>859,38</text:p>
          </table:table-cell>
          <table:table-cell table:style-name="ce50" office:value-type="float" office:value="2652.11" calcext:value-type="float">
            <text:p>2652,11</text:p>
          </table:table-cell>
          <table:table-cell table:style-name="ce50"/>
          <table:table-cell table:style-name="ce50" office:value-type="string" calcext:value-type="string">
            <text:p>FA_6</text:p>
          </table:table-cell>
          <table:table-cell table:style-name="ce50" office:value-type="float" office:value="0.333" calcext:value-type="float">
            <text:p>0,333</text:p>
          </table:table-cell>
          <table:table-cell table:style-name="ce50"/>
          <table:table-cell table:style-name="ce50" office:value-type="float" office:value="0.229" calcext:value-type="float">
            <text:p>0,229</text:p>
          </table:table-cell>
          <table:table-cell table:style-name="ce50" office:value-type="float" office:value="3.687" calcext:value-type="float">
            <text:p>3,6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387.575" calcext:value-type="float">
            <text:p>1387,575</text:p>
          </table:table-cell>
          <table:table-cell table:style-name="ce50"/>
          <table:table-cell table:style-name="ce50" office:value-type="float" office:value="893.48" calcext:value-type="float">
            <text:p>893,48</text:p>
          </table:table-cell>
          <table:table-cell table:style-name="ce50" office:value-type="float" office:value="1975.21" calcext:value-type="float">
            <text:p>1975,21</text:p>
          </table:table-cell>
          <table:table-cell table:style-name="ce50"/>
          <table:table-cell table:style-name="ce50" office:value-type="string" calcext:value-type="string">
            <text:p>FA_7</text:p>
          </table:table-cell>
          <table:table-cell table:style-name="ce50" office:value-type="float" office:value="0.321" calcext:value-type="float">
            <text:p>0,321</text:p>
          </table:table-cell>
          <table:table-cell table:style-name="ce50"/>
          <table:table-cell table:style-name="ce50" office:value-type="float" office:value="0.229" calcext:value-type="float">
            <text:p>0,229</text:p>
          </table:table-cell>
          <table:table-cell table:style-name="ce50" office:value-type="float" office:value="0.473" calcext:value-type="float">
            <text:p>0,4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1240.605" calcext:value-type="float">
            <text:p>1240,605</text:p>
          </table:table-cell>
          <table:table-cell table:style-name="ce50"/>
          <table:table-cell table:style-name="ce50" office:value-type="float" office:value="1031.24" calcext:value-type="float">
            <text:p>1031,24</text:p>
          </table:table-cell>
          <table:table-cell table:style-name="ce50" office:value-type="float" office:value="1796.52" calcext:value-type="float">
            <text:p>1796,52</text:p>
          </table:table-cell>
          <table:table-cell table:style-name="ce50"/>
          <table:table-cell table:style-name="ce50" office:value-type="string" calcext:value-type="string">
            <text:p>FA_8</text:p>
          </table:table-cell>
          <table:table-cell table:style-name="ce50" office:value-type="float" office:value="0.622" calcext:value-type="float">
            <text:p>0,622</text:p>
          </table:table-cell>
          <table:table-cell table:style-name="ce50"/>
          <table:table-cell table:style-name="ce50" office:value-type="float" office:value="0.39" calcext:value-type="float">
            <text:p>0,39</text:p>
          </table:table-cell>
          <table:table-cell table:style-name="ce50" office:value-type="float" office:value="0.998" calcext:value-type="float">
            <text:p>0,9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657.312" calcext:value-type="float">
            <text:p>1657,312</text:p>
          </table:table-cell>
          <table:table-cell table:style-name="ce50"/>
          <table:table-cell table:style-name="ce50" office:value-type="float" office:value="989.75" calcext:value-type="float">
            <text:p>989,75</text:p>
          </table:table-cell>
          <table:table-cell table:style-name="ce50" office:value-type="float" office:value="1982.27" calcext:value-type="float">
            <text:p>1982,27</text:p>
          </table:table-cell>
          <table:table-cell table:style-name="ce50"/>
          <table:table-cell table:style-name="ce50" office:value-type="string" calcext:value-type="string">
            <text:p>FA_9</text:p>
          </table:table-cell>
          <table:table-cell table:style-name="ce50" office:value-type="float" office:value="0.411" calcext:value-type="float">
            <text:p>0,411</text:p>
          </table:table-cell>
          <table:table-cell table:style-name="ce50"/>
          <table:table-cell table:style-name="ce50" office:value-type="float" office:value="0.288" calcext:value-type="float">
            <text:p>0,288</text:p>
          </table:table-cell>
          <table:table-cell table:style-name="ce50" office:value-type="float" office:value="3.16" calcext:value-type="float">
            <text:p>3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153.31" calcext:value-type="float">
            <text:p>1153,31</text:p>
          </table:table-cell>
          <table:table-cell table:style-name="ce50"/>
          <table:table-cell table:style-name="ce50" office:value-type="float" office:value="971.47" calcext:value-type="float">
            <text:p>971,47</text:p>
          </table:table-cell>
          <table:table-cell table:style-name="ce50" office:value-type="float" office:value="1580.69" calcext:value-type="float">
            <text:p>1580,69</text:p>
          </table:table-cell>
          <table:table-cell table:style-name="ce50"/>
          <table:table-cell table:style-name="ce50" office:value-type="string" calcext:value-type="string">
            <text:p>FA_10</text:p>
          </table:table-cell>
          <table:table-cell table:style-name="ce50" office:value-type="float" office:value="1.266" calcext:value-type="float">
            <text:p>1,266</text:p>
          </table:table-cell>
          <table:table-cell table:style-name="ce50"/>
          <table:table-cell table:style-name="ce50" office:value-type="float" office:value="0.433" calcext:value-type="float">
            <text:p>0,433</text:p>
          </table:table-cell>
          <table:table-cell table:style-name="ce50" office:value-type="float" office:value="3.106" calcext:value-type="float">
            <text:p>3,10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49:.B258])" office:value-type="float" office:value="1390.4668" calcext:value-type="float">
            <text:p>1390,4668</text:p>
          </table:table-cell>
          <table:table-cell table:style-name="ce49" table:formula="of:=AVERAGE([.C249:.C258])" office:value-type="float" office:value="1758.457" calcext:value-type="float">
            <text:p>1758,457</text:p>
          </table:table-cell>
          <table:table-cell table:style-name="ce49" table:formula="of:=AVERAGE([.D249:.D258])" office:value-type="float" office:value="979.879" calcext:value-type="float">
            <text:p>979,879</text:p>
          </table:table-cell>
          <table:table-cell table:style-name="ce49" table:formula="of:=AVERAGE([.E249:.E258])" office:value-type="float" office:value="2042.631" calcext:value-type="float">
            <text:p>2042,631</text:p>
          </table:table-cell>
          <table:table-cell table:style-name="ce49" table:number-columns-repeated="2"/>
          <table:table-cell table:style-name="ce49" table:formula="of:=AVERAGE([.H249:.H258])" office:value-type="float" office:value="7.3835" calcext:value-type="float">
            <text:p>7,3835</text:p>
          </table:table-cell>
          <table:table-cell table:style-name="ce49" table:formula="of:=AVERAGE([.I249:.I258])" office:value-type="float" office:value="197.021" calcext:value-type="float">
            <text:p>197,021</text:p>
          </table:table-cell>
          <table:table-cell table:style-name="ce49" table:formula="of:=AVERAGE([.J249:.J258])" office:value-type="float" office:value="24.4517" calcext:value-type="float">
            <text:p>24,4517</text:p>
          </table:table-cell>
          <table:table-cell table:style-name="ce49" table:formula="of:=AVERAGE([.K249:.K258])" office:value-type="float" office:value="2.9555" calcext:value-type="float">
            <text:p>2,9555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49:.E258])" office:value-type="float" office:value="362.941636276872" calcext:value-type="float">
            <text:p>362,941636276872</text:p>
          </table:table-cell>
          <table:table-cell table:style-name="ce50" table:number-columns-repeated="5"/>
          <table:table-cell table:style-name="ce50" table:formula="of:=STDEV([.K249:.K258])" office:value-type="float" office:value="2.21352967251652" calcext:value-type="float">
            <text:p>2,2135296725165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7" calcext:value-type="float">
            <text:p>0,387</text:p>
          </table:table-cell>
          <table:table-cell table:style-name="ce50" office:value-type="float" office:value="0.389" calcext:value-type="float">
            <text:p>0,389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 office:value-type="float" office:value="0.376" calcext:value-type="float">
            <text:p>0,376</text:p>
          </table:table-cell>
          <table:table-cell table:style-name="ce50"/>
          <table:table-cell table:style-name="ce50" office:value-type="string" calcext:value-type="string">
            <text:p>Mortgage_1</text:p>
          </table:table-cell>
          <table:table-cell table:style-name="ce50" office:value-type="float" office:value="40.45" calcext:value-type="float">
            <text:p>40,45</text:p>
          </table:table-cell>
          <table:table-cell table:style-name="ce50" office:value-type="float" office:value="44.6" calcext:value-type="float">
            <text:p>44,6</text:p>
          </table:table-cell>
          <table:table-cell table:style-name="ce50" office:value-type="float" office:value="6.65" calcext:value-type="float">
            <text:p>6,65</text:p>
          </table:table-cell>
          <table:table-cell table:style-name="ce50" office:value-type="float" office:value="244.42" calcext:value-type="float">
            <text:p>244,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13" calcext:value-type="float">
            <text:p>0,613</text:p>
          </table:table-cell>
          <table:table-cell table:style-name="ce50" office:value-type="float" office:value="0.643" calcext:value-type="float">
            <text:p>0,643</text:p>
          </table:table-cell>
          <table:table-cell table:style-name="ce50" office:value-type="float" office:value="0.738" calcext:value-type="float">
            <text:p>0,738</text:p>
          </table:table-cell>
          <table:table-cell table:style-name="ce50" office:value-type="float" office:value="0.678" calcext:value-type="float">
            <text:p>0,678</text:p>
          </table:table-cell>
          <table:table-cell table:style-name="ce50"/>
          <table:table-cell table:style-name="ce50" office:value-type="string" calcext:value-type="string">
            <text:p>Mortgage_2</text:p>
          </table:table-cell>
          <table:table-cell table:style-name="ce50" office:value-type="float" office:value="59.15" calcext:value-type="float">
            <text:p>59,15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5.23" calcext:value-type="float">
            <text:p>5,23</text:p>
          </table:table-cell>
          <table:table-cell table:style-name="ce50" office:value-type="float" office:value="71.86" calcext:value-type="float">
            <text:p>71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275" calcext:value-type="float">
            <text:p>0,275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209" calcext:value-type="float">
            <text:p>0,209</text:p>
          </table:table-cell>
          <table:table-cell table:style-name="ce50" office:value-type="float" office:value="0.293" calcext:value-type="float">
            <text:p>0,293</text:p>
          </table:table-cell>
          <table:table-cell table:style-name="ce50"/>
          <table:table-cell table:style-name="ce50" office:value-type="string" calcext:value-type="string">
            <text:p>Mortgage_3</text:p>
          </table:table-cell>
          <table:table-cell table:style-name="ce50" office:value-type="float" office:value="40.59" calcext:value-type="float">
            <text:p>40,59</text:p>
          </table:table-cell>
          <table:table-cell table:style-name="ce50"/>
          <table:table-cell table:style-name="ce50" office:value-type="float" office:value="5.37" calcext:value-type="float">
            <text:p>5,37</text:p>
          </table:table-cell>
          <table:table-cell table:style-name="ce50" office:value-type="float" office:value="134.41" calcext:value-type="float">
            <text:p>134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0.442" calcext:value-type="float">
            <text:p>0,442</text:p>
          </table:table-cell>
          <table:table-cell table:style-name="ce50"/>
          <table:table-cell table:style-name="ce50" office:value-type="float" office:value="0.231" calcext:value-type="float">
            <text:p>0,231</text:p>
          </table:table-cell>
          <table:table-cell table:style-name="ce50" office:value-type="float" office:value="0.158" calcext:value-type="float">
            <text:p>0,158</text:p>
          </table:table-cell>
          <table:table-cell table:style-name="ce50"/>
          <table:table-cell table:style-name="ce50" office:value-type="string" calcext:value-type="string">
            <text:p>Mortgage_4</text:p>
          </table:table-cell>
          <table:table-cell table:style-name="ce50" office:value-type="float" office:value="52.04" calcext:value-type="float">
            <text:p>52,04</text:p>
          </table:table-cell>
          <table:table-cell table:style-name="ce50"/>
          <table:table-cell table:style-name="ce50" office:value-type="float" office:value="7.002" calcext:value-type="float">
            <text:p>7,002</text:p>
          </table:table-cell>
          <table:table-cell table:style-name="ce50" office:value-type="float" office:value="160.11" calcext:value-type="float">
            <text:p>160,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469" calcext:value-type="float">
            <text:p>0,469</text:p>
          </table:table-cell>
          <table:table-cell table:style-name="ce50"/>
          <table:table-cell table:style-name="ce50" office:value-type="float" office:value="0.501" calcext:value-type="float">
            <text:p>0,501</text:p>
          </table:table-cell>
          <table:table-cell table:style-name="ce50" office:value-type="float" office:value="0.412" calcext:value-type="float">
            <text:p>0,412</text:p>
          </table:table-cell>
          <table:table-cell table:style-name="ce50"/>
          <table:table-cell table:style-name="ce50" office:value-type="string" calcext:value-type="string">
            <text:p>Mortgage_5</text:p>
          </table:table-cell>
          <table:table-cell table:style-name="ce50" office:value-type="float" office:value="46.59" calcext:value-type="float">
            <text:p>46,59</text:p>
          </table:table-cell>
          <table:table-cell table:style-name="ce50"/>
          <table:table-cell table:style-name="ce50" office:value-type="float" office:value="7.05" calcext:value-type="float">
            <text:p>7,05</text:p>
          </table:table-cell>
          <table:table-cell table:style-name="ce50" office:value-type="float" office:value="79.06" calcext:value-type="float">
            <text:p>79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092" calcext:value-type="float">
            <text:p>0,092</text:p>
          </table:table-cell>
          <table:table-cell table:style-name="ce50"/>
          <table:table-cell table:style-name="ce50" office:value-type="float" office:value="0.0935" calcext:value-type="float">
            <text:p>0,0935</text:p>
          </table:table-cell>
          <table:table-cell table:style-name="ce50" office:value-type="float" office:value="0.116" calcext:value-type="float">
            <text:p>0,116</text:p>
          </table:table-cell>
          <table:table-cell table:style-name="ce50"/>
          <table:table-cell table:style-name="ce50" office:value-type="string" calcext:value-type="string">
            <text:p>Mortgage_6</text:p>
          </table:table-cell>
          <table:table-cell table:style-name="ce50" office:value-type="float" office:value="55.68" calcext:value-type="float">
            <text:p>55,68</text:p>
          </table:table-cell>
          <table:table-cell table:style-name="ce50"/>
          <table:table-cell table:style-name="ce50" office:value-type="float" office:value="6.03" calcext:value-type="float">
            <text:p>6,03</text:p>
          </table:table-cell>
          <table:table-cell table:style-name="ce50" office:value-type="float" office:value="136.26" calcext:value-type="float">
            <text:p>136,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456" calcext:value-type="float">
            <text:p>0,456</text:p>
          </table:table-cell>
          <table:table-cell table:style-name="ce50"/>
          <table:table-cell table:style-name="ce50" office:value-type="float" office:value="0.408" calcext:value-type="float">
            <text:p>0,408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/>
          <table:table-cell table:style-name="ce50" office:value-type="string" calcext:value-type="string">
            <text:p>Mortgage_7</text:p>
          </table:table-cell>
          <table:table-cell table:style-name="ce50" office:value-type="float" office:value="58.66" calcext:value-type="float">
            <text:p>58,66</text:p>
          </table:table-cell>
          <table:table-cell table:style-name="ce50"/>
          <table:table-cell table:style-name="ce50" office:value-type="float" office:value="5.4" calcext:value-type="float">
            <text:p>5,4</text:p>
          </table:table-cell>
          <table:table-cell table:style-name="ce50" office:value-type="float" office:value="103.88" calcext:value-type="float">
            <text:p>103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19.217" calcext:value-type="float">
            <text:p>19,217</text:p>
          </table:table-cell>
          <table:table-cell table:style-name="ce50"/>
          <table:table-cell table:style-name="ce50" office:value-type="float" office:value="0.199" calcext:value-type="float">
            <text:p>0,199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/>
          <table:table-cell table:style-name="ce50" office:value-type="string" calcext:value-type="string">
            <text:p>Mortgage_8</text:p>
          </table:table-cell>
          <table:table-cell table:style-name="ce50" office:value-type="float" office:value="49.56" calcext:value-type="float">
            <text:p>49,56</text:p>
          </table:table-cell>
          <table:table-cell table:style-name="ce50"/>
          <table:table-cell table:style-name="ce50" office:value-type="float" office:value="6.87" calcext:value-type="float">
            <text:p>6,87</text:p>
          </table:table-cell>
          <table:table-cell table:style-name="ce50" office:value-type="float" office:value="130.4" calcext:value-type="float">
            <text:p>130,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332" calcext:value-type="float">
            <text:p>0,332</text:p>
          </table:table-cell>
          <table:table-cell table:style-name="ce50"/>
          <table:table-cell table:style-name="ce50" office:value-type="float" office:value="0.256" calcext:value-type="float">
            <text:p>0,256</text:p>
          </table:table-cell>
          <table:table-cell table:style-name="ce50" office:value-type="float" office:value="0.237" calcext:value-type="float">
            <text:p>0,237</text:p>
          </table:table-cell>
          <table:table-cell table:style-name="ce50"/>
          <table:table-cell table:style-name="ce50" office:value-type="string" calcext:value-type="string">
            <text:p>Mortgage_9</text:p>
          </table:table-cell>
          <table:table-cell table:style-name="ce50" office:value-type="float" office:value="53.44" calcext:value-type="float">
            <text:p>53,44</text:p>
          </table:table-cell>
          <table:table-cell table:style-name="ce50"/>
          <table:table-cell table:style-name="ce50" office:value-type="float" office:value="6.47" calcext:value-type="float">
            <text:p>6,47</text:p>
          </table:table-cell>
          <table:table-cell table:style-name="ce50" office:value-type="float" office:value="119.84" calcext:value-type="float">
            <text:p>119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50" office:value-type="float" office:value="0.223" calcext:value-type="float">
            <text:p>0,223</text:p>
          </table:table-cell>
          <table:table-cell table:style-name="ce50"/>
          <table:table-cell table:style-name="ce50" office:value-type="float" office:value="0.197" calcext:value-type="float">
            <text:p>0,197</text:p>
          </table:table-cell>
          <table:table-cell table:style-name="ce50" office:value-type="float" office:value="0.291" calcext:value-type="float">
            <text:p>0,291</text:p>
          </table:table-cell>
          <table:table-cell table:style-name="ce50"/>
          <table:table-cell table:style-name="ce50" office:value-type="string" calcext:value-type="string">
            <text:p>Mortgage_10</text:p>
          </table:table-cell>
          <table:table-cell table:style-name="ce50" office:value-type="float" office:value="57.45" calcext:value-type="float">
            <text:p>57,45</text:p>
          </table:table-cell>
          <table:table-cell table:style-name="ce50"/>
          <table:table-cell table:style-name="ce50" office:value-type="float" office:value="5.67" calcext:value-type="float">
            <text:p>5,67</text:p>
          </table:table-cell>
          <table:table-cell table:style-name="ce50" office:value-type="float" office:value="116.37" calcext:value-type="float">
            <text:p>116,3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62:.B271])" office:value-type="float" office:value="2.2506" calcext:value-type="float">
            <text:p>2,2506</text:p>
          </table:table-cell>
          <table:table-cell table:style-name="ce49" table:formula="of:=AVERAGE([.C262:.C271])" office:value-type="float" office:value="0.516" calcext:value-type="float">
            <text:p>0,516</text:p>
          </table:table-cell>
          <table:table-cell table:style-name="ce49" table:formula="of:=AVERAGE([.D262:.D271])" office:value-type="float" office:value="0.32105" calcext:value-type="float">
            <text:p>0,32105</text:p>
          </table:table-cell>
          <table:table-cell table:style-name="ce49" table:formula="of:=AVERAGE([.E262:.E271])" office:value-type="float" office:value="0.3409" calcext:value-type="float">
            <text:p>0,3409</text:p>
          </table:table-cell>
          <table:table-cell table:style-name="ce49" table:number-columns-repeated="2"/>
          <table:table-cell table:style-name="ce49" table:formula="of:=AVERAGE([.H262:.H271])" office:value-type="float" office:value="51.361" calcext:value-type="float">
            <text:p>51,361</text:p>
          </table:table-cell>
          <table:table-cell table:style-name="ce49" table:formula="of:=AVERAGE([.I262:.I271])" office:value-type="float" office:value="44.6" calcext:value-type="float">
            <text:p>44,6</text:p>
          </table:table-cell>
          <table:table-cell table:style-name="ce49" table:formula="of:=AVERAGE([.J262:.J271])" office:value-type="float" office:value="6.1742" calcext:value-type="float">
            <text:p>6,1742</text:p>
          </table:table-cell>
          <table:table-cell table:style-name="ce49" table:formula="of:=AVERAGE([.K262:.K271])" office:value-type="float" office:value="129.661" calcext:value-type="float">
            <text:p>129,661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number-columns-repeated="3"/>
          <table:table-cell table:style-name="ce49" table:formula="of:=STDEV([.E262:.E271])" office:value-type="float" office:value="0.162473553403486" calcext:value-type="float">
            <text:p>0,162473553403486</text:p>
          </table:table-cell>
          <table:table-cell table:style-name="ce49" table:number-columns-repeated="5"/>
          <table:table-cell table:style-name="ce49" table:formula="of:=STDEV([.K262:.K271])" office:value-type="float" office:value="48.3075736988173" calcext:value-type="float">
            <text:p>48,3075736988173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 office:value-type="float" office:value="0.103" calcext:value-type="float">
            <text:p>0,103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0"/>
          <table:table-cell table:style-name="ce50" office:value-type="string" calcext:value-type="string">
            <text:p>PY_1</text:p>
          </table:table-cell>
          <table:table-cell table:style-name="Default" office:value-type="float" office:value="3.967" calcext:value-type="float">
            <text:p>3,967</text:p>
          </table:table-cell>
          <table:table-cell table:style-name="Default" office:value-type="float" office:value="1.019" calcext:value-type="float">
            <text:p>1,019</text:p>
          </table:table-cell>
          <table:table-cell table:style-name="ce50" office:value-type="float" office:value="0.824" calcext:value-type="float">
            <text:p>0,824</text:p>
          </table:table-cell>
          <table:table-cell table:style-name="ce50" office:value-type="float" office:value="14.08" calcext:value-type="float">
            <text:p>14,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477" calcext:value-type="float">
            <text:p>0,0477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0419" calcext:value-type="float">
            <text:p>0,0419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/>
          <table:table-cell table:style-name="ce50" office:value-type="string" calcext:value-type="string">
            <text:p>PY_2</text:p>
          </table:table-cell>
          <table:table-cell table:style-name="Default" office:value-type="float" office:value="86.665" calcext:value-type="float">
            <text:p>86,665</text:p>
          </table:table-cell>
          <table:table-cell table:style-name="Default" office:value-type="float" office:value="1.057" calcext:value-type="float">
            <text:p>1,057</text:p>
          </table:table-cell>
          <table:table-cell table:style-name="ce50" office:value-type="float" office:value="0.0792" calcext:value-type="float">
            <text:p>0,0792</text:p>
          </table:table-cell>
          <table:table-cell table:style-name="ce50" office:value-type="float" office:value="0.82" calcext:value-type="float">
            <text:p>0,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/>
          <table:table-cell table:style-name="ce50" office:value-type="float" office:value="0.114" calcext:value-type="float">
            <text:p>0,114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/>
          <table:table-cell table:style-name="ce50" office:value-type="string" calcext:value-type="string">
            <text:p>PY_3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string" calcext:value-type="string">
            <text:p>x</text:p>
          </table:table-cell>
          <table:table-cell table:style-name="ce50" office:value-type="float" office:value="0.0868" calcext:value-type="float">
            <text:p>0,0868</text:p>
          </table:table-cell>
          <table:table-cell table:style-name="ce50" office:value-type="float" office:value="7.29" calcext:value-type="float">
            <text:p>7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92" calcext:value-type="float">
            <text:p>0,0892</text:p>
          </table:table-cell>
          <table:table-cell table:style-name="ce50"/>
          <table:table-cell table:number-columns-repeated="2" table:style-name="ce50" office:value-type="float" office:value="0.087" calcext:value-type="float">
            <text:p>0,087</text:p>
          </table:table-cell>
          <table:table-cell table:style-name="ce50"/>
          <table:table-cell table:style-name="ce50" office:value-type="string" calcext:value-type="string">
            <text:p>PY_4</text:p>
          </table:table-cell>
          <table:table-cell table:style-name="Default" office:value-type="float" office:value="0.0353" calcext:value-type="float">
            <text:p>0,0353</text:p>
          </table:table-cell>
          <table:table-cell table:style-name="Default"/>
          <table:table-cell table:style-name="ce50" office:value-type="float" office:value="0.0296" calcext:value-type="float">
            <text:p>0,0296</text:p>
          </table:table-cell>
          <table:table-cell table:style-name="ce50" office:value-type="float" office:value="0.51" calcext:value-type="float">
            <text:p>0,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50"/>
          <table:table-cell table:style-name="ce50" office:value-type="float" office:value="0.122" calcext:value-type="float">
            <text:p>0,122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/>
          <table:table-cell table:style-name="ce50" office:value-type="string" calcext:value-type="string">
            <text:p>PY_5</text:p>
          </table:table-cell>
          <table:table-cell table:style-name="Default" office:value-type="float" office:value="0.0608" calcext:value-type="float">
            <text:p>0,0608</text:p>
          </table:table-cell>
          <table:table-cell table:style-name="Default"/>
          <table:table-cell table:style-name="ce50" office:value-type="float" office:value="0.0423" calcext:value-type="float">
            <text:p>0,0423</text:p>
          </table:table-cell>
          <table:table-cell table:style-name="ce50" office:value-type="float" office:value="0.73" calcext:value-type="float">
            <text:p>0,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8" calcext:value-type="float">
            <text:p>0,0638</text:p>
          </table:table-cell>
          <table:table-cell table:style-name="ce50"/>
          <table:table-cell table:style-name="ce50" office:value-type="float" office:value="0.0641" calcext:value-type="float">
            <text:p>0,0641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/>
          <table:table-cell table:style-name="ce50" office:value-type="string" calcext:value-type="string">
            <text:p>PY_6</text:p>
          </table:table-cell>
          <table:table-cell table:style-name="Default" office:value-type="float" office:value="2.932" calcext:value-type="float">
            <text:p>2,932</text:p>
          </table:table-cell>
          <table:table-cell table:style-name="Default"/>
          <table:table-cell table:style-name="ce50" office:value-type="float" office:value="7.154" calcext:value-type="float">
            <text:p>7,154</text:p>
          </table:table-cell>
          <table:table-cell table:style-name="ce50" office:value-type="float" office:value="8.05" calcext:value-type="float">
            <text:p>8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378" calcext:value-type="float">
            <text:p>0,0378</text:p>
          </table:table-cell>
          <table:table-cell table:style-name="ce50"/>
          <table:table-cell table:style-name="ce50" office:value-type="float" office:value="0.0355" calcext:value-type="float">
            <text:p>0,0355</text:p>
          </table:table-cell>
          <table:table-cell table:style-name="ce50" office:value-type="float" office:value="0.0403" calcext:value-type="float">
            <text:p>0,0403</text:p>
          </table:table-cell>
          <table:table-cell table:style-name="ce50"/>
          <table:table-cell table:style-name="ce50" office:value-type="string" calcext:value-type="string">
            <text:p>PY_7</text:p>
          </table:table-cell>
          <table:table-cell table:style-name="Default" office:value-type="float" office:value="0.0606" calcext:value-type="float">
            <text:p>0,0606</text:p>
          </table:table-cell>
          <table:table-cell table:style-name="Default"/>
          <table:table-cell table:style-name="ce50" office:value-type="float" office:value="0.0598" calcext:value-type="float">
            <text:p>0,0598</text:p>
          </table:table-cell>
          <table:table-cell table:style-name="ce50" office:value-type="float" office:value="1.47" calcext:value-type="float">
            <text:p>1,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33" calcext:value-type="float">
            <text:p>0,0833</text:p>
          </table:table-cell>
          <table:table-cell table:style-name="ce50"/>
          <table:table-cell table:style-name="ce50" office:value-type="float" office:value="0.0759" calcext:value-type="float">
            <text:p>0,0759</text:p>
          </table:table-cell>
          <table:table-cell table:style-name="ce50" office:value-type="float" office:value="0.0904" calcext:value-type="float">
            <text:p>0,0904</text:p>
          </table:table-cell>
          <table:table-cell table:style-name="ce50"/>
          <table:table-cell table:style-name="ce50" office:value-type="string" calcext:value-type="string">
            <text:p>PY_8</text:p>
          </table:table-cell>
          <table:table-cell table:style-name="Default" office:value-type="float" office:value="0.0239" calcext:value-type="float">
            <text:p>0,0239</text:p>
          </table:table-cell>
          <table:table-cell table:style-name="Default"/>
          <table:table-cell table:style-name="ce50" office:value-type="float" office:value="3.91" calcext:value-type="float">
            <text:p>3,91</text:p>
          </table:table-cell>
          <table:table-cell table:style-name="ce50" office:value-type="float" office:value="4.39" calcext:value-type="float">
            <text:p>4,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76" calcext:value-type="float">
            <text:p>0,0976</text:p>
          </table:table-cell>
          <table:table-cell table:style-name="ce50"/>
          <table:table-cell table:style-name="ce50" office:value-type="float" office:value="0.101" calcext:value-type="float">
            <text:p>0,101</text:p>
          </table:table-cell>
          <table:table-cell table:style-name="ce50" office:value-type="float" office:value="0.1" calcext:value-type="float">
            <text:p>0,1</text:p>
          </table:table-cell>
          <table:table-cell table:style-name="ce50"/>
          <table:table-cell table:style-name="ce50" office:value-type="string" calcext:value-type="string">
            <text:p>PY_9</text:p>
          </table:table-cell>
          <table:table-cell table:style-name="Default" office:value-type="float" office:value="0.118" calcext:value-type="float">
            <text:p>0,118</text:p>
          </table:table-cell>
          <table:table-cell table:style-name="Default"/>
          <table:table-cell table:style-name="ce50" office:value-type="float" office:value="0.0758" calcext:value-type="float">
            <text:p>0,0758</text:p>
          </table:table-cell>
          <table:table-cell table:style-name="ce50" office:value-type="float" office:value="3.21" calcext:value-type="float">
            <text:p>3,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0626" calcext:value-type="float">
            <text:p>0,0626</text:p>
          </table:table-cell>
          <table:table-cell table:style-name="ce50"/>
          <table:table-cell table:style-name="ce50" office:value-type="float" office:value="0.0665" calcext:value-type="float">
            <text:p>0,0665</text:p>
          </table:table-cell>
          <table:table-cell table:style-name="ce50" office:value-type="float" office:value="0.048" calcext:value-type="float">
            <text:p>0,048</text:p>
          </table:table-cell>
          <table:table-cell table:style-name="ce50"/>
          <table:table-cell table:style-name="ce50" office:value-type="string" calcext:value-type="string">
            <text:p>PY_10</text:p>
          </table:table-cell>
          <table:table-cell table:style-name="Default" office:value-type="float" office:value="0.502" calcext:value-type="float">
            <text:p>0,502</text:p>
          </table:table-cell>
          <table:table-cell table:style-name="Default"/>
          <table:table-cell table:style-name="ce50" office:value-type="float" office:value="0.117" calcext:value-type="float">
            <text:p>0,117</text:p>
          </table:table-cell>
          <table:table-cell table:style-name="ce50" office:value-type="float" office:value="2.35" calcext:value-type="float">
            <text:p>2,35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75:.B284])" office:value-type="float" office:value="0.0825" calcext:value-type="float">
            <text:p>0,0825</text:p>
          </table:table-cell>
          <table:table-cell table:style-name="ce49" table:formula="of:=AVERAGE([.C275:.C284])" office:value-type="float" office:value="0.107" calcext:value-type="float">
            <text:p>0,107</text:p>
          </table:table-cell>
          <table:table-cell table:style-name="ce49" table:formula="of:=AVERAGE([.D275:.D284])" office:value-type="float" office:value="0.08109" calcext:value-type="float">
            <text:p>0,08109</text:p>
          </table:table-cell>
          <table:table-cell table:style-name="ce49" table:formula="of:=AVERAGE([.E275:.E284])" office:value-type="float" office:value="0.08189" calcext:value-type="float">
            <text:p>0,08189</text:p>
          </table:table-cell>
          <table:table-cell table:style-name="ce49" table:number-columns-repeated="2"/>
          <table:table-cell table:style-name="ce49" table:formula="of:=AVERAGE([.H275:.H284])" office:value-type="float" office:value="9.51746" calcext:value-type="float">
            <text:p>9,51746</text:p>
          </table:table-cell>
          <table:table-cell table:style-name="ce49" table:formula="of:=AVERAGE([.I275:.I284])" office:value-type="float" office:value="1.038" calcext:value-type="float">
            <text:p>1,038</text:p>
          </table:table-cell>
          <table:table-cell table:style-name="ce49" table:formula="of:=AVERAGE([.J275:.J284])" office:value-type="float" office:value="1.23785" calcext:value-type="float">
            <text:p>1,23785</text:p>
          </table:table-cell>
          <table:table-cell table:style-name="ce49" table:formula="of:=AVERAGE([.K275:.K284])" office:value-type="float" office:value="4.29" calcext:value-type="float">
            <text:p>4,29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75:.E284])" office:value-type="float" office:value="0.0296606154877324" calcext:value-type="float">
            <text:p>0,0296606154877324</text:p>
          </table:table-cell>
          <table:table-cell table:style-name="ce50" table:number-columns-repeated="5"/>
          <table:table-cell table:style-name="ce50" table:formula="of:=STDEV([.K275:.K284])" office:value-type="float" office:value="4.35733098735147" calcext:value-type="float">
            <text:p>4,3573309873514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9.15" calcext:value-type="float">
            <text:p>9,15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8.64" calcext:value-type="float">
            <text:p>8,64</text:p>
          </table:table-cell>
          <table:table-cell table:style-name="ce50" office:value-type="float" office:value="58.6" calcext:value-type="float">
            <text:p>58,6</text:p>
          </table:table-cell>
          <table:table-cell table:style-name="ce50"/>
          <table:table-cell table:style-name="ce50" office:value-type="string" calcext:value-type="string">
            <text:p>TREASURY_1</text:p>
          </table:table-cell>
          <table:table-cell table:style-name="ce50" office:value-type="float" office:value="68.56" calcext:value-type="float">
            <text:p>68,56</text:p>
          </table:table-cell>
          <table:table-cell table:style-name="ce50" office:value-type="float" office:value="77.84" calcext:value-type="float">
            <text:p>77,84</text:p>
          </table:table-cell>
          <table:table-cell table:style-name="ce50" office:value-type="float" office:value="7.34" calcext:value-type="float">
            <text:p>7,34</text:p>
          </table:table-cell>
          <table:table-cell table:style-name="ce50" office:value-type="float" office:value="191.46" calcext:value-type="float">
            <text:p>191,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 office:value-type="float" office:value="9.69" calcext:value-type="float">
            <text:p>9,69</text:p>
          </table:table-cell>
          <table:table-cell table:style-name="ce50"/>
          <table:table-cell table:style-name="ce50" office:value-type="float" office:value="7.24" calcext:value-type="float">
            <text:p>7,24</text:p>
          </table:table-cell>
          <table:table-cell table:style-name="ce50" office:value-type="float" office:value="25.44" calcext:value-type="float">
            <text:p>25,44</text:p>
          </table:table-cell>
          <table:table-cell table:style-name="ce50"/>
          <table:table-cell table:style-name="ce50" office:value-type="string" calcext:value-type="string">
            <text:p>TREASURY_2</text:p>
          </table:table-cell>
          <table:table-cell table:style-name="ce50" office:value-type="float" office:value="74.81" calcext:value-type="float">
            <text:p>74,81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9.4" calcext:value-type="float">
            <text:p>9,4</text:p>
          </table:table-cell>
          <table:table-cell table:style-name="ce50" office:value-type="float" office:value="208.05" calcext:value-type="float">
            <text:p>208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 office:value-type="float" office:value="8.97" calcext:value-type="float">
            <text:p>8,97</text:p>
          </table:table-cell>
          <table:table-cell table:style-name="ce50"/>
          <table:table-cell table:style-name="ce50" office:value-type="float" office:value="8.9" calcext:value-type="float">
            <text:p>8,9</text:p>
          </table:table-cell>
          <table:table-cell table:style-name="ce50" office:value-type="float" office:value="24.57" calcext:value-type="float">
            <text:p>24,57</text:p>
          </table:table-cell>
          <table:table-cell table:style-name="ce50"/>
          <table:table-cell table:style-name="ce50" office:value-type="string" calcext:value-type="string">
            <text:p>TREASURY_3</text:p>
          </table:table-cell>
          <table:table-cell table:style-name="ce50" office:value-type="float" office:value="43.1" calcext:value-type="float">
            <text:p>43,1</text:p>
          </table:table-cell>
          <table:table-cell table:style-name="ce50"/>
          <table:table-cell table:style-name="ce50" office:value-type="float" office:value="9.37" calcext:value-type="float">
            <text:p>9,37</text:p>
          </table:table-cell>
          <table:table-cell table:style-name="ce50" office:value-type="float" office:value="174.35" calcext:value-type="float">
            <text:p>174,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 office:value-type="float" office:value="7.71" calcext:value-type="float">
            <text:p>7,71</text:p>
          </table:table-cell>
          <table:table-cell table:style-name="ce50"/>
          <table:table-cell table:style-name="ce50" office:value-type="float" office:value="7.89" calcext:value-type="float">
            <text:p>7,89</text:p>
          </table:table-cell>
          <table:table-cell table:style-name="ce50" office:value-type="float" office:value="27.42" calcext:value-type="float">
            <text:p>27,42</text:p>
          </table:table-cell>
          <table:table-cell table:style-name="ce50"/>
          <table:table-cell table:style-name="ce50" office:value-type="string" calcext:value-type="string">
            <text:p>TREASURY_4</text:p>
          </table:table-cell>
          <table:table-cell table:style-name="ce50" office:value-type="float" office:value="60.37" calcext:value-type="float">
            <text:p>60,37</text:p>
          </table:table-cell>
          <table:table-cell table:style-name="ce50"/>
          <table:table-cell table:style-name="ce50" office:value-type="float" office:value="4.16" calcext:value-type="float">
            <text:p>4,16</text:p>
          </table:table-cell>
          <table:table-cell table:style-name="ce50" office:value-type="float" office:value="107.97" calcext:value-type="float">
            <text:p>107,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 office:value-type="float" office:value="10.15" calcext:value-type="float">
            <text:p>10,15</text:p>
          </table:table-cell>
          <table:table-cell table:style-name="ce50"/>
          <table:table-cell table:style-name="ce50" office:value-type="float" office:value="7.33" calcext:value-type="float">
            <text:p>7,33</text:p>
          </table:table-cell>
          <table:table-cell table:style-name="ce50" office:value-type="float" office:value="15.78" calcext:value-type="float">
            <text:p>15,78</text:p>
          </table:table-cell>
          <table:table-cell table:style-name="ce50"/>
          <table:table-cell table:style-name="ce50" office:value-type="string" calcext:value-type="string">
            <text:p>TREASURY_5</text:p>
          </table:table-cell>
          <table:table-cell table:style-name="ce50" table:number-columns-repeated="2"/>
          <table:table-cell table:style-name="ce50" office:value-type="float" office:value="15.67" calcext:value-type="float">
            <text:p>15,67</text:p>
          </table:table-cell>
          <table:table-cell table:style-name="ce50" office:value-type="float" office:value="214.04" calcext:value-type="float">
            <text:p>214,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 office:value-type="float" office:value="9.49" calcext:value-type="float">
            <text:p>9,49</text:p>
          </table:table-cell>
          <table:table-cell table:style-name="ce50"/>
          <table:table-cell table:style-name="ce50" office:value-type="float" office:value="7.85" calcext:value-type="float">
            <text:p>7,85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0" office:value-type="string" calcext:value-type="string">
            <text:p>TREASURY_6</text:p>
          </table:table-cell>
          <table:table-cell table:style-name="ce50" table:number-columns-repeated="2"/>
          <table:table-cell table:style-name="ce50" office:value-type="float" office:value="11.5" calcext:value-type="float">
            <text:p>11,5</text:p>
          </table:table-cell>
          <table:table-cell table:style-name="ce50" office:value-type="float" office:value="201.93" calcext:value-type="float">
            <text:p>201,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 office:value-type="float" office:value="9.195" calcext:value-type="float">
            <text:p>9,195</text:p>
          </table:table-cell>
          <table:table-cell table:style-name="ce50"/>
          <table:table-cell table:style-name="ce50" office:value-type="float" office:value="9.17" calcext:value-type="float">
            <text:p>9,17</text:p>
          </table:table-cell>
          <table:table-cell table:style-name="ce50" office:value-type="float" office:value="24.79" calcext:value-type="float">
            <text:p>24,79</text:p>
          </table:table-cell>
          <table:table-cell table:style-name="ce50"/>
          <table:table-cell table:style-name="ce50" office:value-type="string" calcext:value-type="string">
            <text:p>TREASURY_7</text:p>
          </table:table-cell>
          <table:table-cell table:style-name="ce50" table:number-columns-repeated="2"/>
          <table:table-cell table:style-name="ce50" office:value-type="float" office:value="10.26" calcext:value-type="float">
            <text:p>10,26</text:p>
          </table:table-cell>
          <table:table-cell table:style-name="ce50" office:value-type="float" office:value="126.13" calcext:value-type="float">
            <text:p>126,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 table:number-columns-repeated="2"/>
          <table:table-cell table:style-name="ce50" office:value-type="float" office:value="7.53" calcext:value-type="float">
            <text:p>7,53</text:p>
          </table:table-cell>
          <table:table-cell table:style-name="ce50" office:value-type="float" office:value="27.87" calcext:value-type="float">
            <text:p>27,87</text:p>
          </table:table-cell>
          <table:table-cell table:style-name="ce50"/>
          <table:table-cell table:style-name="ce50" office:value-type="string" calcext:value-type="string">
            <text:p>TREASURY_8</text:p>
          </table:table-cell>
          <table:table-cell table:style-name="ce50" table:number-columns-repeated="2"/>
          <table:table-cell table:style-name="ce50" office:value-type="float" office:value="8.65" calcext:value-type="float">
            <text:p>8,65</text:p>
          </table:table-cell>
          <table:table-cell table:style-name="ce50" office:value-type="float" office:value="145.63" calcext:value-type="float">
            <text:p>145,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 table:number-columns-repeated="2"/>
          <table:table-cell table:style-name="ce50" office:value-type="float" office:value="6.44" calcext:value-type="float">
            <text:p>6,44</text:p>
          </table:table-cell>
          <table:table-cell table:style-name="ce50" office:value-type="float" office:value="16.38" calcext:value-type="float">
            <text:p>16,38</text:p>
          </table:table-cell>
          <table:table-cell table:style-name="ce50"/>
          <table:table-cell table:style-name="ce50" office:value-type="string" calcext:value-type="string">
            <text:p>TREASURY_9</text:p>
          </table:table-cell>
          <table:table-cell table:style-name="ce50" office:value-type="float" office:value="65.22" calcext:value-type="float">
            <text:p>65,22</text:p>
          </table:table-cell>
          <table:table-cell table:style-name="ce50"/>
          <table:table-cell table:style-name="ce50" office:value-type="float" office:value="8.15" calcext:value-type="float">
            <text:p>8,15</text:p>
          </table:table-cell>
          <table:table-cell table:style-name="ce50" office:value-type="float" office:value="131.36" calcext:value-type="float">
            <text:p>131,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 table:number-columns-repeated="2"/>
          <table:table-cell table:style-name="ce50" office:value-type="float" office:value="7.05" calcext:value-type="float">
            <text:p>7,05</text:p>
          </table:table-cell>
          <table:table-cell table:style-name="ce50" office:value-type="float" office:value="18.49" calcext:value-type="float">
            <text:p>18,49</text:p>
          </table:table-cell>
          <table:table-cell table:style-name="ce50"/>
          <table:table-cell table:style-name="ce50" office:value-type="string" calcext:value-type="string">
            <text:p>TREASURY_10</text:p>
          </table:table-cell>
          <table:table-cell table:style-name="ce50" office:value-type="float" office:value="72.67" calcext:value-type="float">
            <text:p>72,67</text:p>
          </table:table-cell>
          <table:table-cell table:style-name="ce50"/>
          <table:table-cell table:style-name="ce50" office:value-type="float" office:value="9.05" calcext:value-type="float">
            <text:p>9,05</text:p>
          </table:table-cell>
          <table:table-cell table:style-name="ce50" office:value-type="float" office:value="131.92" calcext:value-type="float">
            <text:p>131,9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88:.B297])" office:value-type="float" office:value="9.19357142857143" calcext:value-type="float">
            <text:p>9,19357142857143</text:p>
          </table:table-cell>
          <table:table-cell table:style-name="ce49" table:formula="of:=AVERAGE([.C288:.C297])" office:value-type="string" office:string-value="" calcext:value-type="error">
            <text:p>#DIV/0!</text:p>
          </table:table-cell>
          <table:table-cell table:style-name="ce49" table:formula="of:=AVERAGE([.D288:.D297])" office:value-type="float" office:value="7.804" calcext:value-type="float">
            <text:p>7,804</text:p>
          </table:table-cell>
          <table:table-cell table:style-name="ce49" table:formula="of:=AVERAGE([.E288:.E297])" office:value-type="float" office:value="26.034" calcext:value-type="float">
            <text:p>26,034</text:p>
          </table:table-cell>
          <table:table-cell table:style-name="ce49" table:number-columns-repeated="2"/>
          <table:table-cell table:style-name="ce49" table:formula="of:=AVERAGE([.H288:.H297])" office:value-type="float" office:value="64.1216666666667" calcext:value-type="float">
            <text:p>64,1216666666667</text:p>
          </table:table-cell>
          <table:table-cell table:style-name="ce49" table:formula="of:=AVERAGE([.I288:.I297])" office:value-type="float" office:value="77.84" calcext:value-type="float">
            <text:p>77,84</text:p>
          </table:table-cell>
          <table:table-cell table:style-name="ce49" table:formula="of:=AVERAGE([.J288:.J297])" office:value-type="float" office:value="9.355" calcext:value-type="float">
            <text:p>9,355</text:p>
          </table:table-cell>
          <table:table-cell table:style-name="ce49" table:formula="of:=AVERAGE([.K288:.K297])" office:value-type="float" office:value="163.284" calcext:value-type="float">
            <text:p>163,284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288:.E297])" office:value-type="float" office:value="12.2496133272306" calcext:value-type="float">
            <text:p>12,2496133272306</text:p>
          </table:table-cell>
          <table:table-cell table:style-name="Default" table:number-columns-repeated="5"/>
          <table:table-cell table:style-name="Default" table:formula="of:=STDEV([.K288:.K297])" office:value-type="float" office:value="39.0791038791833" calcext:value-type="float">
            <text:p>39,0791038791833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RANDO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0.0984" calcext:value-type="float">
            <text:p>0,0984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33" calcext:value-type="float">
            <text:p>0,033</text:p>
          </table:table-cell>
          <table:table-cell table:style-name="ce50" office:value-type="float" office:value="0.0317" calcext:value-type="float">
            <text:p>0,0317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 office:value-type="float" office:value="0.0973" calcext:value-type="float">
            <text:p>0,0973</text:p>
          </table:table-cell>
          <table:table-cell table:style-name="ce50"/>
          <table:table-cell table:style-name="ce50" office:value-type="float" office:value="0.0326" calcext:value-type="float">
            <text:p>0,0326</text:p>
          </table:table-cell>
          <table:table-cell table:style-name="ce50" office:value-type="float" office:value="0.0232" calcext:value-type="float">
            <text:p>0,0232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 table:number-columns-repeated="2"/>
          <table:table-cell table:style-name="ce50" office:value-type="float" office:value="0.0389" calcext:value-type="float">
            <text:p>0,0389</text:p>
          </table:table-cell>
          <table:table-cell table:style-name="ce50" office:value-type="float" office:value="0.0226" calcext:value-type="float">
            <text:p>0,0226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 table:number-columns-repeated="2"/>
          <table:table-cell table:style-name="ce50" office:value-type="float" office:value="0.0503" calcext:value-type="float">
            <text:p>0,0503</text:p>
          </table:table-cell>
          <table:table-cell table:style-name="ce50" office:value-type="float" office:value="0.0305" calcext:value-type="float">
            <text:p>0,0305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 table:number-columns-repeated="2"/>
          <table:table-cell table:style-name="ce50" office:value-type="float" office:value="0.0424" calcext:value-type="float">
            <text:p>0,0424</text:p>
          </table:table-cell>
          <table:table-cell table:style-name="ce50" office:value-type="float" office:value="0.0228" calcext:value-type="float">
            <text:p>0,0228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 table:number-columns-repeated="2"/>
          <table:table-cell table:style-name="ce50" office:value-type="float" office:value="0.0433" calcext:value-type="float">
            <text:p>0,0433</text:p>
          </table:table-cell>
          <table:table-cell table:style-name="ce50" office:value-type="float" office:value="0.0239" calcext:value-type="float">
            <text:p>0,0239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 table:number-columns-repeated="2"/>
          <table:table-cell table:style-name="ce50" office:value-type="float" office:value="0.0421" calcext:value-type="float">
            <text:p>0,0421</text:p>
          </table:table-cell>
          <table:table-cell table:style-name="ce50" office:value-type="float" office:value="0.0388" calcext:value-type="float">
            <text:p>0,0388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 table:number-columns-repeated="2"/>
          <table:table-cell table:style-name="ce50" office:value-type="float" office:value="0.044" calcext:value-type="float">
            <text:p>0,044</text:p>
          </table:table-cell>
          <table:table-cell table:style-name="ce50" office:value-type="float" office:value="0.021" calcext:value-type="float">
            <text:p>0,02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 table:number-columns-repeated="2"/>
          <table:table-cell table:style-name="ce50" office:value-type="float" office:value="0.0377" calcext:value-type="float">
            <text:p>0,0377</text:p>
          </table:table-cell>
          <table:table-cell table:style-name="ce50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 table:number-columns-repeated="2"/>
          <table:table-cell table:style-name="ce50" office:value-type="float" office:value="0.0361" calcext:value-type="float">
            <text:p>0,0361</text:p>
          </table:table-cell>
          <table:table-cell table:style-name="ce50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301:.B310])" office:value-type="float" office:value="0.09785" calcext:value-type="float">
            <text:p>0,09785</text:p>
          </table:table-cell>
          <table:table-cell table:style-name="ce49" table:formula="of:=AVERAGE([.C301:.C310])" office:value-type="float" office:value="0.11" calcext:value-type="float">
            <text:p>0,11</text:p>
          </table:table-cell>
          <table:table-cell table:style-name="ce49" table:formula="of:=AVERAGE([.D301:.D310])" office:value-type="float" office:value="0.04004" calcext:value-type="float">
            <text:p>0,04004</text:p>
          </table:table-cell>
          <table:table-cell table:style-name="ce49" table:formula="of:=AVERAGE([.E301:.E310])" office:value-type="float" office:value="0.02666" calcext:value-type="float">
            <text:p>0,02666</text:p>
          </table:table-cell>
          <table:table-cell table:number-columns-repeated="16375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301:.E310])" office:value-type="float" office:value="0.00596549336694888" calcext:value-type="float">
            <text:p>0,00596549336694888</text:p>
          </table:table-cell>
          <table:table-cell/>
          <table:table-cell table:style-name="ce46" table:number-columns-repeated="5"/>
          <table:table-cell table:number-columns-repeated="16369"/>
        </table:table-row>
        <table:table-row table:style-name="ro1" table:number-rows-repeated="12">
          <table:table-cell table:style-name="Default" table:number-columns-repeated="11"/>
          <table:table-cell table:number-columns-repeated="16369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4822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NNC_AVERAGES" table:style-name="ta1">
        <table:table-column table:style-name="co9" table:default-cell-style-name="ce61"/>
        <table:table-column table:style-name="co2" table:default-cell-style-name="ce61"/>
        <table:table-column table:style-name="co10" table:number-columns-repeated="2" table:default-cell-style-name="ce61"/>
        <table:table-column table:style-name="co3" table:number-columns-repeated="16380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3"/>
          <table:table-cell table:number-columns-repeated="16379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NOLOCAL</text:p>
          </table:table-cell>
          <table:table-cell table:style-name="ce57" office:value-type="string" calcext:value-type="string">
            <text:p>RANDOM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MLPGEN</text:p>
          </table:table-cell>
          <table:table-cell table:number-columns-repeated="16379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style-name="ce63" office:value-type="percentage" office:value="0.1443" calcext:value-type="percentage">
            <text:p>14,43%</text:p>
          </table:table-cell>
          <table:table-cell table:style-name="ce63" office:value-type="percentage" office:value="0.1413" calcext:value-type="percentage">
            <text:p>14,13%</text:p>
          </table:table-cell>
          <table:table-cell table:style-name="ce63" office:value-type="percentage" office:value="0.1493" calcext:value-type="percentage">
            <text:p>14,93%</text:p>
          </table:table-cell>
          <table:table-cell table:style-name="ce63" office:value-type="percentage" office:value="0.24" calcext:value-type="percentage">
            <text:p>24,00%</text:p>
          </table:table-cell>
          <table:table-cell table:style-name="ce66" table:number-columns-repeated="16376"/>
          <table:table-cell table:number-columns-repeated="3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1427" calcext:value-type="percentage">
            <text:p>14,27%</text:p>
          </table:table-cell>
          <table:table-cell table:style-name="ce63" office:value-type="percentage" office:value="0.1425" calcext:value-type="percentage">
            <text:p>14,25%</text:p>
          </table:table-cell>
          <table:table-cell table:style-name="ce63" office:value-type="percentage" office:value="0.1432" calcext:value-type="percentage">
            <text:p>14,32%</text:p>
          </table:table-cell>
          <table:table-cell table:style-name="ce63" office:value-type="percentage" office:value="0.4151" calcext:value-type="percentage">
            <text:p>41,5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773" calcext:value-type="percentage">
            <text:p>27,73%</text:p>
          </table:table-cell>
          <table:table-cell table:style-name="ce63" office:value-type="percentage" office:value="0.2701" calcext:value-type="percentage">
            <text:p>27,01%</text:p>
          </table:table-cell>
          <table:table-cell table:style-name="ce63" office:value-type="percentage" office:value="0.1966" calcext:value-type="percentage">
            <text:p>19,66%</text:p>
          </table:table-cell>
          <table:table-cell table:style-name="ce63" office:value-type="percentage" office:value="0.0853" calcext:value-type="percentage">
            <text:p>8,5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3594" calcext:value-type="percentage">
            <text:p>35,94%</text:p>
          </table:table-cell>
          <table:table-cell table:style-name="ce63"/>
          <table:table-cell table:style-name="ce63" office:value-type="percentage" office:value="0.3648" calcext:value-type="percentage">
            <text:p>36,48%</text:p>
          </table:table-cell>
          <table:table-cell table:style-name="ce63" office:value-type="percentage" office:value="0.3609" calcext:value-type="percentage">
            <text:p>36,0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5045" calcext:value-type="percentage">
            <text:p>50,45%</text:p>
          </table:table-cell>
          <table:table-cell table:style-name="ce63"/>
          <table:table-cell table:style-name="ce63" office:value-type="percentage" office:value="0.494" calcext:value-type="percentage">
            <text:p>49,40%</text:p>
          </table:table-cell>
          <table:table-cell table:style-name="ce63" office:value-type="percentage" office:value="0.6211" calcext:value-type="percentage">
            <text:p>62,1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2935" calcext:value-type="percentage">
            <text:p>29,35%</text:p>
          </table:table-cell>
          <table:table-cell table:style-name="ce63" office:value-type="percentage" office:value="0.3076" calcext:value-type="percentage">
            <text:p>30,76%</text:p>
          </table:table-cell>
          <table:table-cell table:style-name="ce63" office:value-type="percentage" office:value="0.2595" calcext:value-type="percentage">
            <text:p>25,95%</text:p>
          </table:table-cell>
          <table:table-cell table:style-name="ce63" office:value-type="percentage" office:value="0.1995" calcext:value-type="percentage">
            <text:p>19,9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5718" calcext:value-type="percentage">
            <text:p>57,18%</text:p>
          </table:table-cell>
          <table:table-cell table:style-name="ce63" office:value-type="percentage" office:value="0.5748" calcext:value-type="percentage">
            <text:p>57,48%</text:p>
          </table:table-cell>
          <table:table-cell table:style-name="ce63" office:value-type="percentage" office:value="0.5311" calcext:value-type="percentage">
            <text:p>53,11%</text:p>
          </table:table-cell>
          <table:table-cell table:style-name="ce63" office:value-type="percentage" office:value="0.6664" calcext:value-type="percentage">
            <text:p>66,6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3897" calcext:value-type="percentage">
            <text:p>38,97%</text:p>
          </table:table-cell>
          <table:table-cell table:style-name="ce63" office:value-type="percentage" office:value="0.3982" calcext:value-type="percentage">
            <text:p>39,82%</text:p>
          </table:table-cell>
          <table:table-cell table:style-name="ce63" office:value-type="percentage" office:value="0.3621" calcext:value-type="percentage">
            <text:p>36,21%</text:p>
          </table:table-cell>
          <table:table-cell table:style-name="ce63" office:value-type="percentage" office:value="0.4387" calcext:value-type="percentage">
            <text:p>43,8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161" calcext:value-type="percentage">
            <text:p>16,10%</text:p>
          </table:table-cell>
          <table:table-cell table:style-name="ce63" office:value-type="percentage" office:value="0.1672" calcext:value-type="percentage">
            <text:p>16,72%</text:p>
          </table:table-cell>
          <table:table-cell table:style-name="ce63" office:value-type="percentage" office:value="0.1637" calcext:value-type="percentage">
            <text:p>16,37%</text:p>
          </table:table-cell>
          <table:table-cell table:style-name="ce63" office:value-type="percentage" office:value="0.3424" calcext:value-type="percentage">
            <text:p>34,2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0336" calcext:value-type="percentage">
            <text:p>3,36%</text:p>
          </table:table-cell>
          <table:table-cell table:style-name="ce63" office:value-type="percentage" office:value="0.0326" calcext:value-type="percentage">
            <text:p>3,26%</text:p>
          </table:table-cell>
          <table:table-cell table:style-name="ce63" office:value-type="percentage" office:value="0.0336" calcext:value-type="percentage">
            <text:p>3,36%</text:p>
          </table:table-cell>
          <table:table-cell table:style-name="ce63" office:value-type="percentage" office:value="0.132" calcext:value-type="percentage">
            <text:p>13,2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228" calcext:value-type="percentage">
            <text:p>12,28%</text:p>
          </table:table-cell>
          <table:table-cell table:style-name="ce63" office:value-type="percentage" office:value="0.1252" calcext:value-type="percentage">
            <text:p>12,52%</text:p>
          </table:table-cell>
          <table:table-cell table:style-name="ce63" office:value-type="percentage" office:value="0.1163" calcext:value-type="percentage">
            <text:p>11,63%</text:p>
          </table:table-cell>
          <table:table-cell table:style-name="ce63" office:value-type="percentage" office:value="0.23" calcext:value-type="percentage">
            <text:p>23,0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3323" calcext:value-type="percentage">
            <text:p>33,23%</text:p>
          </table:table-cell>
          <table:table-cell table:style-name="ce63" office:value-type="percentage" office:value="0.3337" calcext:value-type="percentage">
            <text:p>33,37%</text:p>
          </table:table-cell>
          <table:table-cell table:style-name="ce63" office:value-type="percentage" office:value="0.3194" calcext:value-type="percentage">
            <text:p>31,94%</text:p>
          </table:table-cell>
          <table:table-cell table:style-name="ce63" office:value-type="percentage" office:value="0.4129" calcext:value-type="percentage">
            <text:p>41,2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2779" calcext:value-type="percentage">
            <text:p>27,79%</text:p>
          </table:table-cell>
          <table:table-cell table:style-name="ce63"/>
          <table:table-cell table:style-name="ce63" office:value-type="percentage" office:value="0.254" calcext:value-type="percentage">
            <text:p>25,40%</text:p>
          </table:table-cell>
          <table:table-cell table:style-name="ce63" office:value-type="percentage" office:value="0.2864" calcext:value-type="percentage">
            <text:p>28,6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1835" calcext:value-type="percentage">
            <text:p>18,35%</text:p>
          </table:table-cell>
          <table:table-cell table:style-name="ce63"/>
          <table:table-cell table:style-name="ce63" office:value-type="percentage" office:value="0.1683" calcext:value-type="percentage">
            <text:p>16,83%</text:p>
          </table:table-cell>
          <table:table-cell table:style-name="ce63" office:value-type="percentage" office:value="0.2509" calcext:value-type="percentage">
            <text:p>25,0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1251" calcext:value-type="percentage">
            <text:p>12,51%</text:p>
          </table:table-cell>
          <table:table-cell table:style-name="ce63" office:value-type="percentage" office:value="0.1282" calcext:value-type="percentage">
            <text:p>12,82%</text:p>
          </table:table-cell>
          <table:table-cell table:style-name="ce63" office:value-type="percentage" office:value="0.1283" calcext:value-type="percentage">
            <text:p>12,83%</text:p>
          </table:table-cell>
          <table:table-cell table:style-name="ce63" office:value-type="percentage" office:value="0.2067" calcext:value-type="percentage">
            <text:p>20,6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2932" calcext:value-type="percentage">
            <text:p>29,32%</text:p>
          </table:table-cell>
          <table:table-cell table:style-name="ce63"/>
          <table:table-cell table:style-name="ce63" office:value-type="percentage" office:value="0.2494" calcext:value-type="percentage">
            <text:p>24,94%</text:p>
          </table:table-cell>
          <table:table-cell table:style-name="ce63" office:value-type="percentage" office:value="0.3482" calcext:value-type="percentage">
            <text:p>34,82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676" calcext:value-type="percentage">
            <text:p>6,76%</text:p>
          </table:table-cell>
          <table:table-cell table:style-name="ce63"/>
          <table:table-cell table:style-name="ce63" office:value-type="percentage" office:value="0.0604" calcext:value-type="percentage">
            <text:p>6,04%</text:p>
          </table:table-cell>
          <table:table-cell table:style-name="ce63" office:value-type="percentage" office:value="0.0628" calcext:value-type="percentage">
            <text:p>6,2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2578" calcext:value-type="percentage">
            <text:p>25,78%</text:p>
          </table:table-cell>
          <table:table-cell table:style-name="ce63"/>
          <table:table-cell table:style-name="ce55" office:value-type="percentage" office:value="0.255" calcext:value-type="percentage">
            <text:p>25,50%</text:p>
          </table:table-cell>
          <table:table-cell table:style-name="ce63" office:value-type="percentage" office:value="0.3145" calcext:value-type="percentage">
            <text:p>31,4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115" calcext:value-type="percentage">
            <text:p>31,15%</text:p>
          </table:table-cell>
          <table:table-cell table:style-name="ce63"/>
          <table:table-cell table:style-name="ce63" office:value-type="percentage" office:value="0.3015" calcext:value-type="percentage">
            <text:p>30,15%</text:p>
          </table:table-cell>
          <table:table-cell table:style-name="ce63" office:value-type="percentage" office:value="0.3468" calcext:value-type="percentage">
            <text:p>34,6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5677" calcext:value-type="percentage">
            <text:p>56,77%</text:p>
          </table:table-cell>
          <table:table-cell table:style-name="ce63"/>
          <table:table-cell table:style-name="ce63" office:value-type="percentage" office:value="0.5268" calcext:value-type="percentage">
            <text:p>52,68%</text:p>
          </table:table-cell>
          <table:table-cell table:style-name="ce63" office:value-type="percentage" office:value="0.5551" calcext:value-type="percentage">
            <text:p>55,5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807" calcext:value-type="percentage">
            <text:p>28,07%</text:p>
          </table:table-cell>
          <table:table-cell table:style-name="ce63"/>
          <table:table-cell table:style-name="ce63" office:value-type="percentage" office:value="0.2788" calcext:value-type="percentage">
            <text:p>27,88%</text:p>
          </table:table-cell>
          <table:table-cell table:style-name="ce63" office:value-type="percentage" office:value="0.285" calcext:value-type="percentage">
            <text:p>28,5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4871" calcext:value-type="percentage">
            <text:p>48,71%</text:p>
          </table:table-cell>
          <table:table-cell table:style-name="ce63"/>
          <table:table-cell table:style-name="ce63" office:value-type="percentage" office:value="0.4723" calcext:value-type="percentage">
            <text:p>47,23%</text:p>
          </table:table-cell>
          <table:table-cell table:style-name="ce63" office:value-type="percentage" office:value="0.4921" calcext:value-type="percentage">
            <text:p>49,2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Tae</text:p>
          </table:table-cell>
          <table:table-cell table:style-name="ce64" office:value-type="percentage" office:value="0.5596" calcext:value-type="percentage">
            <text:p>55,96%</text:p>
          </table:table-cell>
          <table:table-cell table:style-name="ce63"/>
          <table:table-cell table:style-name="ce63" office:value-type="percentage" office:value="0.5736" calcext:value-type="percentage">
            <text:p>57,36%</text:p>
          </table:table-cell>
          <table:table-cell table:style-name="ce63" office:value-type="percentage" office:value="0.57" calcext:value-type="percentage">
            <text:p>57,0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0784" calcext:value-type="percentage">
            <text:p>7,84%</text:p>
          </table:table-cell>
          <table:table-cell table:style-name="ce63"/>
          <table:table-cell table:style-name="ce63" office:value-type="percentage" office:value="0.0644" calcext:value-type="percentage">
            <text:p>6,44%</text:p>
          </table:table-cell>
          <table:table-cell table:style-name="ce63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1598" calcext:value-type="percentage">
            <text:p>15,98%</text:p>
          </table:table-cell>
          <table:table-cell table:style-name="ce63"/>
          <table:table-cell table:style-name="ce63" office:value-type="percentage" office:value="0.1202" calcext:value-type="percentage">
            <text:p>12,02%</text:p>
          </table:table-cell>
          <table:table-cell table:style-name="ce63" office:value-type="percentage" office:value="0.448" calcext:value-type="percentage">
            <text:p>44,8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1709" calcext:value-type="percentage">
            <text:p>17,09%</text:p>
          </table:table-cell>
          <table:table-cell table:style-name="ce63"/>
          <table:table-cell table:style-name="ce63" office:value-type="percentage" office:value="0.1197" calcext:value-type="percentage">
            <text:p>11,97%</text:p>
          </table:table-cell>
          <table:table-cell table:style-name="ce63" office:value-type="percentage" office:value="0.4388" calcext:value-type="percentage">
            <text:p>43,8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1598" calcext:value-type="percentage">
            <text:p>15,98%</text:p>
          </table:table-cell>
          <table:table-cell table:style-name="ce63"/>
          <table:table-cell table:style-name="ce63" office:value-type="percentage" office:value="0.0948" calcext:value-type="percentage">
            <text:p>9,48%</text:p>
          </table:table-cell>
          <table:table-cell table:style-name="ce63" office:value-type="percentage" office:value="0.4669" calcext:value-type="percentage">
            <text:p>46,6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0322" calcext:value-type="percentage">
            <text:p>3,22%</text:p>
          </table:table-cell>
          <table:table-cell table:style-name="ce63"/>
          <table:table-cell table:style-name="ce63" office:value-type="percentage" office:value="0.0281" calcext:value-type="percentage">
            <text:p>2,81%</text:p>
          </table:table-cell>
          <table:table-cell table:style-name="ce63" office:value-type="percentage" office:value="0.0866" calcext:value-type="percentage">
            <text:p>8,6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089" calcext:value-type="percentage">
            <text:p>8,90%</text:p>
          </table:table-cell>
          <table:table-cell table:style-name="ce63"/>
          <table:table-cell table:style-name="ce63" office:value-type="percentage" office:value="0.086" calcext:value-type="percentage">
            <text:p>8,60%</text:p>
          </table:table-cell>
          <table:table-cell table:style-name="ce63" office:value-type="percentage" office:value="0.074" calcext:value-type="percentage">
            <text:p>7,40%</text:p>
          </table:table-cell>
          <table:table-cell table:number-columns-repeated="16379"/>
        </table:table-row>
        <table:table-row table:style-name="ro2">
          <table:table-cell table:style-name="ce60"/>
          <table:table-cell table:style-name="ce65" table:formula="of:=AVERAGE([.B3:.B31])" office:value-type="percentage" office:value="0.256368965517241" calcext:value-type="percentage">
            <text:p>25,64%</text:p>
          </table:table-cell>
          <table:table-cell table:style-name="ce65" table:formula="of:=AVERAGE([.C3:.C31])" office:value-type="percentage" office:value="0.238309090909091" calcext:value-type="percentage">
            <text:p>23,83%</text:p>
          </table:table-cell>
          <table:table-cell table:style-name="ce65" table:formula="of:=AVERAGE([.D3:.D31])" office:value-type="percentage" office:value="0.238455172413793" calcext:value-type="percentage">
            <text:p>23,85%</text:p>
          </table:table-cell>
          <table:table-cell table:style-name="ce65" table:formula="of:=AVERAGE([.E3:.E31])" office:value-type="percentage" office:value="0.328944827586207" calcext:value-type="percentage">
            <text:p>32,89%</text:p>
          </table:table-cell>
          <table:table-cell table:style-name="ce65" table:formula="of:=AVERAGE([.F3:.F31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3"/>
        </table:table-row>
        <table:table-row table:style-name="ro2">
          <table:table-cell table:style-name="ce60"/>
          <table:table-cell table:style-name="ce65"/>
          <table:table-cell table:style-name="ce65" table:formula="of:=([.B32]-[.C32])/[.B32]" office:value-type="percentage" office:value="0.0704448550225769" calcext:value-type="percentage">
            <text:p>7,04%</text:p>
          </table:table-cell>
          <table:table-cell table:style-name="ce65" table:formula="of:=([.B32]-[.D32])/[.B32]" office:value-type="percentage" office:value="0.0698750453952399" calcext:value-type="percentage">
            <text:p>6,99%</text:p>
          </table:table-cell>
          <table:table-cell table:style-name="ce65" table:formula="of:=([.B32]-[.E32])/[.B32]" office:value-type="percentage" office:value="-0.283091449554118" calcext:value-type="percentage">
            <text:p>-28,31%</text:p>
          </table:table-cell>
          <table:table-cell table:style-name="ce60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57" office:value-type="string" calcext:value-type="string">
            <text:p>REGRESSION DATASETS</text:p>
          </table:table-cell>
          <table:table-cell table:style-name="ce57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1996.9594/417" office:value-type="float" office:value="4.78887146282974" calcext:value-type="float">
            <text:p>4,78887146282974</text:p>
          </table:table-cell>
          <table:table-cell table:style-name="ce66" table:number-columns-repeated="2"/>
          <table:table-cell table:style-name="ce66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557714285714286/150" office:value-type="float" office:value="0.00371809523809524" calcext:value-type="float">
            <text:p>0,00371809523809524</text:p>
          </table:table-cell>
          <table:table-cell table:style-name="ce66"/>
          <table:table-cell table:style-name="ce66" table:formula="of:=0.377777777777778/150" office:value-type="float" office:value="0.00251851851851852" calcext:value-type="float">
            <text:p>0,00251851851851852</text:p>
          </table:table-cell>
          <table:table-cell table:style-name="ce66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035.2939/33" office:value-type="float" office:value="61.6755727272727" calcext:value-type="float">
            <text:p>61,6755727272727</text:p>
          </table:table-cell>
          <table:table-cell table:style-name="ce66"/>
          <table:table-cell table:style-name="ce66" table:formula="of:=1773.2762/33" office:value-type="float" office:value="53.7356424242424" calcext:value-type="float">
            <text:p>53,7356424242424</text:p>
          </table:table-cell>
          <table:table-cell table:style-name="ce66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24.79969/9" office:value-type="float" office:value="2.75552111111111" calcext:value-type="float">
            <text:p>2,75552111111111</text:p>
          </table:table-cell>
          <table:table-cell table:style-name="ce66"/>
          <table:table-cell table:style-name="ce66" table:formula="of:=0.89895/9" office:value-type="float" office:value="0.0998833333333333" calcext:value-type="float">
            <text:p>0,0998833333333333</text:p>
          </table:table-cell>
          <table:table-cell table:style-name="ce66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4.32119/4" office:value-type="float" office:value="1.0802975" calcext:value-type="float">
            <text:p>1,0802975</text:p>
          </table:table-cell>
          <table:table-cell table:style-name="ce66"/>
          <table:table-cell table:style-name="ce66" table:formula="of:=0.64717/4" office:value-type="float" office:value="0.1617925" calcext:value-type="float">
            <text:p>0,1617925</text:p>
          </table:table-cell>
          <table:table-cell table:style-name="ce66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8472/103" office:value-type="float" office:value="0.00956038834951456" calcext:value-type="float">
            <text:p>0,00956038834951456</text:p>
          </table:table-cell>
          <table:table-cell table:style-name="ce66"/>
          <table:table-cell table:style-name="ce66" table:formula="of:=0.6243/103" office:value-type="float" office:value="0.00606116504854369" calcext:value-type="float">
            <text:p>0,00606116504854369</text:p>
          </table:table-cell>
          <table:table-cell table:style-name="ce66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10.436/36" office:value-type="float" office:value="0.289888888888889" calcext:value-type="float">
            <text:p>0,289888888888889</text:p>
          </table:table-cell>
          <table:table-cell table:style-name="ce66"/>
          <table:table-cell table:style-name="ce66" table:formula="of:=9.45/36" office:value-type="float" office:value="0.2625" calcext:value-type="float">
            <text:p>0,2625</text:p>
          </table:table-cell>
          <table:table-cell table:style-name="ce66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2.956/4" office:value-type="float" office:value="0.739" calcext:value-type="float">
            <text:p>0,739</text:p>
          </table:table-cell>
          <table:table-cell table:style-name="ce66"/>
          <table:table-cell table:style-name="ce66" table:formula="of:=2.1257/4" office:value-type="float" office:value="0.531425" calcext:value-type="float">
            <text:p>0,531425</text:p>
          </table:table-cell>
          <table:table-cell table:style-name="ce66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390.4668/50" office:value-type="float" office:value="27.809336" calcext:value-type="float">
            <text:p>27,809336</text:p>
          </table:table-cell>
          <table:table-cell table:style-name="ce66"/>
          <table:table-cell table:style-name="ce66" table:formula="of:=979.879/50" office:value-type="float" office:value="19.59758" calcext:value-type="float">
            <text:p>19,59758</text:p>
          </table:table-cell>
          <table:table-cell table:style-name="ce66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7.3835/25" office:value-type="float" office:value="0.29534" calcext:value-type="float">
            <text:p>0,29534</text:p>
          </table:table-cell>
          <table:table-cell table:style-name="ce66"/>
          <table:table-cell table:style-name="ce66" table:formula="of:=24.4517/25" office:value-type="float" office:value="0.978068" calcext:value-type="float">
            <text:p>0,978068</text:p>
          </table:table-cell>
          <table:table-cell table:style-name="ce66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2.2506/6" office:value-type="float" office:value="0.3751" calcext:value-type="float">
            <text:p>0,3751</text:p>
          </table:table-cell>
          <table:table-cell table:style-name="ce66"/>
          <table:table-cell table:style-name="ce66" table:formula="of:=0.32105/6" office:value-type="float" office:value="0.0535083333333333" calcext:value-type="float">
            <text:p>0,0535083333333333</text:p>
          </table:table-cell>
          <table:table-cell table:style-name="ce66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51.361/104" office:value-type="float" office:value="0.493855769230769" calcext:value-type="float">
            <text:p>0,493855769230769</text:p>
          </table:table-cell>
          <table:table-cell table:style-name="ce66"/>
          <table:table-cell table:style-name="ce66" table:formula="of:=6.1742/104" office:value-type="float" office:value="0.0593673076923077" calcext:value-type="float">
            <text:p>0,0593673076923077</text:p>
          </table:table-cell>
          <table:table-cell table:style-name="ce66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25/13" office:value-type="float" office:value="0.00634615384615385" calcext:value-type="float">
            <text:p>0,00634615384615385</text:p>
          </table:table-cell>
          <table:table-cell table:style-name="ce66"/>
          <table:table-cell table:style-name="ce66" table:formula="of:=0.08109/13" office:value-type="float" office:value="0.00623769230769231" calcext:value-type="float">
            <text:p>0,00623769230769231</text:p>
          </table:table-cell>
          <table:table-cell table:style-name="ce66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9.51746/7" office:value-type="float" office:value="1.35963714285714" calcext:value-type="float">
            <text:p>1,35963714285714</text:p>
          </table:table-cell>
          <table:table-cell table:style-name="ce66"/>
          <table:table-cell table:style-name="ce66" table:formula="of:=1.23785/7" office:value-type="float" office:value="0.176835714285714" calcext:value-type="float">
            <text:p>0,176835714285714</text:p>
          </table:table-cell>
          <table:table-cell table:style-name="ce66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9.19357142857143/217" office:value-type="float" office:value="0.0423666886109282" calcext:value-type="float">
            <text:p>0,0423666886109282</text:p>
          </table:table-cell>
          <table:table-cell table:style-name="ce66"/>
          <table:table-cell table:style-name="ce66" table:formula="of:=7.804/217" office:value-type="float" office:value="0.035963133640553" calcext:value-type="float">
            <text:p>0,035963133640553</text:p>
          </table:table-cell>
          <table:table-cell table:style-name="ce66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64.1216666666667/104" office:value-type="float" office:value="0.616554487179488" calcext:value-type="float">
            <text:p>0,616554487179488</text:p>
          </table:table-cell>
          <table:table-cell table:style-name="ce66"/>
          <table:table-cell table:style-name="ce66" table:formula="of:=9.355/104" office:value-type="float" office:value="0.0899519230769231" calcext:value-type="float">
            <text:p>0,0899519230769231</text:p>
          </table:table-cell>
          <table:table-cell table:style-name="ce66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09785/160" office:value-type="float" office:value="0.0006115625" calcext:value-type="float">
            <text:p>0,0006115625</text:p>
          </table:table-cell>
          <table:table-cell table:style-name="ce66"/>
          <table:table-cell table:style-name="ce66" table:formula="of:=0.04004/160" office:value-type="float" office:value="0.00025025" calcext:value-type="float">
            <text:p>0,00025025</text:p>
          </table:table-cell>
          <table:table-cell table:style-name="ce66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60"/>
          <table:table-cell table:style-name="ce60" table:formula="of:=AVERAGE([.B35:.B51])" office:value-type="float" office:value="6.02009282223027" calcext:value-type="float">
            <text:p>6,02009282223027</text:p>
          </table:table-cell>
          <table:table-cell table:style-name="ce60" table:formula="of:=AVERAGE([.C35:.C51])" office:value-type="string" office:string-value="" calcext:value-type="error">
            <text:p>#DIV/0!</text:p>
          </table:table-cell>
          <table:table-cell table:style-name="ce60" table:formula="of:=AVERAGE([.D35:.D51])" office:value-type="float" office:value="4.73734908096746" calcext:value-type="float">
            <text:p>4,73734908096746</text:p>
          </table:table-cell>
          <table:table-cell table:style-name="ce60" table:formula="of:=AVERAGE([.E35:.E51])" office:value-type="float" office:value="7.23139229606415" calcext:value-type="float">
            <text:p>7,23139229606415</text:p>
          </table:table-cell>
          <table:table-cell table:style-name="ce60"/>
          <table:table-cell table:style-name="ce34" table:number-columns-repeated="16378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/>
          <table:table-cell table:style-name="ce67" table:formula="of:=([.B52]-[.D52])/[.B52]" office:value-type="percentage" office:value="0.21307707026145" calcext:value-type="percentage">
            <text:p>21,31%</text:p>
          </table:table-cell>
          <table:table-cell table:style-name="ce67" table:formula="of:=([.B52]-[.E52])/[.B52]" office:value-type="percentage" office:value="-0.201209434738438" calcext:value-type="percentage">
            <text:p>-20,12%</text:p>
          </table:table-cell>
          <table:table-cell table:style-name="ce5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08:17:28.89072152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18T08:49:45.297793219</dc:date>
    <meta:editing-duration>P47DT3H2M2S</meta:editing-duration>
    <meta:editing-cycles>4630</meta:editing-cycles>
    <meta:generator>LibreOffice/7.5.9.1$Linux_X86_64 LibreOffice_project/50$Build-1</meta:generator>
    <meta:document-statistic meta:table-count="4" meta:cell-count="5701" meta:object-count="0"/>
  </office:meta>
</office:document-meta>
</file>